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3.226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3.048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3.209cm"/>
    </style:style>
    <style:style style:name="co7" style:family="table-column">
      <style:table-column-properties fo:break-before="auto" style:column-width="3.12cm"/>
    </style:style>
    <style:style style:name="co8" style:family="table-column">
      <style:table-column-properties fo:break-before="auto" style:column-width="3.103cm"/>
    </style:style>
    <style:style style:name="co9" style:family="table-column">
      <style:table-column-properties fo:break-before="auto" style:column-width="2.925cm"/>
    </style:style>
    <style:style style:name="co10" style:family="table-column">
      <style:table-column-properties fo:break-before="auto" style:column-width="3.01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nt0_NNMembraneVoltageTrace9122281" table:style-name="ta1">
        <table:shapes>
          <draw:frame draw:z-index="0" draw:style-name="gr1" draw:text-style-name="P1" svg:width="15.999cm" svg:height="8.999cm" svg:x="0.208cm" svg:y="3.28cm">
            <draw:object draw:notify-on-update-of-ranges="agent0_NNMembraneVoltageTrace9122281.A1:agent0_NNMembraneVoltageTrace9122281.A1 agent0_NNMembraneVoltageTrace9122281.B1:agent0_NNMembraneVoltageTrace9122281.LB1 agent0_NNMembraneVoltageTrace9122281.A2:agent0_NNMembraneVoltageTrace9122281.A2 agent0_NNMembraneVoltageTrace9122281.B2:agent0_NNMembraneVoltageTrace9122281.LB2 agent0_NNMembraneVoltageTrace9122281.A3:agent0_NNMembraneVoltageTrace9122281.A3 agent0_NNMembraneVoltageTrace9122281.B3:agent0_NNMembraneVoltageTrace9122281.L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747cm" svg:y="3.208cm">
            <draw:object draw:notify-on-update-of-ranges="agent0_NNMembraneVoltageTrace9122281.A4:agent0_NNMembraneVoltageTrace9122281.A4 agent0_NNMembraneVoltageTrace9122281.B4:agent0_NNMembraneVoltageTrace9122281.AMJ4 agent0_NNMembraneVoltageTrace9122281.A5:agent0_NNMembraneVoltageTrace9122281.A5 agent0_NNMembraneVoltageTrace9122281.B5:agent0_NNMembraneVoltageTrace9122281.AMJ5 agent0_NNMembraneVoltageTrace9122281.A6:agent0_NNMembraneVoltageTrace9122281.A6 agent0_NNMembraneVoltageTrace9122281.B6:agent0_NNMembraneVoltageTrace9122281.AMJ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4" table:number-columns-repeated="2" table:default-cell-style-name="Default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number-columns-repeated="1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3" table:default-cell-style-name="Default"/>
        <table:table-column table:style-name="co2" table:default-cell-style-name="Default"/>
        <table:table-column table:style-name="co3" table:number-columns-repeated="3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11" table:number-columns-repeated="689" table:default-cell-style-name="Default"/>
        <table:table-row table:style-name="ro1">
          <table:table-cell office:value-type="string" calcext:value-type="string">
            <text:p>Membrane Voltage (6.3 C)</text:p>
          </table:table-cell>
          <table:table-cell office:value-type="float" office:value="-66.548431610006" calcext:value-type="float">
            <text:p>-66,548431610006</text:p>
          </table:table-cell>
          <table:table-cell office:value-type="float" office:value="-66.548431609999" calcext:value-type="float">
            <text:p>-66,548431609999</text:p>
          </table:table-cell>
          <table:table-cell office:value-type="float" office:value="-66.548431609992" calcext:value-type="float">
            <text:p>-66,548431609992</text:p>
          </table:table-cell>
          <table:table-cell office:value-type="float" office:value="-66.548431609985" calcext:value-type="float">
            <text:p>-66,548431609985</text:p>
          </table:table-cell>
          <table:table-cell office:value-type="float" office:value="-66.548431609977" calcext:value-type="float">
            <text:p>-66,548431609977</text:p>
          </table:table-cell>
          <table:table-cell office:value-type="float" office:value="-66.54843160997" calcext:value-type="float">
            <text:p>-66,54843160997</text:p>
          </table:table-cell>
          <table:table-cell office:value-type="float" office:value="-66.548431609963" calcext:value-type="float">
            <text:p>-66,548431609963</text:p>
          </table:table-cell>
          <table:table-cell office:value-type="float" office:value="-66.548431609956" calcext:value-type="float">
            <text:p>-66,548431609956</text:p>
          </table:table-cell>
          <table:table-cell office:value-type="float" office:value="-66.548431609949" calcext:value-type="float">
            <text:p>-66,548431609949</text:p>
          </table:table-cell>
          <table:table-cell office:value-type="float" office:value="-66.548431609943" calcext:value-type="float">
            <text:p>-66,548431609943</text:p>
          </table:table-cell>
          <table:table-cell office:value-type="float" office:value="-66.548431609936" calcext:value-type="float">
            <text:p>-66,548431609936</text:p>
          </table:table-cell>
          <table:table-cell office:value-type="float" office:value="-66.548431609929" calcext:value-type="float">
            <text:p>-66,548431609929</text:p>
          </table:table-cell>
          <table:table-cell office:value-type="float" office:value="-66.548431609922" calcext:value-type="float">
            <text:p>-66,548431609922</text:p>
          </table:table-cell>
          <table:table-cell office:value-type="float" office:value="-66.548431609916" calcext:value-type="float">
            <text:p>-66,548431609916</text:p>
          </table:table-cell>
          <table:table-cell office:value-type="float" office:value="-66.548431609909" calcext:value-type="float">
            <text:p>-66,548431609909</text:p>
          </table:table-cell>
          <table:table-cell office:value-type="float" office:value="-66.548431609903" calcext:value-type="float">
            <text:p>-66,548431609903</text:p>
          </table:table-cell>
          <table:table-cell office:value-type="float" office:value="-66.548431609897" calcext:value-type="float">
            <text:p>-66,548431609897</text:p>
          </table:table-cell>
          <table:table-cell office:value-type="float" office:value="-66.54843160989" calcext:value-type="float">
            <text:p>-66,54843160989</text:p>
          </table:table-cell>
          <table:table-cell office:value-type="float" office:value="-66.548431609884" calcext:value-type="float">
            <text:p>-66,548431609884</text:p>
          </table:table-cell>
          <table:table-cell office:value-type="float" office:value="-66.548431609878" calcext:value-type="float">
            <text:p>-66,548431609878</text:p>
          </table:table-cell>
          <table:table-cell office:value-type="float" office:value="-66.548431609872" calcext:value-type="float">
            <text:p>-66,548431609872</text:p>
          </table:table-cell>
          <table:table-cell office:value-type="float" office:value="-66.548431609866" calcext:value-type="float">
            <text:p>-66,548431609866</text:p>
          </table:table-cell>
          <table:table-cell office:value-type="float" office:value="-66.54843160986" calcext:value-type="float">
            <text:p>-66,54843160986</text:p>
          </table:table-cell>
          <table:table-cell office:value-type="float" office:value="-66.548431609854" calcext:value-type="float">
            <text:p>-66,548431609854</text:p>
          </table:table-cell>
          <table:table-cell office:value-type="float" office:value="-66.548431609848" calcext:value-type="float">
            <text:p>-66,548431609848</text:p>
          </table:table-cell>
          <table:table-cell office:value-type="float" office:value="-66.438431609842" calcext:value-type="float">
            <text:p>-66,438431609842</text:p>
          </table:table-cell>
          <table:table-cell office:value-type="float" office:value="-65.580643811127" calcext:value-type="float">
            <text:p>-65,580643811127</text:p>
          </table:table-cell>
          <table:table-cell office:value-type="float" office:value="-64.757195364707" calcext:value-type="float">
            <text:p>-64,757195364707</text:p>
          </table:table-cell>
          <table:table-cell office:value-type="float" office:value="-63.961746297428" calcext:value-type="float">
            <text:p>-63,961746297428</text:p>
          </table:table-cell>
          <table:table-cell office:value-type="float" office:value="-63.188410584192" calcext:value-type="float">
            <text:p>-63,188410584192</text:p>
          </table:table-cell>
          <table:table-cell office:value-type="float" office:value="-62.431237575896" calcext:value-type="float">
            <text:p>-62,431237575896</text:p>
          </table:table-cell>
          <table:table-cell office:value-type="float" office:value="-61.683878334518" calcext:value-type="float">
            <text:p>-61,683878334518</text:p>
          </table:table-cell>
          <table:table-cell office:value-type="float" office:value="-60.939298013323" calcext:value-type="float">
            <text:p>-60,939298013323</text:p>
          </table:table-cell>
          <table:table-cell office:value-type="float" office:value="-60.189458901322" calcext:value-type="float">
            <text:p>-60,189458901322</text:p>
          </table:table-cell>
          <table:table-cell office:value-type="float" office:value="-59.424913521228" calcext:value-type="float">
            <text:p>-59,424913521228</text:p>
          </table:table-cell>
          <table:table-cell office:value-type="float" office:value="-58.634237395834" calcext:value-type="float">
            <text:p>-58,634237395834</text:p>
          </table:table-cell>
          <table:table-cell office:value-type="float" office:value="-57.803199992548" calcext:value-type="float">
            <text:p>-57,803199992548</text:p>
          </table:table-cell>
          <table:table-cell office:value-type="float" office:value="-56.913511212728" calcext:value-type="float">
            <text:p>-56,913511212728</text:p>
          </table:table-cell>
          <table:table-cell office:value-type="float" office:value="-55.940866626579" calcext:value-type="float">
            <text:p>-55,940866626579</text:p>
          </table:table-cell>
          <table:table-cell office:value-type="float" office:value="-54.851797766042" calcext:value-type="float">
            <text:p>-54,851797766042</text:p>
          </table:table-cell>
          <table:table-cell office:value-type="float" office:value="-53.598406182295" calcext:value-type="float">
            <text:p>-53,598406182295</text:p>
          </table:table-cell>
          <table:table-cell office:value-type="float" office:value="-52.10917713747" calcext:value-type="float">
            <text:p>-52,10917713747</text:p>
          </table:table-cell>
          <table:table-cell office:value-type="float" office:value="-50.272148429308" calcext:value-type="float">
            <text:p>-50,272148429308</text:p>
          </table:table-cell>
          <table:table-cell office:value-type="float" office:value="-47.90229190916" calcext:value-type="float">
            <text:p>-47,90229190916</text:p>
          </table:table-cell>
          <table:table-cell office:value-type="float" office:value="-44.674236426776" calcext:value-type="float">
            <text:p>-44,674236426776</text:p>
          </table:table-cell>
          <table:table-cell office:value-type="float" office:value="-39.974523415199" calcext:value-type="float">
            <text:p>-39,974523415199</text:p>
          </table:table-cell>
          <table:table-cell office:value-type="float" office:value="-32.564016521186" calcext:value-type="float">
            <text:p>-32,564016521186</text:p>
          </table:table-cell>
          <table:table-cell office:value-type="float" office:value="-19.872399170921" calcext:value-type="float">
            <text:p>-19,872399170921</text:p>
          </table:table-cell>
          <table:table-cell office:value-type="float" office:value="2.28229187088" calcext:value-type="float">
            <text:p>2,28229187088</text:p>
          </table:table-cell>
          <table:table-cell office:value-type="float" office:value="30.888074259459" calcext:value-type="float">
            <text:p>30,888074259459</text:p>
          </table:table-cell>
          <table:table-cell office:value-type="float" office:value="45.207306794164" calcext:value-type="float">
            <text:p>45,207306794164</text:p>
          </table:table-cell>
          <table:table-cell office:value-type="float" office:value="46.873690124155" calcext:value-type="float">
            <text:p>46,873690124155</text:p>
          </table:table-cell>
          <table:table-cell office:value-type="float" office:value="46.22134865025" calcext:value-type="float">
            <text:p>46,22134865025</text:p>
          </table:table-cell>
          <table:table-cell office:value-type="float" office:value="45.073572419991" calcext:value-type="float">
            <text:p>45,073572419991</text:p>
          </table:table-cell>
          <table:table-cell office:value-type="float" office:value="43.641723472564" calcext:value-type="float">
            <text:p>43,641723472564</text:p>
          </table:table-cell>
          <table:table-cell office:value-type="float" office:value="41.997715440591" calcext:value-type="float">
            <text:p>41,997715440591</text:p>
          </table:table-cell>
          <table:table-cell office:value-type="float" office:value="40.183754965151" calcext:value-type="float">
            <text:p>40,183754965151</text:p>
          </table:table-cell>
          <table:table-cell office:value-type="float" office:value="38.228653781689" calcext:value-type="float">
            <text:p>38,228653781689</text:p>
          </table:table-cell>
          <table:table-cell office:value-type="float" office:value="36.153380587324" calcext:value-type="float">
            <text:p>36,153380587324</text:p>
          </table:table-cell>
          <table:table-cell office:value-type="float" office:value="33.973882589974" calcext:value-type="float">
            <text:p>33,973882589974</text:p>
          </table:table-cell>
          <table:table-cell office:value-type="float" office:value="31.702828857134" calcext:value-type="float">
            <text:p>31,702828857134</text:p>
          </table:table-cell>
          <table:table-cell office:value-type="float" office:value="29.350771500824" calcext:value-type="float">
            <text:p>29,350771500824</text:p>
          </table:table-cell>
          <table:table-cell office:value-type="float" office:value="26.92693501076" calcext:value-type="float">
            <text:p>26,92693501076</text:p>
          </table:table-cell>
          <table:table-cell office:value-type="float" office:value="24.439751589568" calcext:value-type="float">
            <text:p>24,439751589568</text:p>
          </table:table-cell>
          <table:table-cell office:value-type="float" office:value="21.897217829804" calcext:value-type="float">
            <text:p>21,897217829804</text:p>
          </table:table-cell>
          <table:table-cell office:value-type="float" office:value="19.307123170208" calcext:value-type="float">
            <text:p>19,307123170208</text:p>
          </table:table-cell>
          <table:table-cell office:value-type="float" office:value="16.677184945118" calcext:value-type="float">
            <text:p>16,677184945118</text:p>
          </table:table-cell>
          <table:table-cell office:value-type="float" office:value="14.015115171022" calcext:value-type="float">
            <text:p>14,015115171022</text:p>
          </table:table-cell>
          <table:table-cell office:value-type="float" office:value="11.328638371228" calcext:value-type="float">
            <text:p>11,328638371228</text:p>
          </table:table-cell>
          <table:table-cell office:value-type="float" office:value="8.625476138464" calcext:value-type="float">
            <text:p>8,625476138464</text:p>
          </table:table-cell>
          <table:table-cell office:value-type="float" office:value="5.91331159406" calcext:value-type="float">
            <text:p>5,91331159406</text:p>
          </table:table-cell>
          <table:table-cell office:value-type="float" office:value="3.199744553078" calcext:value-type="float">
            <text:p>3,199744553078</text:p>
          </table:table-cell>
          <table:table-cell office:value-type="float" office:value="0.492245413564" calcext:value-type="float">
            <text:p>0,492245413564</text:p>
          </table:table-cell>
          <table:table-cell office:value-type="float" office:value="-2.201887889017" calcext:value-type="float">
            <text:p>-2,201887889017</text:p>
          </table:table-cell>
          <table:table-cell office:value-type="float" office:value="-4.875570328425" calcext:value-type="float">
            <text:p>-4,875570328425</text:p>
          </table:table-cell>
          <table:table-cell office:value-type="float" office:value="-7.521974000442" calcext:value-type="float">
            <text:p>-7,521974000442</text:p>
          </table:table-cell>
          <table:table-cell office:value-type="float" office:value="-10.134588973675" calcext:value-type="float">
            <text:p>-10,134588973675</text:p>
          </table:table-cell>
          <table:table-cell office:value-type="float" office:value="-12.707319634509" calcext:value-type="float">
            <text:p>-12,707319634509</text:p>
          </table:table-cell>
          <table:table-cell office:value-type="float" office:value="-15.234638945921" calcext:value-type="float">
            <text:p>-15,234638945921</text:p>
          </table:table-cell>
          <table:table-cell office:value-type="float" office:value="-17.71182171167" calcext:value-type="float">
            <text:p>-17,71182171167</text:p>
          </table:table-cell>
          <table:table-cell office:value-type="float" office:value="-20.135269448014" calcext:value-type="float">
            <text:p>-20,135269448014</text:p>
          </table:table-cell>
          <table:table-cell office:value-type="float" office:value="-22.502923144564" calcext:value-type="float">
            <text:p>-22,502923144564</text:p>
          </table:table-cell>
          <table:table-cell office:value-type="float" office:value="-24.814738446521" calcext:value-type="float">
            <text:p>-24,814738446521</text:p>
          </table:table-cell>
          <table:table-cell office:value-type="float" office:value="-27.073176405874" calcext:value-type="float">
            <text:p>-27,073176405874</text:p>
          </table:table-cell>
          <table:table-cell office:value-type="float" office:value="-29.283649042221" calcext:value-type="float">
            <text:p>-29,283649042221</text:p>
          </table:table-cell>
          <table:table-cell office:value-type="float" office:value="-31.454856621465" calcext:value-type="float">
            <text:p>-31,454856621465</text:p>
          </table:table-cell>
          <table:table-cell office:value-type="float" office:value="-33.59895952097" calcext:value-type="float">
            <text:p>-33,59895952097</text:p>
          </table:table-cell>
          <table:table-cell office:value-type="float" office:value="-35.731529820822" calcext:value-type="float">
            <text:p>-35,731529820822</text:p>
          </table:table-cell>
          <table:table-cell office:value-type="float" office:value="-37.87120866543" calcext:value-type="float">
            <text:p>-37,87120866543</text:p>
          </table:table-cell>
          <table:table-cell office:value-type="float" office:value="-40.038937593659" calcext:value-type="float">
            <text:p>-40,038937593659</text:p>
          </table:table-cell>
          <table:table-cell office:value-type="float" office:value="-42.256526277785" calcext:value-type="float">
            <text:p>-42,256526277785</text:p>
          </table:table-cell>
          <table:table-cell office:value-type="float" office:value="-44.544178335362" calcext:value-type="float">
            <text:p>-44,544178335362</text:p>
          </table:table-cell>
          <table:table-cell office:value-type="float" office:value="-46.916486466782" calcext:value-type="float">
            <text:p>-46,916486466782</text:p>
          </table:table-cell>
          <table:table-cell office:value-type="float" office:value="-49.376501672135" calcext:value-type="float">
            <text:p>-49,376501672135</text:p>
          </table:table-cell>
          <table:table-cell office:value-type="float" office:value="-51.908111974406" calcext:value-type="float">
            <text:p>-51,908111974406</text:p>
          </table:table-cell>
          <table:table-cell office:value-type="float" office:value="-54.468526061227" calcext:value-type="float">
            <text:p>-54,468526061227</text:p>
          </table:table-cell>
          <table:table-cell office:value-type="float" office:value="-56.985034532071" calcext:value-type="float">
            <text:p>-56,985034532071</text:p>
          </table:table-cell>
          <table:table-cell office:value-type="float" office:value="-59.361715190852" calcext:value-type="float">
            <text:p>-59,361715190852</text:p>
          </table:table-cell>
          <table:table-cell office:value-type="float" office:value="-61.498926796505" calcext:value-type="float">
            <text:p>-61,498926796505</text:p>
          </table:table-cell>
          <table:table-cell office:value-type="float" office:value="-63.319887795066" calcext:value-type="float">
            <text:p>-63,319887795066</text:p>
          </table:table-cell>
          <table:table-cell office:value-type="float" office:value="-64.790676355723" calcext:value-type="float">
            <text:p>-64,790676355723</text:p>
          </table:table-cell>
          <table:table-cell office:value-type="float" office:value="-65.922710365856" calcext:value-type="float">
            <text:p>-65,922710365856</text:p>
          </table:table-cell>
          <table:table-cell office:value-type="float" office:value="-66.759295872714" calcext:value-type="float">
            <text:p>-66,759295872714</text:p>
          </table:table-cell>
          <table:table-cell office:value-type="float" office:value="-67.357041528092" calcext:value-type="float">
            <text:p>-67,357041528092</text:p>
          </table:table-cell>
          <table:table-cell office:value-type="float" office:value="-67.771500922259" calcext:value-type="float">
            <text:p>-67,771500922259</text:p>
          </table:table-cell>
          <table:table-cell office:value-type="float" office:value="-68.049861927905" calcext:value-type="float">
            <text:p>-68,049861927905</text:p>
          </table:table-cell>
          <table:table-cell office:value-type="float" office:value="-68.229037168954" calcext:value-type="float">
            <text:p>-68,229037168954</text:p>
          </table:table-cell>
          <table:table-cell office:value-type="float" office:value="-68.336555828091" calcext:value-type="float">
            <text:p>-68,336555828091</text:p>
          </table:table-cell>
          <table:table-cell office:value-type="float" office:value="-68.392406299789" calcext:value-type="float">
            <text:p>-68,392406299789</text:p>
          </table:table-cell>
          <table:table-cell office:value-type="float" office:value="-68.410901490438" calcext:value-type="float">
            <text:p>-68,410901490438</text:p>
          </table:table-cell>
          <table:table-cell office:value-type="float" office:value="-68.402229577758" calcext:value-type="float">
            <text:p>-68,402229577758</text:p>
          </table:table-cell>
          <table:table-cell office:value-type="float" office:value="-68.373635173269" calcext:value-type="float">
            <text:p>-68,373635173269</text:p>
          </table:table-cell>
          <table:table-cell office:value-type="float" office:value="-68.330280131433" calcext:value-type="float">
            <text:p>-68,330280131433</text:p>
          </table:table-cell>
          <table:table-cell office:value-type="float" office:value="-68.275856767838" calcext:value-type="float">
            <text:p>-68,275856767838</text:p>
          </table:table-cell>
          <table:table-cell office:value-type="float" office:value="-68.213019855419" calcext:value-type="float">
            <text:p>-68,213019855419</text:p>
          </table:table-cell>
          <table:table-cell office:value-type="float" office:value="-68.143689599048" calcext:value-type="float">
            <text:p>-68,143689599048</text:p>
          </table:table-cell>
          <table:table-cell office:value-type="float" office:value="-68.069264023406" calcext:value-type="float">
            <text:p>-68,069264023406</text:p>
          </table:table-cell>
          <table:table-cell office:value-type="float" office:value="-67.990768154293" calcext:value-type="float">
            <text:p>-67,990768154293</text:p>
          </table:table-cell>
          <table:table-cell office:value-type="float" office:value="-67.908959171515" calcext:value-type="float">
            <text:p>-67,908959171515</text:p>
          </table:table-cell>
          <table:table-cell office:value-type="float" office:value="-67.824400857888" calcext:value-type="float">
            <text:p>-67,824400857888</text:p>
          </table:table-cell>
          <table:table-cell office:value-type="float" office:value="-67.73751657453" calcext:value-type="float">
            <text:p>-67,73751657453</text:p>
          </table:table-cell>
          <table:table-cell office:value-type="float" office:value="-67.648627157494" calcext:value-type="float">
            <text:p>-67,648627157494</text:p>
          </table:table-cell>
          <table:table-cell office:value-type="float" office:value="-67.557978176231" calcext:value-type="float">
            <text:p>-67,557978176231</text:p>
          </table:table-cell>
          <table:table-cell office:value-type="float" office:value="-67.465759647866" calcext:value-type="float">
            <text:p>-67,465759647866</text:p>
          </table:table-cell>
          <table:table-cell office:value-type="float" office:value="-67.372120372407" calcext:value-type="float">
            <text:p>-67,372120372407</text:p>
          </table:table-cell>
          <table:table-cell office:value-type="float" office:value="-67.277178411337" calcext:value-type="float">
            <text:p>-67,277178411337</text:p>
          </table:table-cell>
          <table:table-cell office:value-type="float" office:value="-67.181028785628" calcext:value-type="float">
            <text:p>-67,181028785628</text:p>
          </table:table-cell>
          <table:table-cell office:value-type="float" office:value="-67.08374915782" calcext:value-type="float">
            <text:p>-67,08374915782</text:p>
          </table:table-cell>
          <table:table-cell office:value-type="float" office:value="-66.985404044421" calcext:value-type="float">
            <text:p>-66,985404044421</text:p>
          </table:table-cell>
          <table:table-cell office:value-type="float" office:value="-66.886047951038" calcext:value-type="float">
            <text:p>-66,886047951038</text:p>
          </table:table-cell>
          <table:table-cell office:value-type="float" office:value="-66.785727713584" calcext:value-type="float">
            <text:p>-66,785727713584</text:p>
          </table:table-cell>
          <table:table-cell office:value-type="float" office:value="-66.684484251338" calcext:value-type="float">
            <text:p>-66,684484251338</text:p>
          </table:table-cell>
          <table:table-cell office:value-type="float" office:value="-66.58235388197" calcext:value-type="float">
            <text:p>-66,58235388197</text:p>
          </table:table-cell>
          <table:table-cell office:value-type="float" office:value="-66.479369308701" calcext:value-type="float">
            <text:p>-66,479369308701</text:p>
          </table:table-cell>
          <table:table-cell office:value-type="float" office:value="-66.375560360769" calcext:value-type="float">
            <text:p>-66,375560360769</text:p>
          </table:table-cell>
          <table:table-cell office:value-type="float" office:value="-66.270954547386" calcext:value-type="float">
            <text:p>-66,270954547386</text:p>
          </table:table-cell>
          <table:table-cell office:value-type="float" office:value="-66.165577469924" calcext:value-type="float">
            <text:p>-66,165577469924</text:p>
          </table:table-cell>
          <table:table-cell office:value-type="float" office:value="-66.05945312584" calcext:value-type="float">
            <text:p>-66,05945312584</text:p>
          </table:table-cell>
          <table:table-cell office:value-type="float" office:value="-65.952604129476" calcext:value-type="float">
            <text:p>-65,952604129476</text:p>
          </table:table-cell>
          <table:table-cell office:value-type="float" office:value="-65.845051868707" calcext:value-type="float">
            <text:p>-65,845051868707</text:p>
          </table:table-cell>
          <table:table-cell office:value-type="float" office:value="-65.736816611808" calcext:value-type="float">
            <text:p>-65,736816611808</text:p>
          </table:table-cell>
          <table:table-cell office:value-type="float" office:value="-65.627917575464" calcext:value-type="float">
            <text:p>-65,627917575464</text:p>
          </table:table-cell>
          <table:table-cell office:value-type="float" office:value="-65.518372962265" calcext:value-type="float">
            <text:p>-65,518372962265</text:p>
          </table:table-cell>
          <table:table-cell office:value-type="float" office:value="-65.408199974059" calcext:value-type="float">
            <text:p>-65,408199974059</text:p>
          </table:table-cell>
          <table:table-cell office:value-type="float" office:value="-65.297414806058" calcext:value-type="float">
            <text:p>-65,297414806058</text:p>
          </table:table-cell>
          <table:table-cell office:value-type="float" office:value="-65.186032625444" calcext:value-type="float">
            <text:p>-65,186032625444</text:p>
          </table:table-cell>
          <table:table-cell office:value-type="float" office:value="-65.074067537367" calcext:value-type="float">
            <text:p>-65,074067537367</text:p>
          </table:table-cell>
          <table:table-cell office:value-type="float" office:value="-64.96153254053" calcext:value-type="float">
            <text:p>-64,96153254053</text:p>
          </table:table-cell>
          <table:table-cell office:value-type="float" office:value="-64.848439474026" calcext:value-type="float">
            <text:p>-64,848439474026</text:p>
          </table:table-cell>
          <table:table-cell office:value-type="float" office:value="-64.7347989567" calcext:value-type="float">
            <text:p>-64,7347989567</text:p>
          </table:table-cell>
          <table:table-cell office:value-type="float" office:value="-64.620620319932" calcext:value-type="float">
            <text:p>-64,620620319932</text:p>
          </table:table-cell>
          <table:table-cell office:value-type="float" office:value="-64.505911534505" calcext:value-type="float">
            <text:p>-64,505911534505</text:p>
          </table:table-cell>
          <table:table-cell office:value-type="float" office:value="-64.390679131968" calcext:value-type="float">
            <text:p>-64,390679131968</text:p>
          </table:table-cell>
          <table:table-cell office:value-type="float" office:value="-64.274928120724" calcext:value-type="float">
            <text:p>-64,274928120724</text:p>
          </table:table-cell>
          <table:table-cell office:value-type="float" office:value="-64.158661896907" calcext:value-type="float">
            <text:p>-64,158661896907</text:p>
          </table:table-cell>
          <table:table-cell office:value-type="float" office:value="-64.041882149955" calcext:value-type="float">
            <text:p>-64,041882149955</text:p>
          </table:table-cell>
          <table:table-cell office:value-type="float" office:value="-63.924588762656" calcext:value-type="float">
            <text:p>-63,924588762656</text:p>
          </table:table-cell>
          <table:table-cell office:value-type="float" office:value="-63.806779705298" calcext:value-type="float">
            <text:p>-63,806779705298</text:p>
          </table:table-cell>
          <table:table-cell office:value-type="float" office:value="-63.688450923448" calcext:value-type="float">
            <text:p>-63,688450923448</text:p>
          </table:table-cell>
          <table:table-cell office:value-type="float" office:value="-63.569596218706" calcext:value-type="float">
            <text:p>-63,569596218706</text:p>
          </table:table-cell>
          <table:table-cell office:value-type="float" office:value="-63.450207121704" calcext:value-type="float">
            <text:p>-63,450207121704</text:p>
          </table:table-cell>
          <table:table-cell office:value-type="float" office:value="-63.330272756413" calcext:value-type="float">
            <text:p>-63,330272756413</text:p>
          </table:table-cell>
          <table:table-cell office:value-type="float" office:value="-63.209779694697" calcext:value-type="float">
            <text:p>-63,209779694697</text:p>
          </table:table-cell>
          <table:table-cell office:value-type="float" office:value="-63.088711799868" calcext:value-type="float">
            <text:p>-63,088711799868</text:p>
          </table:table-cell>
          <table:table-cell office:value-type="float" office:value="-62.9670500578" calcext:value-type="float">
            <text:p>-62,9670500578</text:p>
          </table:table-cell>
          <table:table-cell office:value-type="float" office:value="-62.844772393941" calcext:value-type="float">
            <text:p>-62,844772393941</text:p>
          </table:table-cell>
          <table:table-cell office:value-type="float" office:value="-62.721853474324" calcext:value-type="float">
            <text:p>-62,721853474324</text:p>
          </table:table-cell>
          <table:table-cell office:value-type="float" office:value="-62.598264488377" calcext:value-type="float">
            <text:p>-62,598264488377</text:p>
          </table:table-cell>
          <table:table-cell office:value-type="float" office:value="-62.473972911044" calcext:value-type="float">
            <text:p>-62,473972911044</text:p>
          </table:table-cell>
          <table:table-cell office:value-type="float" office:value="-62.348942241317" calcext:value-type="float">
            <text:p>-62,348942241317</text:p>
          </table:table-cell>
          <table:table-cell office:value-type="float" office:value="-62.223131713888" calcext:value-type="float">
            <text:p>-62,223131713888</text:p>
          </table:table-cell>
          <table:table-cell office:value-type="float" office:value="-62.096495980114" calcext:value-type="float">
            <text:p>-62,096495980114</text:p>
          </table:table-cell>
          <table:table-cell office:value-type="float" office:value="-61.968984753917" calcext:value-type="float">
            <text:p>-61,968984753917</text:p>
          </table:table-cell>
          <table:table-cell office:value-type="float" office:value="-61.840542417547" calcext:value-type="float">
            <text:p>-61,840542417547</text:p>
          </table:table-cell>
          <table:table-cell office:value-type="float" office:value="-61.711107581377" calcext:value-type="float">
            <text:p>-61,711107581377</text:p>
          </table:table-cell>
          <table:table-cell office:value-type="float" office:value="-61.580612590914" calcext:value-type="float">
            <text:p>-61,580612590914</text:p>
          </table:table-cell>
          <table:table-cell office:value-type="float" office:value="-61.448982973146" calcext:value-type="float">
            <text:p>-61,448982973146</text:p>
          </table:table-cell>
          <table:table-cell office:value-type="float" office:value="-61.31613681298" calcext:value-type="float">
            <text:p>-61,31613681298</text:p>
          </table:table-cell>
          <table:table-cell office:value-type="float" office:value="-61.181984049007" calcext:value-type="float">
            <text:p>-61,181984049007</text:p>
          </table:table-cell>
          <table:table-cell office:value-type="float" office:value="-61.046425675902" calcext:value-type="float">
            <text:p>-61,046425675902</text:p>
          </table:table-cell>
          <table:table-cell office:value-type="float" office:value="-60.909352838542" calcext:value-type="float">
            <text:p>-60,909352838542</text:p>
          </table:table-cell>
          <table:table-cell office:value-type="float" office:value="-60.770645800184" calcext:value-type="float">
            <text:p>-60,770645800184</text:p>
          </table:table-cell>
          <table:table-cell office:value-type="float" office:value="-60.630172763769" calcext:value-type="float">
            <text:p>-60,630172763769</text:p>
          </table:table-cell>
          <table:table-cell office:value-type="float" office:value="-60.487788521387" calcext:value-type="float">
            <text:p>-60,487788521387</text:p>
          </table:table-cell>
          <table:table-cell office:value-type="float" office:value="-60.34333290206" calcext:value-type="float">
            <text:p>-60,34333290206</text:p>
          </table:table-cell>
          <table:table-cell office:value-type="float" office:value="-60.196628982007" calcext:value-type="float">
            <text:p>-60,196628982007</text:p>
          </table:table-cell>
          <table:table-cell office:value-type="float" office:value="-60.047481014146" calcext:value-type="float">
            <text:p>-60,047481014146</text:p>
          </table:table-cell>
          <table:table-cell office:value-type="float" office:value="-59.895672024436" calcext:value-type="float">
            <text:p>-59,895672024436</text:p>
          </table:table-cell>
          <table:table-cell office:value-type="float" office:value="-59.740961011278" calcext:value-type="float">
            <text:p>-59,740961011278</text:p>
          </table:table-cell>
          <table:table-cell office:value-type="float" office:value="-59.583079669918" calcext:value-type="float">
            <text:p>-59,583079669918</text:p>
          </table:table-cell>
          <table:table-cell office:value-type="float" office:value="-59.421728545864" calcext:value-type="float">
            <text:p>-59,421728545864</text:p>
          </table:table-cell>
          <table:table-cell office:value-type="float" office:value="-59.256572498606" calcext:value-type="float">
            <text:p>-59,256572498606</text:p>
          </table:table-cell>
          <table:table-cell office:value-type="float" office:value="-59.08723532803" calcext:value-type="float">
            <text:p>-59,08723532803</text:p>
          </table:table-cell>
          <table:table-cell office:value-type="float" office:value="-58.913293378788" calcext:value-type="float">
            <text:p>-58,913293378788</text:p>
          </table:table-cell>
          <table:table-cell office:value-type="float" office:value="-58.734267890087" calcext:value-type="float">
            <text:p>-58,734267890087</text:p>
          </table:table-cell>
          <table:table-cell office:value-type="float" office:value="-58.549615796089" calcext:value-type="float">
            <text:p>-58,549615796089</text:p>
          </table:table-cell>
          <table:table-cell office:value-type="float" office:value="-58.358718600646" calcext:value-type="float">
            <text:p>-58,358718600646</text:p>
          </table:table-cell>
          <table:table-cell office:value-type="float" office:value="-58.160868842403" calcext:value-type="float">
            <text:p>-58,160868842403</text:p>
          </table:table-cell>
          <table:table-cell office:value-type="float" office:value="-57.955253522936" calcext:value-type="float">
            <text:p>-57,955253522936</text:p>
          </table:table-cell>
          <table:table-cell office:value-type="float" office:value="-57.740933677827" calcext:value-type="float">
            <text:p>-57,740933677827</text:p>
          </table:table-cell>
          <table:table-cell office:value-type="float" office:value="-57.516819008938" calcext:value-type="float">
            <text:p>-57,516819008938</text:p>
          </table:table-cell>
          <table:table-cell office:value-type="float" office:value="-57.28163613739" calcext:value-type="float">
            <text:p>-57,28163613739</text:p>
          </table:table-cell>
          <table:table-cell office:value-type="float" office:value="-57.033888539276" calcext:value-type="float">
            <text:p>-57,033888539276</text:p>
          </table:table-cell>
          <table:table-cell office:value-type="float" office:value="-56.77180552833" calcext:value-type="float">
            <text:p>-56,77180552833</text:p>
          </table:table-cell>
          <table:table-cell office:value-type="float" office:value="-56.493276658393" calcext:value-type="float">
            <text:p>-56,493276658393</text:p>
          </table:table-cell>
          <table:table-cell office:value-type="float" office:value="-56.195766491136" calcext:value-type="float">
            <text:p>-56,195766491136</text:p>
          </table:table-cell>
          <table:table-cell office:value-type="float" office:value="-55.876202589247" calcext:value-type="float">
            <text:p>-55,876202589247</text:p>
          </table:table-cell>
          <table:table-cell office:value-type="float" office:value="-55.530826501254" calcext:value-type="float">
            <text:p>-55,530826501254</text:p>
          </table:table-cell>
          <table:table-cell office:value-type="float" office:value="-55.154992835564" calcext:value-type="float">
            <text:p>-55,154992835564</text:p>
          </table:table-cell>
          <table:table-cell office:value-type="float" office:value="-54.742894347895" calcext:value-type="float">
            <text:p>-54,742894347895</text:p>
          </table:table-cell>
          <table:table-cell office:value-type="float" office:value="-54.287179726439" calcext:value-type="float">
            <text:p>-54,287179726439</text:p>
          </table:table-cell>
          <table:table-cell office:value-type="float" office:value="-53.778412770479" calcext:value-type="float">
            <text:p>-53,778412770479</text:p>
          </table:table-cell>
          <table:table-cell office:value-type="float" office:value="-53.20429220278" calcext:value-type="float">
            <text:p>-53,20429220278</text:p>
          </table:table-cell>
          <table:table-cell office:value-type="float" office:value="-52.548501920421" calcext:value-type="float">
            <text:p>-52,548501920421</text:p>
          </table:table-cell>
          <table:table-cell office:value-type="float" office:value="-51.788976298994" calcext:value-type="float">
            <text:p>-51,788976298994</text:p>
          </table:table-cell>
          <table:table-cell office:value-type="float" office:value="-50.895214195692" calcext:value-type="float">
            <text:p>-50,895214195692</text:p>
          </table:table-cell>
          <table:table-cell office:value-type="float" office:value="-49.823999891216" calcext:value-type="float">
            <text:p>-49,823999891216</text:p>
          </table:table-cell>
          <table:table-cell office:value-type="float" office:value="-48.512372250238" calcext:value-type="float">
            <text:p>-48,512372250238</text:p>
          </table:table-cell>
          <table:table-cell office:value-type="float" office:value="-46.865688531347" calcext:value-type="float">
            <text:p>-46,865688531347</text:p>
          </table:table-cell>
          <table:table-cell office:value-type="float" office:value="-44.736688582484" calcext:value-type="float">
            <text:p>-44,736688582484</text:p>
          </table:table-cell>
          <table:table-cell office:value-type="float" office:value="-41.88774663477" calcext:value-type="float">
            <text:p>-41,88774663477</text:p>
          </table:table-cell>
          <table:table-cell office:value-type="float" office:value="-37.922158909122" calcext:value-type="float">
            <text:p>-37,922158909122</text:p>
          </table:table-cell>
          <table:table-cell office:value-type="float" office:value="-32.164796783231" calcext:value-type="float">
            <text:p>-32,164796783231</text:p>
          </table:table-cell>
          <table:table-cell office:value-type="float" office:value="-23.502513734678" calcext:value-type="float">
            <text:p>-23,502513734678</text:p>
          </table:table-cell>
          <table:table-cell office:value-type="float" office:value="-10.45344970451" calcext:value-type="float">
            <text:p>-10,45344970451</text:p>
          </table:table-cell>
          <table:table-cell office:value-type="float" office:value="7.242342134221" calcext:value-type="float">
            <text:p>7,242342134221</text:p>
          </table:table-cell>
          <table:table-cell office:value-type="float" office:value="24.615547341267" calcext:value-type="float">
            <text:p>24,615547341267</text:p>
          </table:table-cell>
          <table:table-cell office:value-type="float" office:value="34.407102626612" calcext:value-type="float">
            <text:p>34,407102626612</text:p>
          </table:table-cell>
          <table:table-cell office:value-type="float" office:value="37.058225755405" calcext:value-type="float">
            <text:p>37,058225755405</text:p>
          </table:table-cell>
          <table:table-cell office:value-type="float" office:value="36.531467546573" calcext:value-type="float">
            <text:p>36,531467546573</text:p>
          </table:table-cell>
          <table:table-cell office:value-type="float" office:value="34.831716768714" calcext:value-type="float">
            <text:p>34,831716768714</text:p>
          </table:table-cell>
          <table:table-cell office:value-type="float" office:value="32.605551150983" calcext:value-type="float">
            <text:p>32,605551150983</text:p>
          </table:table-cell>
          <table:table-cell office:value-type="float" office:value="30.081534394433" calcext:value-type="float">
            <text:p>30,081534394433</text:p>
          </table:table-cell>
          <table:table-cell office:value-type="float" office:value="27.367426095059" calcext:value-type="float">
            <text:p>27,367426095059</text:p>
          </table:table-cell>
          <table:table-cell office:value-type="float" office:value="24.526370750349" calcext:value-type="float">
            <text:p>24,526370750349</text:p>
          </table:table-cell>
          <table:table-cell office:value-type="float" office:value="21.600064897354" calcext:value-type="float">
            <text:p>21,600064897354</text:p>
          </table:table-cell>
          <table:table-cell office:value-type="float" office:value="18.618135571024" calcext:value-type="float">
            <text:p>18,618135571024</text:p>
          </table:table-cell>
          <table:table-cell office:value-type="float" office:value="15.602844673994" calcext:value-type="float">
            <text:p>15,602844673994</text:p>
          </table:table-cell>
          <table:table-cell office:value-type="float" office:value="12.571726275455" calcext:value-type="float">
            <text:p>12,571726275455</text:p>
          </table:table-cell>
          <table:table-cell office:value-type="float" office:value="9.539142825503" calcext:value-type="float">
            <text:p>9,539142825503</text:p>
          </table:table-cell>
          <table:table-cell office:value-type="float" office:value="6.517229726104" calcext:value-type="float">
            <text:p>6,517229726104</text:p>
          </table:table-cell>
          <table:table-cell office:value-type="float" office:value="3.516484050369" calcext:value-type="float">
            <text:p>3,516484050369</text:p>
          </table:table-cell>
          <table:table-cell office:value-type="float" office:value="0.546144940442" calcext:value-type="float">
            <text:p>0,546144940442</text:p>
          </table:table-cell>
          <table:table-cell office:value-type="float" office:value="-2.385549563484" calcext:value-type="float">
            <text:p>-2,385549563484</text:p>
          </table:table-cell>
          <table:table-cell office:value-type="float" office:value="-5.27118459595" calcext:value-type="float">
            <text:p>-5,27118459595</text:p>
          </table:table-cell>
          <table:table-cell office:value-type="float" office:value="-8.104052394788" calcext:value-type="float">
            <text:p>-8,104052394788</text:p>
          </table:table-cell>
          <table:table-cell office:value-type="float" office:value="-10.878100757418" calcext:value-type="float">
            <text:p>-10,878100757418</text:p>
          </table:table-cell>
          <table:table-cell office:value-type="float" office:value="-13.587961692848" calcext:value-type="float">
            <text:p>-13,587961692848</text:p>
          </table:table-cell>
          <table:table-cell office:value-type="float" office:value="-16.229081132502" calcext:value-type="float">
            <text:p>-16,229081132502</text:p>
          </table:table-cell>
          <table:table-cell office:value-type="float" office:value="-18.797965854091" calcext:value-type="float">
            <text:p>-18,797965854091</text:p>
          </table:table-cell>
          <table:table-cell office:value-type="float" office:value="-21.292547946226" calcext:value-type="float">
            <text:p>-21,292547946226</text:p>
          </table:table-cell>
          <table:table-cell office:value-type="float" office:value="-23.712642218278" calcext:value-type="float">
            <text:p>-23,712642218278</text:p>
          </table:table-cell>
          <table:table-cell office:value-type="float" office:value="-26.060444607849" calcext:value-type="float">
            <text:p>-26,060444607849</text:p>
          </table:table-cell>
          <table:table-cell office:value-type="float" office:value="-28.340999725872" calcext:value-type="float">
            <text:p>-28,340999725872</text:p>
          </table:table-cell>
          <table:table-cell office:value-type="float" office:value="-30.562561307558" calcext:value-type="float">
            <text:p>-30,562561307558</text:p>
          </table:table-cell>
          <table:table-cell office:value-type="float" office:value="-32.736780679134" calcext:value-type="float">
            <text:p>-32,736780679134</text:p>
          </table:table-cell>
          <table:table-cell office:value-type="float" office:value="-34.878674735564" calcext:value-type="float">
            <text:p>-34,878674735564</text:p>
          </table:table-cell>
          <table:table-cell office:value-type="float" office:value="-37.006327902817" calcext:value-type="float">
            <text:p>-37,006327902817</text:p>
          </table:table-cell>
          <table:table-cell office:value-type="float" office:value="-39.140253263353" calcext:value-type="float">
            <text:p>-39,140253263353</text:p>
          </table:table-cell>
          <table:table-cell office:value-type="float" office:value="-41.302265102867" calcext:value-type="float">
            <text:p>-41,302265102867</text:p>
          </table:table-cell>
          <table:table-cell office:value-type="float" office:value="-43.513603217859" calcext:value-type="float">
            <text:p>-43,513603217859</text:p>
          </table:table-cell>
          <table:table-cell office:value-type="float" office:value="-45.791934978101" calcext:value-type="float">
            <text:p>-45,791934978101</text:p>
          </table:table-cell>
          <table:table-cell office:value-type="float" office:value="-48.146846105365" calcext:value-type="float">
            <text:p>-48,146846105365</text:p>
          </table:table-cell>
          <table:table-cell office:value-type="float" office:value="-50.573727062656" calcext:value-type="float">
            <text:p>-50,573727062656</text:p>
          </table:table-cell>
          <table:table-cell office:value-type="float" office:value="-53.046880391131" calcext:value-type="float">
            <text:p>-53,046880391131</text:p>
          </table:table-cell>
          <table:table-cell office:value-type="float" office:value="-55.514378747247" calcext:value-type="float">
            <text:p>-55,514378747247</text:p>
          </table:table-cell>
          <table:table-cell office:value-type="float" office:value="-57.899029019517" calcext:value-type="float">
            <text:p>-57,899029019517</text:p>
          </table:table-cell>
          <table:table-cell office:value-type="float" office:value="-60.109580067507" calcext:value-type="float">
            <text:p>-60,109580067507</text:p>
          </table:table-cell>
          <table:table-cell office:value-type="float" office:value="-62.061584591329" calcext:value-type="float">
            <text:p>-62,061584591329</text:p>
          </table:table-cell>
          <table:table-cell office:value-type="float" office:value="-63.699572718154" calcext:value-type="float">
            <text:p>-63,699572718154</text:p>
          </table:table-cell>
          <table:table-cell office:value-type="float" office:value="-65.00884254435" calcext:value-type="float">
            <text:p>-65,00884254435</text:p>
          </table:table-cell>
          <table:table-cell office:value-type="float" office:value="-66.011612762885" calcext:value-type="float">
            <text:p>-66,011612762885</text:p>
          </table:table-cell>
          <table:table-cell office:value-type="float" office:value="-66.752703762775" calcext:value-type="float">
            <text:p>-66,752703762775</text:p>
          </table:table-cell>
          <table:table-cell office:value-type="float" office:value="-67.284141941233" calcext:value-type="float">
            <text:p>-67,284141941233</text:p>
          </table:table-cell>
          <table:table-cell office:value-type="float" office:value="-67.654653591661" calcext:value-type="float">
            <text:p>-67,654653591661</text:p>
          </table:table-cell>
          <table:table-cell office:value-type="float" office:value="-67.904880818132" calcext:value-type="float">
            <text:p>-67,904880818132</text:p>
          </table:table-cell>
          <table:table-cell office:value-type="float" office:value="-68.066510833834" calcext:value-type="float">
            <text:p>-68,066510833834</text:p>
          </table:table-cell>
          <table:table-cell office:value-type="float" office:value="-68.163296810757" calcext:value-type="float">
            <text:p>-68,163296810757</text:p>
          </table:table-cell>
          <table:table-cell office:value-type="float" office:value="-68.212656876351" calcext:value-type="float">
            <text:p>-68,212656876351</text:p>
          </table:table-cell>
          <table:table-cell office:value-type="float" office:value="-68.227220705652" calcext:value-type="float">
            <text:p>-68,227220705652</text:p>
          </table:table-cell>
          <table:table-cell office:value-type="float" office:value="-68.216104154961" calcext:value-type="float">
            <text:p>-68,216104154961</text:p>
          </table:table-cell>
          <table:table-cell office:value-type="float" office:value="-68.185884202694" calcext:value-type="float">
            <text:p>-68,185884202694</text:p>
          </table:table-cell>
          <table:table-cell office:value-type="float" office:value="-68.14131654014" calcext:value-type="float">
            <text:p>-68,14131654014</text:p>
          </table:table-cell>
          <table:table-cell office:value-type="float" office:value="-68.085853244448" calcext:value-type="float">
            <text:p>-68,085853244448</text:p>
          </table:table-cell>
          <table:table-cell office:value-type="float" office:value="-68.022012551616" calcext:value-type="float">
            <text:p>-68,022012551616</text:p>
          </table:table-cell>
          <table:table-cell office:value-type="float" office:value="-67.951641942945" calcext:value-type="float">
            <text:p>-67,951641942945</text:p>
          </table:table-cell>
          <table:table-cell office:value-type="float" office:value="-67.876105259635" calcext:value-type="float">
            <text:p>-67,876105259635</text:p>
          </table:table-cell>
          <table:table-cell office:value-type="float" office:value="-67.796416033253" calcext:value-type="float">
            <text:p>-67,796416033253</text:p>
          </table:table-cell>
          <table:table-cell office:value-type="float" office:value="-67.71333280229" calcext:value-type="float">
            <text:p>-67,71333280229</text:p>
          </table:table-cell>
          <table:table-cell office:value-type="float" office:value="-67.627427534884" calcext:value-type="float">
            <text:p>-67,627427534884</text:p>
          </table:table-cell>
          <table:table-cell office:value-type="float" office:value="-67.539134974796" calcext:value-type="float">
            <text:p>-67,539134974796</text:p>
          </table:table-cell>
          <table:table-cell office:value-type="float" office:value="-67.448788405583" calcext:value-type="float">
            <text:p>-67,448788405583</text:p>
          </table:table-cell>
          <table:table-cell office:value-type="float" office:value="-67.356645702841" calcext:value-type="float">
            <text:p>-67,356645702841</text:p>
          </table:table-cell>
          <table:table-cell office:value-type="float" office:value="-67.262908408485" calcext:value-type="float">
            <text:p>-67,262908408485</text:p>
          </table:table-cell>
          <table:table-cell office:value-type="float" office:value="-67.167735766111" calcext:value-type="float">
            <text:p>-67,167735766111</text:p>
          </table:table-cell>
          <table:table-cell office:value-type="float" office:value="-67.071255098911" calcext:value-type="float">
            <text:p>-67,071255098911</text:p>
          </table:table-cell>
          <table:table-cell office:value-type="float" office:value="-66.973569518989" calcext:value-type="float">
            <text:p>-66,973569518989</text:p>
          </table:table-cell>
          <table:table-cell office:value-type="float" office:value="-66.874763679474" calcext:value-type="float">
            <text:p>-66,874763679474</text:p>
          </table:table-cell>
          <table:table-cell office:value-type="float" office:value="-66.774908083754" calcext:value-type="float">
            <text:p>-66,774908083754</text:p>
          </table:table-cell>
          <table:table-cell office:value-type="float" office:value="-66.674062325585" calcext:value-type="float">
            <text:p>-66,674062325585</text:p>
          </table:table-cell>
          <table:table-cell office:value-type="float" office:value="-66.572277533024" calcext:value-type="float">
            <text:p>-66,572277533024</text:p>
          </table:table-cell>
          <table:table-cell office:value-type="float" office:value="-66.469598216532" calcext:value-type="float">
            <text:p>-66,469598216532</text:p>
          </table:table-cell>
          <table:table-cell office:value-type="float" office:value="-66.366063669002" calcext:value-type="float">
            <text:p>-66,366063669002</text:p>
          </table:table-cell>
          <table:table-cell office:value-type="float" office:value="-66.2617090272" calcext:value-type="float">
            <text:p>-66,2617090272</text:p>
          </table:table-cell>
          <table:table-cell office:value-type="float" office:value="-66.156566076166" calcext:value-type="float">
            <text:p>-66,156566076166</text:p>
          </table:table-cell>
          <table:table-cell office:value-type="float" office:value="-66.050663857532" calcext:value-type="float">
            <text:p>-66,050663857532</text:p>
          </table:table-cell>
          <table:table-cell office:value-type="float" office:value="-65.944029127583" calcext:value-type="float">
            <text:p>-65,944029127583</text:p>
          </table:table-cell>
          <table:table-cell office:value-type="float" office:value="-65.836686699619" calcext:value-type="float">
            <text:p>-65,836686699619</text:p>
          </table:table-cell>
          <table:table-cell office:value-type="float" office:value="-65.728659696824" calcext:value-type="float">
            <text:p>-65,728659696824</text:p>
          </table:table-cell>
          <table:table-cell office:value-type="float" office:value="-65.619969735536" calcext:value-type="float">
            <text:p>-65,619969735536</text:p>
          </table:table-cell>
          <table:table-cell office:value-type="float" office:value="-65.510637054164" calcext:value-type="float">
            <text:p>-65,510637054164</text:p>
          </table:table-cell>
          <table:table-cell office:value-type="float" office:value="-65.400680599375" calcext:value-type="float">
            <text:p>-65,400680599375</text:p>
          </table:table-cell>
          <table:table-cell office:value-type="float" office:value="-65.290118078531" calcext:value-type="float">
            <text:p>-65,290118078531</text:p>
          </table:table-cell>
          <table:table-cell table:number-columns-repeated="710"/>
        </table:table-row>
        <table:table-row table:style-name="ro1">
          <table:table-cell office:value-type="string" calcext:value-type="string">
            <text:p>Membrane Voltage (16.3 C)</text:p>
          </table:table-cell>
          <table:table-cell office:value-type="float" office:value="-68.92324130303" calcext:value-type="float">
            <text:p>-68,92324130303</text:p>
          </table:table-cell>
          <table:table-cell office:value-type="float" office:value="-68.920956755007" calcext:value-type="float">
            <text:p>-68,920956755007</text:p>
          </table:table-cell>
          <table:table-cell office:value-type="float" office:value="-68.918700747026" calcext:value-type="float">
            <text:p>-68,918700747026</text:p>
          </table:table-cell>
          <table:table-cell office:value-type="float" office:value="-68.916475160085" calcext:value-type="float">
            <text:p>-68,916475160085</text:p>
          </table:table-cell>
          <table:table-cell office:value-type="float" office:value="-68.914281699359" calcext:value-type="float">
            <text:p>-68,914281699359</text:p>
          </table:table-cell>
          <table:table-cell office:value-type="float" office:value="-68.912121903178" calcext:value-type="float">
            <text:p>-68,912121903178</text:p>
          </table:table-cell>
          <table:table-cell office:value-type="float" office:value="-68.909997151647" calcext:value-type="float">
            <text:p>-68,909997151647</text:p>
          </table:table-cell>
          <table:table-cell office:value-type="float" office:value="-68.907908674945" calcext:value-type="float">
            <text:p>-68,907908674945</text:p>
          </table:table-cell>
          <table:table-cell office:value-type="float" office:value="-68.905857561298" calcext:value-type="float">
            <text:p>-68,905857561298</text:p>
          </table:table-cell>
          <table:table-cell office:value-type="float" office:value="-68.903844764639" calcext:value-type="float">
            <text:p>-68,903844764639</text:p>
          </table:table-cell>
          <table:table-cell office:value-type="float" office:value="-68.901871111974" calcext:value-type="float">
            <text:p>-68,901871111974</text:p>
          </table:table-cell>
          <table:table-cell office:value-type="float" office:value="-68.899937310445" calcext:value-type="float">
            <text:p>-68,899937310445</text:p>
          </table:table-cell>
          <table:table-cell office:value-type="float" office:value="-68.898043954125" calcext:value-type="float">
            <text:p>-68,898043954125</text:p>
          </table:table-cell>
          <table:table-cell office:value-type="float" office:value="-68.896191530528" calcext:value-type="float">
            <text:p>-68,896191530528</text:p>
          </table:table-cell>
          <table:table-cell office:value-type="float" office:value="-68.894380426863" calcext:value-type="float">
            <text:p>-68,894380426863</text:p>
          </table:table-cell>
          <table:table-cell office:value-type="float" office:value="-68.892610936031" calcext:value-type="float">
            <text:p>-68,892610936031</text:p>
          </table:table-cell>
          <table:table-cell office:value-type="float" office:value="-68.89088326237" calcext:value-type="float">
            <text:p>-68,89088326237</text:p>
          </table:table-cell>
          <table:table-cell office:value-type="float" office:value="-68.889197527168" calcext:value-type="float">
            <text:p>-68,889197527168</text:p>
          </table:table-cell>
          <table:table-cell office:value-type="float" office:value="-68.887553773938" calcext:value-type="float">
            <text:p>-68,887553773938</text:p>
          </table:table-cell>
          <table:table-cell office:value-type="float" office:value="-68.885951973475" calcext:value-type="float">
            <text:p>-68,885951973475</text:p>
          </table:table-cell>
          <table:table-cell office:value-type="float" office:value="-68.884392028692" calcext:value-type="float">
            <text:p>-68,884392028692</text:p>
          </table:table-cell>
          <table:table-cell office:value-type="float" office:value="-68.882873779248" calcext:value-type="float">
            <text:p>-68,882873779248</text:p>
          </table:table-cell>
          <table:table-cell office:value-type="float" office:value="-68.881397005972" calcext:value-type="float">
            <text:p>-68,881397005972</text:p>
          </table:table-cell>
          <table:table-cell office:value-type="float" office:value="-68.879961435093" calcext:value-type="float">
            <text:p>-68,879961435093</text:p>
          </table:table-cell>
          <table:table-cell office:value-type="float" office:value="-68.878566742279" calcext:value-type="float">
            <text:p>-68,878566742279</text:p>
          </table:table-cell>
          <table:table-cell office:value-type="float" office:value="-68.767212556494" calcext:value-type="float">
            <text:p>-68,767212556494</text:p>
          </table:table-cell>
          <table:table-cell office:value-type="float" office:value="-67.904167805844" calcext:value-type="float">
            <text:p>-67,904167805844</text:p>
          </table:table-cell>
          <table:table-cell office:value-type="float" office:value="-67.068817328041" calcext:value-type="float">
            <text:p>-67,068817328041</text:p>
          </table:table-cell>
          <table:table-cell office:value-type="float" office:value="-66.25647053202" calcext:value-type="float">
            <text:p>-66,25647053202</text:p>
          </table:table-cell>
          <table:table-cell office:value-type="float" office:value="-65.463133975772" calcext:value-type="float">
            <text:p>-65,463133975772</text:p>
          </table:table-cell>
          <table:table-cell office:value-type="float" office:value="-64.684627769443" calcext:value-type="float">
            <text:p>-64,684627769443</text:p>
          </table:table-cell>
          <table:table-cell office:value-type="float" office:value="-63.916207808234" calcext:value-type="float">
            <text:p>-63,916207808234</text:p>
          </table:table-cell>
          <table:table-cell office:value-type="float" office:value="-63.152274237216" calcext:value-type="float">
            <text:p>-63,152274237216</text:p>
          </table:table-cell>
          <table:table-cell office:value-type="float" office:value="-62.386029558308" calcext:value-type="float">
            <text:p>-62,386029558308</text:p>
          </table:table-cell>
          <table:table-cell office:value-type="float" office:value="-61.608996551418" calcext:value-type="float">
            <text:p>-61,608996551418</text:p>
          </table:table-cell>
          <table:table-cell office:value-type="float" office:value="-60.810283650863" calcext:value-type="float">
            <text:p>-60,810283650863</text:p>
          </table:table-cell>
          <table:table-cell office:value-type="float" office:value="-59.975411030119" calcext:value-type="float">
            <text:p>-59,975411030119</text:p>
          </table:table-cell>
          <table:table-cell office:value-type="float" office:value="-59.084351945972" calcext:value-type="float">
            <text:p>-59,084351945972</text:p>
          </table:table-cell>
          <table:table-cell office:value-type="float" office:value="-58.108104415415" calcext:value-type="float">
            <text:p>-58,108104415415</text:p>
          </table:table-cell>
          <table:table-cell office:value-type="float" office:value="-57.002336511303" calcext:value-type="float">
            <text:p>-57,002336511303</text:p>
          </table:table-cell>
          <table:table-cell office:value-type="float" office:value="-55.694743154708" calcext:value-type="float">
            <text:p>-55,694743154708</text:p>
          </table:table-cell>
          <table:table-cell office:value-type="float" office:value="-54.057540450756" calcext:value-type="float">
            <text:p>-54,057540450756</text:p>
          </table:table-cell>
          <table:table-cell office:value-type="float" office:value="-51.840319493379" calcext:value-type="float">
            <text:p>-51,840319493379</text:p>
          </table:table-cell>
          <table:table-cell office:value-type="float" office:value="-48.479248617311" calcext:value-type="float">
            <text:p>-48,479248617311</text:p>
          </table:table-cell>
          <table:table-cell office:value-type="float" office:value="-42.434351784521" calcext:value-type="float">
            <text:p>-42,434351784521</text:p>
          </table:table-cell>
          <table:table-cell office:value-type="float" office:value="-28.312280823488" calcext:value-type="float">
            <text:p>-28,312280823488</text:p>
          </table:table-cell>
          <table:table-cell office:value-type="float" office:value="11.429246507247" calcext:value-type="float">
            <text:p>11,429246507247</text:p>
          </table:table-cell>
          <table:table-cell office:value-type="float" office:value="44.703604474047" calcext:value-type="float">
            <text:p>44,703604474047</text:p>
          </table:table-cell>
          <table:table-cell office:value-type="float" office:value="43.045646884464" calcext:value-type="float">
            <text:p>43,045646884464</text:p>
          </table:table-cell>
          <table:table-cell office:value-type="float" office:value="37.012198591317" calcext:value-type="float">
            <text:p>37,012198591317</text:p>
          </table:table-cell>
          <table:table-cell office:value-type="float" office:value="29.921320414015" calcext:value-type="float">
            <text:p>29,921320414015</text:p>
          </table:table-cell>
          <table:table-cell office:value-type="float" office:value="22.246028529995" calcext:value-type="float">
            <text:p>22,246028529995</text:p>
          </table:table-cell>
          <table:table-cell office:value-type="float" office:value="14.235738072558" calcext:value-type="float">
            <text:p>14,235738072558</text:p>
          </table:table-cell>
          <table:table-cell office:value-type="float" office:value="6.100676227406" calcext:value-type="float">
            <text:p>6,100676227406</text:p>
          </table:table-cell>
          <table:table-cell office:value-type="float" office:value="-1.961100226151" calcext:value-type="float">
            <text:p>-1,961100226151</text:p>
          </table:table-cell>
          <table:table-cell office:value-type="float" office:value="-9.764915208081" calcext:value-type="float">
            <text:p>-9,764915208081</text:p>
          </table:table-cell>
          <table:table-cell office:value-type="float" office:value="-17.147089275555" calcext:value-type="float">
            <text:p>-17,147089275555</text:p>
          </table:table-cell>
          <table:table-cell office:value-type="float" office:value="-23.981962536425" calcext:value-type="float">
            <text:p>-23,981962536425</text:p>
          </table:table-cell>
          <table:table-cell office:value-type="float" office:value="-30.219178940125" calcext:value-type="float">
            <text:p>-30,219178940125</text:p>
          </table:table-cell>
          <table:table-cell office:value-type="float" office:value="-35.926255265901" calcext:value-type="float">
            <text:p>-35,926255265901</text:p>
          </table:table-cell>
          <table:table-cell office:value-type="float" office:value="-41.28516334289" calcext:value-type="float">
            <text:p>-41,28516334289</text:p>
          </table:table-cell>
          <table:table-cell office:value-type="float" office:value="-46.502332843401" calcext:value-type="float">
            <text:p>-46,502332843401</text:p>
          </table:table-cell>
          <table:table-cell office:value-type="float" office:value="-51.638038982622" calcext:value-type="float">
            <text:p>-51,638038982622</text:p>
          </table:table-cell>
          <table:table-cell office:value-type="float" office:value="-56.45137485177" calcext:value-type="float">
            <text:p>-56,45137485177</text:p>
          </table:table-cell>
          <table:table-cell office:value-type="float" office:value="-60.501952597968" calcext:value-type="float">
            <text:p>-60,501952597968</text:p>
          </table:table-cell>
          <table:table-cell office:value-type="float" office:value="-63.531197823336" calcext:value-type="float">
            <text:p>-63,531197823336</text:p>
          </table:table-cell>
          <table:table-cell office:value-type="float" office:value="-65.624694501518" calcext:value-type="float">
            <text:p>-65,624694501518</text:p>
          </table:table-cell>
          <table:table-cell office:value-type="float" office:value="-67.020515348175" calcext:value-type="float">
            <text:p>-67,020515348175</text:p>
          </table:table-cell>
          <table:table-cell office:value-type="float" office:value="-67.935128201729" calcext:value-type="float">
            <text:p>-67,935128201729</text:p>
          </table:table-cell>
          <table:table-cell office:value-type="float" office:value="-68.522081936853" calcext:value-type="float">
            <text:p>-68,522081936853</text:p>
          </table:table-cell>
          <table:table-cell office:value-type="float" office:value="-68.883427990828" calcext:value-type="float">
            <text:p>-68,883427990828</text:p>
          </table:table-cell>
          <table:table-cell office:value-type="float" office:value="-69.086525278371" calcext:value-type="float">
            <text:p>-69,086525278371</text:p>
          </table:table-cell>
          <table:table-cell office:value-type="float" office:value="-69.176324199501" calcext:value-type="float">
            <text:p>-69,176324199501</text:p>
          </table:table-cell>
          <table:table-cell office:value-type="float" office:value="-69.183317401586" calcext:value-type="float">
            <text:p>-69,183317401586</text:p>
          </table:table-cell>
          <table:table-cell office:value-type="float" office:value="-69.12856686902" calcext:value-type="float">
            <text:p>-69,12856686902</text:p>
          </table:table-cell>
          <table:table-cell office:value-type="float" office:value="-69.026892615839" calcext:value-type="float">
            <text:p>-69,026892615839</text:p>
          </table:table-cell>
          <table:table-cell office:value-type="float" office:value="-68.888918571234" calcext:value-type="float">
            <text:p>-68,888918571234</text:p>
          </table:table-cell>
          <table:table-cell office:value-type="float" office:value="-68.722403768328" calcext:value-type="float">
            <text:p>-68,722403768328</text:p>
          </table:table-cell>
          <table:table-cell office:value-type="float" office:value="-68.533121173597" calcext:value-type="float">
            <text:p>-68,533121173597</text:p>
          </table:table-cell>
          <table:table-cell office:value-type="float" office:value="-68.325446146737" calcext:value-type="float">
            <text:p>-68,325446146737</text:p>
          </table:table-cell>
          <table:table-cell office:value-type="float" office:value="-68.102755781365" calcext:value-type="float">
            <text:p>-68,102755781365</text:p>
          </table:table-cell>
          <table:table-cell office:value-type="float" office:value="-67.86770329335" calcext:value-type="float">
            <text:p>-67,86770329335</text:p>
          </table:table-cell>
          <table:table-cell office:value-type="float" office:value="-67.622408706054" calcext:value-type="float">
            <text:p>-67,622408706054</text:p>
          </table:table-cell>
          <table:table-cell office:value-type="float" office:value="-67.368592726663" calcext:value-type="float">
            <text:p>-67,368592726663</text:p>
          </table:table-cell>
          <table:table-cell office:value-type="float" office:value="-67.107671590444" calcext:value-type="float">
            <text:p>-67,107671590444</text:p>
          </table:table-cell>
          <table:table-cell office:value-type="float" office:value="-66.840824778809" calcext:value-type="float">
            <text:p>-66,840824778809</text:p>
          </table:table-cell>
          <table:table-cell office:value-type="float" office:value="-66.569043685013" calcext:value-type="float">
            <text:p>-66,569043685013</text:p>
          </table:table-cell>
          <table:table-cell office:value-type="float" office:value="-66.293166766792" calcext:value-type="float">
            <text:p>-66,293166766792</text:p>
          </table:table-cell>
          <table:table-cell office:value-type="float" office:value="-66.01390502689" calcext:value-type="float">
            <text:p>-66,01390502689</text:p>
          </table:table-cell>
          <table:table-cell office:value-type="float" office:value="-65.731860509579" calcext:value-type="float">
            <text:p>-65,731860509579</text:p>
          </table:table-cell>
          <table:table-cell office:value-type="float" office:value="-65.447539708237" calcext:value-type="float">
            <text:p>-65,447539708237</text:p>
          </table:table-cell>
          <table:table-cell office:value-type="float" office:value="-65.161363225993" calcext:value-type="float">
            <text:p>-65,161363225993</text:p>
          </table:table-cell>
          <table:table-cell office:value-type="float" office:value="-64.873672639785" calcext:value-type="float">
            <text:p>-64,873672639785</text:p>
          </table:table-cell>
          <table:table-cell office:value-type="float" office:value="-64.584735235986" calcext:value-type="float">
            <text:p>-64,584735235986</text:p>
          </table:table-cell>
          <table:table-cell office:value-type="float" office:value="-64.294747077983" calcext:value-type="float">
            <text:p>-64,294747077983</text:p>
          </table:table-cell>
          <table:table-cell office:value-type="float" office:value="-64.003834708901" calcext:value-type="float">
            <text:p>-64,003834708901</text:p>
          </table:table-cell>
          <table:table-cell office:value-type="float" office:value="-63.712055669283" calcext:value-type="float">
            <text:p>-63,712055669283</text:p>
          </table:table-cell>
          <table:table-cell office:value-type="float" office:value="-63.419397907856" calcext:value-type="float">
            <text:p>-63,419397907856</text:p>
          </table:table-cell>
          <table:table-cell office:value-type="float" office:value="-63.125778074116" calcext:value-type="float">
            <text:p>-63,125778074116</text:p>
          </table:table-cell>
          <table:table-cell office:value-type="float" office:value="-62.83103859668" calcext:value-type="float">
            <text:p>-62,83103859668</text:p>
          </table:table-cell>
          <table:table-cell office:value-type="float" office:value="-62.534943363765" calcext:value-type="float">
            <text:p>-62,534943363765</text:p>
          </table:table-cell>
          <table:table-cell office:value-type="float" office:value="-62.237171724034" calcext:value-type="float">
            <text:p>-62,237171724034</text:p>
          </table:table-cell>
          <table:table-cell office:value-type="float" office:value="-61.937310408189" calcext:value-type="float">
            <text:p>-61,937310408189</text:p>
          </table:table-cell>
          <table:table-cell office:value-type="float" office:value="-61.634842821955" calcext:value-type="float">
            <text:p>-61,634842821955</text:p>
          </table:table-cell>
          <table:table-cell office:value-type="float" office:value="-61.329134962938" calcext:value-type="float">
            <text:p>-61,329134962938</text:p>
          </table:table-cell>
          <table:table-cell office:value-type="float" office:value="-61.019416943229" calcext:value-type="float">
            <text:p>-61,019416943229</text:p>
          </table:table-cell>
          <table:table-cell office:value-type="float" office:value="-60.704758720935" calcext:value-type="float">
            <text:p>-60,704758720935</text:p>
          </table:table-cell>
          <table:table-cell office:value-type="float" office:value="-60.384038103077" calcext:value-type="float">
            <text:p>-60,384038103077</text:p>
          </table:table-cell>
          <table:table-cell office:value-type="float" office:value="-60.055898295327" calcext:value-type="float">
            <text:p>-60,055898295327</text:p>
          </table:table-cell>
          <table:table-cell office:value-type="float" office:value="-59.718691107614" calcext:value-type="float">
            <text:p>-59,718691107614</text:p>
          </table:table-cell>
          <table:table-cell office:value-type="float" office:value="-59.370400162336" calcext:value-type="float">
            <text:p>-59,370400162336</text:p>
          </table:table-cell>
          <table:table-cell office:value-type="float" office:value="-59.008535734638" calcext:value-type="float">
            <text:p>-59,008535734638</text:p>
          </table:table-cell>
          <table:table-cell office:value-type="float" office:value="-58.629988570344" calcext:value-type="float">
            <text:p>-58,629988570344</text:p>
          </table:table-cell>
          <table:table-cell office:value-type="float" office:value="-58.230823106071" calcext:value-type="float">
            <text:p>-58,230823106071</text:p>
          </table:table-cell>
          <table:table-cell office:value-type="float" office:value="-57.805979025819" calcext:value-type="float">
            <text:p>-57,805979025819</text:p>
          </table:table-cell>
          <table:table-cell office:value-type="float" office:value="-57.348830422169" calcext:value-type="float">
            <text:p>-57,348830422169</text:p>
          </table:table-cell>
          <table:table-cell office:value-type="float" office:value="-56.850516995151" calcext:value-type="float">
            <text:p>-56,850516995151</text:p>
          </table:table-cell>
          <table:table-cell office:value-type="float" office:value="-56.298897567573" calcext:value-type="float">
            <text:p>-56,298897567573</text:p>
          </table:table-cell>
          <table:table-cell office:value-type="float" office:value="-55.676852667993" calcext:value-type="float">
            <text:p>-55,676852667993</text:p>
          </table:table-cell>
          <table:table-cell office:value-type="float" office:value="-54.959412563327" calcext:value-type="float">
            <text:p>-54,959412563327</text:p>
          </table:table-cell>
          <table:table-cell office:value-type="float" office:value="-54.1086484759" calcext:value-type="float">
            <text:p>-54,1086484759</text:p>
          </table:table-cell>
          <table:table-cell office:value-type="float" office:value="-53.064021836861" calcext:value-type="float">
            <text:p>-53,064021836861</text:p>
          </table:table-cell>
          <table:table-cell office:value-type="float" office:value="-51.722771019176" calcext:value-type="float">
            <text:p>-51,722771019176</text:p>
          </table:table-cell>
          <table:table-cell office:value-type="float" office:value="-49.89630042982" calcext:value-type="float">
            <text:p>-49,89630042982</text:p>
          </table:table-cell>
          <table:table-cell office:value-type="float" office:value="-47.201829482718" calcext:value-type="float">
            <text:p>-47,201829482718</text:p>
          </table:table-cell>
          <table:table-cell office:value-type="float" office:value="-42.755149260288" calcext:value-type="float">
            <text:p>-42,755149260288</text:p>
          </table:table-cell>
          <table:table-cell office:value-type="float" office:value="-34.186109252541" calcext:value-type="float">
            <text:p>-34,186109252541</text:p>
          </table:table-cell>
          <table:table-cell office:value-type="float" office:value="-14.93226919381" calcext:value-type="float">
            <text:p>-14,93226919381</text:p>
          </table:table-cell>
          <table:table-cell office:value-type="float" office:value="18.888115461042" calcext:value-type="float">
            <text:p>18,888115461042</text:p>
          </table:table-cell>
          <table:table-cell office:value-type="float" office:value="34.664987226793" calcext:value-type="float">
            <text:p>34,664987226793</text:p>
          </table:table-cell>
          <table:table-cell office:value-type="float" office:value="31.516210910401" calcext:value-type="float">
            <text:p>31,516210910401</text:p>
          </table:table-cell>
          <table:table-cell office:value-type="float" office:value="23.692596941264" calcext:value-type="float">
            <text:p>23,692596941264</text:p>
          </table:table-cell>
          <table:table-cell office:value-type="float" office:value="14.812315964232" calcext:value-type="float">
            <text:p>14,812315964232</text:p>
          </table:table-cell>
          <table:table-cell office:value-type="float" office:value="5.800936425275" calcext:value-type="float">
            <text:p>5,800936425275</text:p>
          </table:table-cell>
          <table:table-cell office:value-type="float" office:value="-2.959808192756" calcext:value-type="float">
            <text:p>-2,959808192756</text:p>
          </table:table-cell>
          <table:table-cell office:value-type="float" office:value="-11.243394511095" calcext:value-type="float">
            <text:p>-11,243394511095</text:p>
          </table:table-cell>
          <table:table-cell office:value-type="float" office:value="-18.894225598769" calcext:value-type="float">
            <text:p>-18,894225598769</text:p>
          </table:table-cell>
          <table:table-cell office:value-type="float" office:value="-25.819913768991" calcext:value-type="float">
            <text:p>-25,819913768991</text:p>
          </table:table-cell>
          <table:table-cell office:value-type="float" office:value="-32.024597928717" calcext:value-type="float">
            <text:p>-32,024597928717</text:p>
          </table:table-cell>
          <table:table-cell office:value-type="float" office:value="-37.64113681867" calcext:value-type="float">
            <text:p>-37,64113681867</text:p>
          </table:table-cell>
          <table:table-cell office:value-type="float" office:value="-42.898866756342" calcext:value-type="float">
            <text:p>-42,898866756342</text:p>
          </table:table-cell>
          <table:table-cell office:value-type="float" office:value="-48.002788084767" calcext:value-type="float">
            <text:p>-48,002788084767</text:p>
          </table:table-cell>
          <table:table-cell office:value-type="float" office:value="-52.959408046973" calcext:value-type="float">
            <text:p>-52,959408046973</text:p>
          </table:table-cell>
          <table:table-cell office:value-type="float" office:value="-57.481590459065" calcext:value-type="float">
            <text:p>-57,481590459065</text:p>
          </table:table-cell>
          <table:table-cell office:value-type="float" office:value="-61.178947740937" calcext:value-type="float">
            <text:p>-61,178947740937</text:p>
          </table:table-cell>
          <table:table-cell office:value-type="float" office:value="-63.899923482293" calcext:value-type="float">
            <text:p>-63,899923482293</text:p>
          </table:table-cell>
          <table:table-cell office:value-type="float" office:value="-65.778407371135" calcext:value-type="float">
            <text:p>-65,778407371135</text:p>
          </table:table-cell>
          <table:table-cell office:value-type="float" office:value="-67.03889776944" calcext:value-type="float">
            <text:p>-67,03889776944</text:p>
          </table:table-cell>
          <table:table-cell office:value-type="float" office:value="-67.870891494058" calcext:value-type="float">
            <text:p>-67,870891494058</text:p>
          </table:table-cell>
          <table:table-cell office:value-type="float" office:value="-68.40752140627" calcext:value-type="float">
            <text:p>-68,40752140627</text:p>
          </table:table-cell>
          <table:table-cell office:value-type="float" office:value="-68.738028777665" calcext:value-type="float">
            <text:p>-68,738028777665</text:p>
          </table:table-cell>
          <table:table-cell office:value-type="float" office:value="-68.922080213697" calcext:value-type="float">
            <text:p>-68,922080213697</text:p>
          </table:table-cell>
          <table:table-cell office:value-type="float" office:value="-69.000028284519" calcext:value-type="float">
            <text:p>-69,000028284519</text:p>
          </table:table-cell>
          <table:table-cell office:value-type="float" office:value="-68.999601241727" calcext:value-type="float">
            <text:p>-68,999601241727</text:p>
          </table:table-cell>
          <table:table-cell office:value-type="float" office:value="-68.940185935287" calcext:value-type="float">
            <text:p>-68,940185935287</text:p>
          </table:table-cell>
          <table:table-cell office:value-type="float" office:value="-68.83558022445" calcext:value-type="float">
            <text:p>-68,83558022445</text:p>
          </table:table-cell>
          <table:table-cell office:value-type="float" office:value="-68.695781259083" calcext:value-type="float">
            <text:p>-68,695781259083</text:p>
          </table:table-cell>
          <table:table-cell office:value-type="float" office:value="-68.528162849796" calcext:value-type="float">
            <text:p>-68,528162849796</text:p>
          </table:table-cell>
          <table:table-cell office:value-type="float" office:value="-68.33826133328" calcext:value-type="float">
            <text:p>-68,33826133328</text:p>
          </table:table-cell>
          <table:table-cell office:value-type="float" office:value="-68.130307188061" calcext:value-type="float">
            <text:p>-68,130307188061</text:p>
          </table:table-cell>
          <table:table-cell office:value-type="float" office:value="-67.907589247584" calcext:value-type="float">
            <text:p>-67,907589247584</text:p>
          </table:table-cell>
          <table:table-cell office:value-type="float" office:value="-67.672707183689" calcext:value-type="float">
            <text:p>-67,672707183689</text:p>
          </table:table-cell>
          <table:table-cell office:value-type="float" office:value="-67.427748435409" calcext:value-type="float">
            <text:p>-67,427748435409</text:p>
          </table:table-cell>
          <table:table-cell office:value-type="float" office:value="-67.174413406508" calcext:value-type="float">
            <text:p>-67,174413406508</text:p>
          </table:table-cell>
          <table:table-cell office:value-type="float" office:value="-66.914104827322" calcext:value-type="float">
            <text:p>-66,914104827322</text:p>
          </table:table-cell>
          <table:table-cell office:value-type="float" office:value="-66.647992020387" calcext:value-type="float">
            <text:p>-66,647992020387</text:p>
          </table:table-cell>
          <table:table-cell office:value-type="float" office:value="-66.377057412325" calcext:value-type="float">
            <text:p>-66,377057412325</text:p>
          </table:table-cell>
          <table:table-cell office:value-type="float" office:value="-66.102130367433" calcext:value-type="float">
            <text:p>-66,102130367433</text:p>
          </table:table-cell>
          <table:table-cell office:value-type="float" office:value="-65.823911886457" calcext:value-type="float">
            <text:p>-65,823911886457</text:p>
          </table:table-cell>
          <table:table-cell office:value-type="float" office:value="-65.542992665428" calcext:value-type="float">
            <text:p>-65,542992665428</text:p>
          </table:table-cell>
          <table:table-cell office:value-type="float" office:value="-65.259866282378" calcext:value-type="float">
            <text:p>-65,259866282378</text:p>
          </table:table-cell>
          <table:table-cell office:value-type="float" office:value="-64.974938768597" calcext:value-type="float">
            <text:p>-64,974938768597</text:p>
          </table:table-cell>
          <table:table-cell office:value-type="float" office:value="-64.688535456144" calcext:value-type="float">
            <text:p>-64,688535456144</text:p>
          </table:table-cell>
          <table:table-cell office:value-type="float" office:value="-64.400905728082" calcext:value-type="float">
            <text:p>-64,400905728082</text:p>
          </table:table-cell>
          <table:table-cell office:value-type="float" office:value="-64.112226100725" calcext:value-type="float">
            <text:p>-64,112226100725</text:p>
          </table:table-cell>
          <table:table-cell office:value-type="float" office:value="-63.822601916303" calcext:value-type="float">
            <text:p>-63,822601916303</text:p>
          </table:table-cell>
          <table:table-cell office:value-type="float" office:value="-63.532067804329" calcext:value-type="float">
            <text:p>-63,532067804329</text:p>
          </table:table-cell>
          <table:table-cell office:value-type="float" office:value="-63.240586969244" calcext:value-type="float">
            <text:p>-63,240586969244</text:p>
          </table:table-cell>
          <table:table-cell office:value-type="float" office:value="-62.948049271426" calcext:value-type="float">
            <text:p>-62,948049271426</text:p>
          </table:table-cell>
          <table:table-cell office:value-type="float" office:value="-62.654267980777" calcext:value-type="float">
            <text:p>-62,654267980777</text:p>
          </table:table-cell>
          <table:table-cell office:value-type="float" office:value="-62.358974989028" calcext:value-type="float">
            <text:p>-62,358974989028</text:p>
          </table:table-cell>
          <table:table-cell office:value-type="float" office:value="-62.061814160314" calcext:value-type="float">
            <text:p>-62,061814160314</text:p>
          </table:table-cell>
          <table:table-cell office:value-type="float" office:value="-61.762332369089" calcext:value-type="float">
            <text:p>-61,762332369089</text:p>
          </table:table-cell>
          <table:table-cell office:value-type="float" office:value="-61.45996760631" calcext:value-type="float">
            <text:p>-61,45996760631</text:p>
          </table:table-cell>
          <table:table-cell office:value-type="float" office:value="-61.154033309678" calcext:value-type="float">
            <text:p>-61,154033309678</text:p>
          </table:table-cell>
          <table:table-cell office:value-type="float" office:value="-60.843697763493" calcext:value-type="float">
            <text:p>-60,843697763493</text:p>
          </table:table-cell>
          <table:table-cell office:value-type="float" office:value="-60.527956976148" calcext:value-type="float">
            <text:p>-60,527956976148</text:p>
          </table:table-cell>
          <table:table-cell office:value-type="float" office:value="-60.20559881387" calcext:value-type="float">
            <text:p>-60,20559881387</text:p>
          </table:table-cell>
          <table:table-cell office:value-type="float" office:value="-59.875155246856" calcext:value-type="float">
            <text:p>-59,875155246856</text:p>
          </table:table-cell>
          <table:table-cell office:value-type="float" office:value="-59.534838186296" calcext:value-type="float">
            <text:p>-59,534838186296</text:p>
          </table:table-cell>
          <table:table-cell office:value-type="float" office:value="-59.182452292963" calcext:value-type="float">
            <text:p>-59,182452292963</text:p>
          </table:table-cell>
          <table:table-cell office:value-type="float" office:value="-58.81527487514" calcext:value-type="float">
            <text:p>-58,81527487514</text:p>
          </table:table-cell>
          <table:table-cell office:value-type="float" office:value="-58.429887800398" calcext:value-type="float">
            <text:p>-58,429887800398</text:p>
          </table:table-cell>
          <table:table-cell office:value-type="float" office:value="-58.021937866188" calcext:value-type="float">
            <text:p>-58,021937866188</text:p>
          </table:table-cell>
          <table:table-cell office:value-type="float" office:value="-57.585787828983" calcext:value-type="float">
            <text:p>-57,585787828983</text:p>
          </table:table-cell>
          <table:table-cell office:value-type="float" office:value="-57.113995584186" calcext:value-type="float">
            <text:p>-57,113995584186</text:p>
          </table:table-cell>
          <table:table-cell office:value-type="float" office:value="-56.596514560857" calcext:value-type="float">
            <text:p>-56,596514560857</text:p>
          </table:table-cell>
          <table:table-cell office:value-type="float" office:value="-56.019425160182" calcext:value-type="float">
            <text:p>-56,019425160182</text:p>
          </table:table-cell>
          <table:table-cell office:value-type="float" office:value="-55.362843615251" calcext:value-type="float">
            <text:p>-55,362843615251</text:p>
          </table:table-cell>
          <table:table-cell office:value-type="float" office:value="-54.597315728178" calcext:value-type="float">
            <text:p>-54,597315728178</text:p>
          </table:table-cell>
          <table:table-cell office:value-type="float" office:value="-53.677254111883" calcext:value-type="float">
            <text:p>-53,677254111883</text:p>
          </table:table-cell>
          <table:table-cell office:value-type="float" office:value="-52.528194679994" calcext:value-type="float">
            <text:p>-52,528194679994</text:p>
          </table:table-cell>
          <table:table-cell office:value-type="float" office:value="-51.020010350851" calcext:value-type="float">
            <text:p>-51,020010350851</text:p>
          </table:table-cell>
          <table:table-cell office:value-type="float" office:value="-48.904826473921" calcext:value-type="float">
            <text:p>-48,904826473921</text:p>
          </table:table-cell>
          <table:table-cell office:value-type="float" office:value="-45.654822948288" calcext:value-type="float">
            <text:p>-45,654822948288</text:p>
          </table:table-cell>
          <table:table-cell office:value-type="float" office:value="-39.97710010959" calcext:value-type="float">
            <text:p>-39,97710010959</text:p>
          </table:table-cell>
          <table:table-cell office:value-type="float" office:value="-28.249324342098" calcext:value-type="float">
            <text:p>-28,249324342098</text:p>
          </table:table-cell>
          <table:table-cell office:value-type="float" office:value="-2.105653332069" calcext:value-type="float">
            <text:p>-2,105653332069</text:p>
          </table:table-cell>
          <table:table-cell office:value-type="float" office:value="28.7416308676" calcext:value-type="float">
            <text:p>28,7416308676</text:p>
          </table:table-cell>
          <table:table-cell office:value-type="float" office:value="34.353759014736" calcext:value-type="float">
            <text:p>34,353759014736</text:p>
          </table:table-cell>
          <table:table-cell office:value-type="float" office:value="28.472814743182" calcext:value-type="float">
            <text:p>28,472814743182</text:p>
          </table:table-cell>
          <table:table-cell office:value-type="float" office:value="20.020994912151" calcext:value-type="float">
            <text:p>20,020994912151</text:p>
          </table:table-cell>
          <table:table-cell office:value-type="float" office:value="11.00859849909" calcext:value-type="float">
            <text:p>11,00859849909</text:p>
          </table:table-cell>
          <table:table-cell office:value-type="float" office:value="2.054920086782" calcext:value-type="float">
            <text:p>2,054920086782</text:p>
          </table:table-cell>
          <table:table-cell office:value-type="float" office:value="-6.538414792629" calcext:value-type="float">
            <text:p>-6,538414792629</text:p>
          </table:table-cell>
          <table:table-cell office:value-type="float" office:value="-14.5781232811" calcext:value-type="float">
            <text:p>-14,5781232811</text:p>
          </table:table-cell>
          <table:table-cell office:value-type="float" office:value="-21.933534834562" calcext:value-type="float">
            <text:p>-21,933534834562</text:p>
          </table:table-cell>
          <table:table-cell office:value-type="float" office:value="-28.548284758712" calcext:value-type="float">
            <text:p>-28,548284758712</text:p>
          </table:table-cell>
          <table:table-cell office:value-type="float" office:value="-34.480425275655" calcext:value-type="float">
            <text:p>-34,480425275655</text:p>
          </table:table-cell>
          <table:table-cell office:value-type="float" office:value="-39.913746042728" calcext:value-type="float">
            <text:p>-39,913746042728</text:p>
          </table:table-cell>
          <table:table-cell office:value-type="float" office:value="-45.087067332367" calcext:value-type="float">
            <text:p>-45,087067332367</text:p>
          </table:table-cell>
          <table:table-cell office:value-type="float" office:value="-50.1425832411" calcext:value-type="float">
            <text:p>-50,1425832411</text:p>
          </table:table-cell>
          <table:table-cell office:value-type="float" office:value="-54.96101487159" calcext:value-type="float">
            <text:p>-54,96101487159</text:p>
          </table:table-cell>
          <table:table-cell office:value-type="float" office:value="-59.169892146233" calcext:value-type="float">
            <text:p>-59,169892146233</text:p>
          </table:table-cell>
          <table:table-cell office:value-type="float" office:value="-62.448749312672" calcext:value-type="float">
            <text:p>-62,448749312672</text:p>
          </table:table-cell>
          <table:table-cell office:value-type="float" office:value="-64.784429219332" calcext:value-type="float">
            <text:p>-64,784429219332</text:p>
          </table:table-cell>
          <table:table-cell office:value-type="float" office:value="-66.37312436285" calcext:value-type="float">
            <text:p>-66,37312436285</text:p>
          </table:table-cell>
          <table:table-cell office:value-type="float" office:value="-67.431711959085" calcext:value-type="float">
            <text:p>-67,431711959085</text:p>
          </table:table-cell>
          <table:table-cell office:value-type="float" office:value="-68.124929328098" calcext:value-type="float">
            <text:p>-68,124929328098</text:p>
          </table:table-cell>
          <table:table-cell office:value-type="float" office:value="-68.565226473139" calcext:value-type="float">
            <text:p>-68,565226473139</text:p>
          </table:table-cell>
          <table:table-cell office:value-type="float" office:value="-68.827697690504" calcext:value-type="float">
            <text:p>-68,827697690504</text:p>
          </table:table-cell>
          <table:table-cell office:value-type="float" office:value="-68.962759810453" calcext:value-type="float">
            <text:p>-68,962759810453</text:p>
          </table:table-cell>
          <table:table-cell office:value-type="float" office:value="-69.004737041829" calcext:value-type="float">
            <text:p>-69,004737041829</text:p>
          </table:table-cell>
          <table:table-cell office:value-type="float" office:value="-68.97739128203" calcext:value-type="float">
            <text:p>-68,97739128203</text:p>
          </table:table-cell>
          <table:table-cell office:value-type="float" office:value="-68.897464138543" calcext:value-type="float">
            <text:p>-68,897464138543</text:p>
          </table:table-cell>
          <table:table-cell office:value-type="float" office:value="-68.776963137723" calcext:value-type="float">
            <text:p>-68,776963137723</text:p>
          </table:table-cell>
          <table:table-cell office:value-type="float" office:value="-68.624655539" calcext:value-type="float">
            <text:p>-68,624655539</text:p>
          </table:table-cell>
          <table:table-cell office:value-type="float" office:value="-68.44705773704" calcext:value-type="float">
            <text:p>-68,44705773704</text:p>
          </table:table-cell>
          <table:table-cell office:value-type="float" office:value="-68.249099568518" calcext:value-type="float">
            <text:p>-68,249099568518</text:p>
          </table:table-cell>
          <table:table-cell office:value-type="float" office:value="-68.034576228404" calcext:value-type="float">
            <text:p>-68,034576228404</text:p>
          </table:table-cell>
          <table:table-cell office:value-type="float" office:value="-67.806459508758" calcext:value-type="float">
            <text:p>-67,806459508758</text:p>
          </table:table-cell>
          <table:table-cell office:value-type="float" office:value="-67.567114602453" calcext:value-type="float">
            <text:p>-67,567114602453</text:p>
          </table:table-cell>
          <table:table-cell office:value-type="float" office:value="-67.318452696023" calcext:value-type="float">
            <text:p>-67,318452696023</text:p>
          </table:table-cell>
          <table:table-cell office:value-type="float" office:value="-67.062039370561" calcext:value-type="float">
            <text:p>-67,062039370561</text:p>
          </table:table-cell>
          <table:table-cell office:value-type="float" office:value="-66.799172241544" calcext:value-type="float">
            <text:p>-66,799172241544</text:p>
          </table:table-cell>
          <table:table-cell office:value-type="float" office:value="-66.530936959532" calcext:value-type="float">
            <text:p>-66,530936959532</text:p>
          </table:table-cell>
          <table:table-cell office:value-type="float" office:value="-66.258247838794" calcext:value-type="float">
            <text:p>-66,258247838794</text:p>
          </table:table-cell>
          <table:table-cell office:value-type="float" office:value="-65.981877465393" calcext:value-type="float">
            <text:p>-65,981877465393</text:p>
          </table:table-cell>
          <table:table-cell office:value-type="float" office:value="-65.702478334567" calcext:value-type="float">
            <text:p>-65,702478334567</text:p>
          </table:table-cell>
          <table:table-cell office:value-type="float" office:value="-65.420598671375" calcext:value-type="float">
            <text:p>-65,420598671375</text:p>
          </table:table-cell>
          <table:table-cell office:value-type="float" office:value="-65.136693963773" calcext:value-type="float">
            <text:p>-65,136693963773</text:p>
          </table:table-cell>
          <table:table-cell office:value-type="float" office:value="-64.851135295168" calcext:value-type="float">
            <text:p>-64,851135295168</text:p>
          </table:table-cell>
          <table:table-cell office:value-type="float" office:value="-64.564215245597" calcext:value-type="float">
            <text:p>-64,564215245597</text:p>
          </table:table-cell>
          <table:table-cell office:value-type="float" office:value="-64.276151897484" calcext:value-type="float">
            <text:p>-64,276151897484</text:p>
          </table:table-cell>
          <table:table-cell office:value-type="float" office:value="-63.987091306634" calcext:value-type="float">
            <text:p>-63,987091306634</text:p>
          </table:table-cell>
          <table:table-cell office:value-type="float" office:value="-63.697108662861" calcext:value-type="float">
            <text:p>-63,697108662861</text:p>
          </table:table-cell>
          <table:table-cell office:value-type="float" office:value="-63.406208253978" calcext:value-type="float">
            <text:p>-63,406208253978</text:p>
          </table:table-cell>
          <table:table-cell office:value-type="float" office:value="-63.114322251455" calcext:value-type="float">
            <text:p>-63,114322251455</text:p>
          </table:table-cell>
          <table:table-cell office:value-type="float" office:value="-62.821308247553" calcext:value-type="float">
            <text:p>-62,821308247553</text:p>
          </table:table-cell>
          <table:table-cell office:value-type="float" office:value="-62.526945384545" calcext:value-type="float">
            <text:p>-62,526945384545</text:p>
          </table:table-cell>
          <table:table-cell office:value-type="float" office:value="-62.230928818844" calcext:value-type="float">
            <text:p>-62,230928818844</text:p>
          </table:table-cell>
          <table:table-cell office:value-type="float" office:value="-61.93286214747" calcext:value-type="float">
            <text:p>-61,93286214747</text:p>
          </table:table-cell>
          <table:table-cell office:value-type="float" office:value="-61.632247279545" calcext:value-type="float">
            <text:p>-61,632247279545</text:p>
          </table:table-cell>
          <table:table-cell office:value-type="float" office:value="-61.328471045782" calcext:value-type="float">
            <text:p>-61,328471045782</text:p>
          </table:table-cell>
          <table:table-cell office:value-type="float" office:value="-61.020787581409" calcext:value-type="float">
            <text:p>-61,020787581409</text:p>
          </table:table-cell>
          <table:table-cell office:value-type="float" office:value="-60.708295159443" calcext:value-type="float">
            <text:p>-60,708295159443</text:p>
          </table:table-cell>
          <table:table-cell office:value-type="float" office:value="-60.389905641134" calcext:value-type="float">
            <text:p>-60,389905641134</text:p>
          </table:table-cell>
          <table:table-cell office:value-type="float" office:value="-60.064303970689" calcext:value-type="float">
            <text:p>-60,064303970689</text:p>
          </table:table-cell>
          <table:table-cell office:value-type="float" office:value="-59.729894048544" calcext:value-type="float">
            <text:p>-59,729894048544</text:p>
          </table:table-cell>
          <table:table-cell office:value-type="float" office:value="-59.384725672012" calcext:value-type="float">
            <text:p>-59,384725672012</text:p>
          </table:table-cell>
          <table:table-cell office:value-type="float" office:value="-59.026394704156" calcext:value-type="float">
            <text:p>-59,026394704156</text:p>
          </table:table-cell>
          <table:table-cell office:value-type="float" office:value="-58.651904661997" calcext:value-type="float">
            <text:p>-58,651904661997</text:p>
          </table:table-cell>
          <table:table-cell office:value-type="float" office:value="-58.257471529357" calcext:value-type="float">
            <text:p>-58,257471529357</text:p>
          </table:table-cell>
          <table:table-cell office:value-type="float" office:value="-57.838243049226" calcext:value-type="float">
            <text:p>-57,838243049226</text:p>
          </table:table-cell>
          <table:table-cell office:value-type="float" office:value="-57.387885790631" calcext:value-type="float">
            <text:p>-57,387885790631</text:p>
          </table:table-cell>
          <table:table-cell office:value-type="float" office:value="-56.897961666991" calcext:value-type="float">
            <text:p>-56,897961666991</text:p>
          </table:table-cell>
          <table:table-cell office:value-type="float" office:value="-56.356957759383" calcext:value-type="float">
            <text:p>-56,356957759383</text:p>
          </table:table-cell>
          <table:table-cell office:value-type="float" office:value="-55.748722851496" calcext:value-type="float">
            <text:p>-55,748722851496</text:p>
          </table:table-cell>
          <table:table-cell office:value-type="float" office:value="-55.049842304017" calcext:value-type="float">
            <text:p>-55,049842304017</text:p>
          </table:table-cell>
          <table:table-cell office:value-type="float" office:value="-54.225010937634" calcext:value-type="float">
            <text:p>-54,225010937634</text:p>
          </table:table-cell>
          <table:table-cell office:value-type="float" office:value="-53.218388555776" calcext:value-type="float">
            <text:p>-53,218388555776</text:p>
          </table:table-cell>
          <table:table-cell office:value-type="float" office:value="-51.936269202741" calcext:value-type="float">
            <text:p>-51,936269202741</text:p>
          </table:table-cell>
          <table:table-cell office:value-type="float" office:value="-50.209191398997" calcext:value-type="float">
            <text:p>-50,209191398997</text:p>
          </table:table-cell>
          <table:table-cell office:value-type="float" office:value="-47.699755025891" calcext:value-type="float">
            <text:p>-47,699755025891</text:p>
          </table:table-cell>
          <table:table-cell office:value-type="float" office:value="-43.647563571754" calcext:value-type="float">
            <text:p>-43,647563571754</text:p>
          </table:table-cell>
          <table:table-cell office:value-type="float" office:value="-36.066500607862" calcext:value-type="float">
            <text:p>-36,066500607862</text:p>
          </table:table-cell>
          <table:table-cell office:value-type="float" office:value="-19.357615615583" calcext:value-type="float">
            <text:p>-19,357615615583</text:p>
          </table:table-cell>
          <table:table-cell office:value-type="float" office:value="13.185515150332" calcext:value-type="float">
            <text:p>13,185515150332</text:p>
          </table:table-cell>
          <table:table-cell office:value-type="float" office:value="33.774941303923" calcext:value-type="float">
            <text:p>33,774941303923</text:p>
          </table:table-cell>
          <table:table-cell office:value-type="float" office:value="32.430210622467" calcext:value-type="float">
            <text:p>32,430210622467</text:p>
          </table:table-cell>
          <table:table-cell office:value-type="float" office:value="24.989463546834" calcext:value-type="float">
            <text:p>24,989463546834</text:p>
          </table:table-cell>
          <table:table-cell office:value-type="float" office:value="16.17917392401" calcext:value-type="float">
            <text:p>16,17917392401</text:p>
          </table:table-cell>
          <table:table-cell office:value-type="float" office:value="7.143017894285" calcext:value-type="float">
            <text:p>7,143017894285</text:p>
          </table:table-cell>
          <table:table-cell office:value-type="float" office:value="-1.685110035997" calcext:value-type="float">
            <text:p>-1,685110035997</text:p>
          </table:table-cell>
          <table:table-cell office:value-type="float" office:value="-10.061091829725" calcext:value-type="float">
            <text:p>-10,061091829725</text:p>
          </table:table-cell>
          <table:table-cell office:value-type="float" office:value="-17.82007154495" calcext:value-type="float">
            <text:p>-17,82007154495</text:p>
          </table:table-cell>
          <table:table-cell office:value-type="float" office:value="-24.859279939537" calcext:value-type="float">
            <text:p>-24,859279939537</text:p>
          </table:table-cell>
          <table:table-cell office:value-type="float" office:value="-31.166534082193" calcext:value-type="float">
            <text:p>-31,166534082193</text:p>
          </table:table-cell>
          <table:table-cell office:value-type="float" office:value="-36.856500105898" calcext:value-type="float">
            <text:p>-36,856500105898</text:p>
          </table:table-cell>
          <table:table-cell office:value-type="float" office:value="-42.150600273386" calcext:value-type="float">
            <text:p>-42,150600273386</text:p>
          </table:table-cell>
          <table:table-cell office:value-type="float" office:value="-47.268160774111" calcext:value-type="float">
            <text:p>-47,268160774111</text:p>
          </table:table-cell>
          <table:table-cell office:value-type="float" office:value="-52.255127659697" calcext:value-type="float">
            <text:p>-52,255127659697</text:p>
          </table:table-cell>
          <table:table-cell office:value-type="float" office:value="-56.864046727609" calcext:value-type="float">
            <text:p>-56,864046727609</text:p>
          </table:table-cell>
          <table:table-cell office:value-type="float" office:value="-60.697315079603" calcext:value-type="float">
            <text:p>-60,697315079603</text:p>
          </table:table-cell>
          <table:table-cell office:value-type="float" office:value="-63.556120374125" calcext:value-type="float">
            <text:p>-63,556120374125</text:p>
          </table:table-cell>
          <table:table-cell office:value-type="float" office:value="-65.543240559925" calcext:value-type="float">
            <text:p>-65,543240559925</text:p>
          </table:table-cell>
          <table:table-cell office:value-type="float" office:value="-66.880737825117" calcext:value-type="float">
            <text:p>-66,880737825117</text:p>
          </table:table-cell>
          <table:table-cell office:value-type="float" office:value="-67.765912934228" calcext:value-type="float">
            <text:p>-67,765912934228</text:p>
          </table:table-cell>
          <table:table-cell office:value-type="float" office:value="-68.339474697596" calcext:value-type="float">
            <text:p>-68,339474697596</text:p>
          </table:table-cell>
          <table:table-cell office:value-type="float" office:value="-68.696039282782" calcext:value-type="float">
            <text:p>-68,696039282782</text:p>
          </table:table-cell>
          <table:table-cell office:value-type="float" office:value="-68.898824605733" calcext:value-type="float">
            <text:p>-68,898824605733</text:p>
          </table:table-cell>
          <table:table-cell office:value-type="float" office:value="-68.990504441046" calcext:value-type="float">
            <text:p>-68,990504441046</text:p>
          </table:table-cell>
          <table:table-cell office:value-type="float" office:value="-69.000335008225" calcext:value-type="float">
            <text:p>-69,000335008225</text:p>
          </table:table-cell>
          <table:table-cell table:number-columns-repeated="710"/>
        </table:table-row>
        <table:table-row table:style-name="ro1">
          <table:table-cell office:value-type="string" calcext:value-type="string">
            <text:p>Threshold Voltage</text:p>
          </table:table-cell>
          <table:table-cell table:number-columns-repeated="1023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NeuronL1R0</text:p>
          </table:table-cell>
          <table:table-cell office:value-type="float" office:value="-66.548431610006" calcext:value-type="float">
            <text:p>-66,548431610006</text:p>
          </table:table-cell>
          <table:table-cell office:value-type="float" office:value="-66.548431609999" calcext:value-type="float">
            <text:p>-66,548431609999</text:p>
          </table:table-cell>
          <table:table-cell office:value-type="float" office:value="-66.548431609992" calcext:value-type="float">
            <text:p>-66,548431609992</text:p>
          </table:table-cell>
          <table:table-cell office:value-type="float" office:value="-66.548431609985" calcext:value-type="float">
            <text:p>-66,548431609985</text:p>
          </table:table-cell>
          <table:table-cell office:value-type="float" office:value="-66.548431609977" calcext:value-type="float">
            <text:p>-66,548431609977</text:p>
          </table:table-cell>
          <table:table-cell office:value-type="float" office:value="-66.54843160997" calcext:value-type="float">
            <text:p>-66,54843160997</text:p>
          </table:table-cell>
          <table:table-cell office:value-type="float" office:value="-66.548431609963" calcext:value-type="float">
            <text:p>-66,548431609963</text:p>
          </table:table-cell>
          <table:table-cell office:value-type="float" office:value="-66.548431609956" calcext:value-type="float">
            <text:p>-66,548431609956</text:p>
          </table:table-cell>
          <table:table-cell office:value-type="float" office:value="-66.548431609949" calcext:value-type="float">
            <text:p>-66,548431609949</text:p>
          </table:table-cell>
          <table:table-cell office:value-type="float" office:value="-66.548431609943" calcext:value-type="float">
            <text:p>-66,548431609943</text:p>
          </table:table-cell>
          <table:table-cell office:value-type="float" office:value="-66.548431609936" calcext:value-type="float">
            <text:p>-66,548431609936</text:p>
          </table:table-cell>
          <table:table-cell office:value-type="float" office:value="-66.548431609929" calcext:value-type="float">
            <text:p>-66,548431609929</text:p>
          </table:table-cell>
          <table:table-cell office:value-type="float" office:value="-66.548431609922" calcext:value-type="float">
            <text:p>-66,548431609922</text:p>
          </table:table-cell>
          <table:table-cell office:value-type="float" office:value="-66.548431609916" calcext:value-type="float">
            <text:p>-66,548431609916</text:p>
          </table:table-cell>
          <table:table-cell office:value-type="float" office:value="-66.548431609909" calcext:value-type="float">
            <text:p>-66,548431609909</text:p>
          </table:table-cell>
          <table:table-cell office:value-type="float" office:value="-66.548431609903" calcext:value-type="float">
            <text:p>-66,548431609903</text:p>
          </table:table-cell>
          <table:table-cell office:value-type="float" office:value="-66.548431609897" calcext:value-type="float">
            <text:p>-66,548431609897</text:p>
          </table:table-cell>
          <table:table-cell office:value-type="float" office:value="-66.54843160989" calcext:value-type="float">
            <text:p>-66,54843160989</text:p>
          </table:table-cell>
          <table:table-cell office:value-type="float" office:value="-66.548431609884" calcext:value-type="float">
            <text:p>-66,548431609884</text:p>
          </table:table-cell>
          <table:table-cell office:value-type="float" office:value="-66.548431609878" calcext:value-type="float">
            <text:p>-66,548431609878</text:p>
          </table:table-cell>
          <table:table-cell office:value-type="float" office:value="-66.548431609872" calcext:value-type="float">
            <text:p>-66,548431609872</text:p>
          </table:table-cell>
          <table:table-cell office:value-type="float" office:value="-66.548431609866" calcext:value-type="float">
            <text:p>-66,548431609866</text:p>
          </table:table-cell>
          <table:table-cell office:value-type="float" office:value="-66.54843160986" calcext:value-type="float">
            <text:p>-66,54843160986</text:p>
          </table:table-cell>
          <table:table-cell office:value-type="float" office:value="-66.548431609854" calcext:value-type="float">
            <text:p>-66,548431609854</text:p>
          </table:table-cell>
          <table:table-cell office:value-type="float" office:value="-66.548431609848" calcext:value-type="float">
            <text:p>-66,548431609848</text:p>
          </table:table-cell>
          <table:table-cell office:value-type="float" office:value="-66.548431609842" calcext:value-type="float">
            <text:p>-66,548431609842</text:p>
          </table:table-cell>
          <table:table-cell office:value-type="float" office:value="-66.548431609836" calcext:value-type="float">
            <text:p>-66,548431609836</text:p>
          </table:table-cell>
          <table:table-cell office:value-type="float" office:value="-66.54843160983" calcext:value-type="float">
            <text:p>-66,54843160983</text:p>
          </table:table-cell>
          <table:table-cell office:value-type="float" office:value="-66.548431609825" calcext:value-type="float">
            <text:p>-66,548431609825</text:p>
          </table:table-cell>
          <table:table-cell office:value-type="float" office:value="-66.548431609819" calcext:value-type="float">
            <text:p>-66,548431609819</text:p>
          </table:table-cell>
          <table:table-cell office:value-type="float" office:value="-66.548431609813" calcext:value-type="float">
            <text:p>-66,548431609813</text:p>
          </table:table-cell>
          <table:table-cell office:value-type="float" office:value="-66.548431609808" calcext:value-type="float">
            <text:p>-66,548431609808</text:p>
          </table:table-cell>
          <table:table-cell office:value-type="float" office:value="-66.548431609802" calcext:value-type="float">
            <text:p>-66,548431609802</text:p>
          </table:table-cell>
          <table:table-cell office:value-type="float" office:value="-66.548431609797" calcext:value-type="float">
            <text:p>-66,548431609797</text:p>
          </table:table-cell>
          <table:table-cell office:value-type="float" office:value="-66.548431609792" calcext:value-type="float">
            <text:p>-66,548431609792</text:p>
          </table:table-cell>
          <table:table-cell office:value-type="float" office:value="-66.548431609786" calcext:value-type="float">
            <text:p>-66,548431609786</text:p>
          </table:table-cell>
          <table:table-cell office:value-type="float" office:value="-66.548431609781" calcext:value-type="float">
            <text:p>-66,548431609781</text:p>
          </table:table-cell>
          <table:table-cell office:value-type="float" office:value="-66.548431609776" calcext:value-type="float">
            <text:p>-66,548431609776</text:p>
          </table:table-cell>
          <table:table-cell office:value-type="float" office:value="-66.548431609771" calcext:value-type="float">
            <text:p>-66,548431609771</text:p>
          </table:table-cell>
          <table:table-cell office:value-type="float" office:value="-66.548431609766" calcext:value-type="float">
            <text:p>-66,548431609766</text:p>
          </table:table-cell>
          <table:table-cell office:value-type="float" office:value="-66.548431609761" calcext:value-type="float">
            <text:p>-66,548431609761</text:p>
          </table:table-cell>
          <table:table-cell office:value-type="float" office:value="-66.548431609756" calcext:value-type="float">
            <text:p>-66,548431609756</text:p>
          </table:table-cell>
          <table:table-cell office:value-type="float" office:value="-66.548431609751" calcext:value-type="float">
            <text:p>-66,548431609751</text:p>
          </table:table-cell>
          <table:table-cell office:value-type="float" office:value="-66.548431609746" calcext:value-type="float">
            <text:p>-66,548431609746</text:p>
          </table:table-cell>
          <table:table-cell office:value-type="float" office:value="-66.548431609741" calcext:value-type="float">
            <text:p>-66,548431609741</text:p>
          </table:table-cell>
          <table:table-cell office:value-type="float" office:value="-66.548431609736" calcext:value-type="float">
            <text:p>-66,548431609736</text:p>
          </table:table-cell>
          <table:table-cell office:value-type="float" office:value="-66.548431609731" calcext:value-type="float">
            <text:p>-66,548431609731</text:p>
          </table:table-cell>
          <table:table-cell office:value-type="float" office:value="-66.548431609727" calcext:value-type="float">
            <text:p>-66,548431609727</text:p>
          </table:table-cell>
          <table:table-cell office:value-type="float" office:value="-66.548431609722" calcext:value-type="float">
            <text:p>-66,548431609722</text:p>
          </table:table-cell>
          <table:table-cell office:value-type="float" office:value="-42.279701767476" calcext:value-type="float">
            <text:p>-42,279701767476</text:p>
          </table:table-cell>
          <table:table-cell office:value-type="float" office:value="-8.286240932132" calcext:value-type="float">
            <text:p>-8,286240932132</text:p>
          </table:table-cell>
          <table:table-cell office:value-type="float" office:value="7.290395953131" calcext:value-type="float">
            <text:p>7,290395953131</text:p>
          </table:table-cell>
          <table:table-cell office:value-type="float" office:value="29.981277520253" calcext:value-type="float">
            <text:p>29,981277520253</text:p>
          </table:table-cell>
          <table:table-cell office:value-type="float" office:value="45.825399454112" calcext:value-type="float">
            <text:p>45,825399454112</text:p>
          </table:table-cell>
          <table:table-cell office:value-type="float" office:value="47.859720614426" calcext:value-type="float">
            <text:p>47,859720614426</text:p>
          </table:table-cell>
          <table:table-cell office:value-type="float" office:value="47.365108514831" calcext:value-type="float">
            <text:p>47,365108514831</text:p>
          </table:table-cell>
          <table:table-cell office:value-type="float" office:value="46.400540544795" calcext:value-type="float">
            <text:p>46,400540544795</text:p>
          </table:table-cell>
          <table:table-cell office:value-type="float" office:value="45.162965453668" calcext:value-type="float">
            <text:p>45,162965453668</text:p>
          </table:table-cell>
          <table:table-cell office:value-type="float" office:value="43.717480277453" calcext:value-type="float">
            <text:p>43,717480277453</text:p>
          </table:table-cell>
          <table:table-cell office:value-type="float" office:value="42.102017227726" calcext:value-type="float">
            <text:p>42,102017227726</text:p>
          </table:table-cell>
          <table:table-cell office:value-type="float" office:value="40.342594414252" calcext:value-type="float">
            <text:p>40,342594414252</text:p>
          </table:table-cell>
          <table:table-cell office:value-type="float" office:value="38.458266409018" calcext:value-type="float">
            <text:p>38,458266409018</text:p>
          </table:table-cell>
          <table:table-cell office:value-type="float" office:value="36.46353572643" calcext:value-type="float">
            <text:p>36,46353572643</text:p>
          </table:table-cell>
          <table:table-cell office:value-type="float" office:value="34.369847326216" calcext:value-type="float">
            <text:p>34,369847326216</text:p>
          </table:table-cell>
          <table:table-cell office:value-type="float" office:value="32.186614058548" calcext:value-type="float">
            <text:p>32,186614058548</text:p>
          </table:table-cell>
          <table:table-cell office:value-type="float" office:value="29.921943235547" calcext:value-type="float">
            <text:p>29,921943235547</text:p>
          </table:table-cell>
          <table:table-cell office:value-type="float" office:value="27.583154572677" calcext:value-type="float">
            <text:p>27,583154572677</text:p>
          </table:table-cell>
          <table:table-cell office:value-type="float" office:value="25.177146742579" calcext:value-type="float">
            <text:p>25,177146742579</text:p>
          </table:table-cell>
          <table:table-cell office:value-type="float" office:value="22.710650876215" calcext:value-type="float">
            <text:p>22,710650876215</text:p>
          </table:table-cell>
          <table:table-cell office:value-type="float" office:value="20.190397274355" calcext:value-type="float">
            <text:p>20,190397274355</text:p>
          </table:table-cell>
          <table:table-cell office:value-type="float" office:value="17.623214082446" calcext:value-type="float">
            <text:p>17,623214082446</text:p>
          </table:table-cell>
          <table:table-cell office:value-type="float" office:value="15.016072338012" calcext:value-type="float">
            <text:p>15,016072338012</text:p>
          </table:table-cell>
          <table:table-cell office:value-type="float" office:value="12.376089496467" calcext:value-type="float">
            <text:p>12,376089496467</text:p>
          </table:table-cell>
          <table:table-cell office:value-type="float" office:value="9.710502374552" calcext:value-type="float">
            <text:p>9,710502374552</text:p>
          </table:table-cell>
          <table:table-cell office:value-type="float" office:value="7.026619709962" calcext:value-type="float">
            <text:p>7,026619709962</text:p>
          </table:table-cell>
          <table:table-cell office:value-type="float" office:value="4.331763654492" calcext:value-type="float">
            <text:p>4,331763654492</text:p>
          </table:table-cell>
          <table:table-cell office:value-type="float" office:value="1.63320802764" calcext:value-type="float">
            <text:p>1,63320802764</text:p>
          </table:table-cell>
          <table:table-cell office:value-type="float" office:value="-1.061881336552" calcext:value-type="float">
            <text:p>-1,061881336552</text:p>
          </table:table-cell>
          <table:table-cell office:value-type="float" office:value="-3.746502620849" calcext:value-type="float">
            <text:p>-3,746502620849</text:p>
          </table:table-cell>
          <table:table-cell office:value-type="float" office:value="-6.413874167036" calcext:value-type="float">
            <text:p>-6,413874167036</text:p>
          </table:table-cell>
          <table:table-cell office:value-type="float" office:value="-9.057501016633" calcext:value-type="float">
            <text:p>-9,057501016633</text:p>
          </table:table-cell>
          <table:table-cell office:value-type="float" office:value="-11.671269279581" calcext:value-type="float">
            <text:p>-11,671269279581</text:p>
          </table:table-cell>
          <table:table-cell office:value-type="float" office:value="-14.249591982514" calcext:value-type="float">
            <text:p>-14,249591982514</text:p>
          </table:table-cell>
          <table:table-cell office:value-type="float" office:value="-16.787632945897" calcext:value-type="float">
            <text:p>-16,787632945897</text:p>
          </table:table-cell>
          <table:table-cell office:value-type="float" office:value="-19.281631879377" calcext:value-type="float">
            <text:p>-19,281631879377</text:p>
          </table:table-cell>
          <table:table-cell office:value-type="float" office:value="-21.729341932617" calcext:value-type="float">
            <text:p>-21,729341932617</text:p>
          </table:table-cell>
          <table:table-cell office:value-type="float" office:value="-24.130570428316" calcext:value-type="float">
            <text:p>-24,130570428316</text:p>
          </table:table-cell>
          <table:table-cell office:value-type="float" office:value="-26.487788285931" calcext:value-type="float">
            <text:p>-26,487788285931</text:p>
          </table:table-cell>
          <table:table-cell office:value-type="float" office:value="-28.806750817273" calcext:value-type="float">
            <text:p>-28,806750817273</text:p>
          </table:table-cell>
          <table:table-cell office:value-type="float" office:value="-31.097058656647" calcext:value-type="float">
            <text:p>-31,097058656647</text:p>
          </table:table-cell>
          <table:table-cell office:value-type="float" office:value="-33.372582364674" calcext:value-type="float">
            <text:p>-33,372582364674</text:p>
          </table:table-cell>
          <table:table-cell office:value-type="float" office:value="-35.651665636503" calcext:value-type="float">
            <text:p>-35,651665636503</text:p>
          </table:table-cell>
          <table:table-cell office:value-type="float" office:value="-37.956985374088" calcext:value-type="float">
            <text:p>-37,956985374088</text:p>
          </table:table-cell>
          <table:table-cell office:value-type="float" office:value="-40.314849527969" calcext:value-type="float">
            <text:p>-40,314849527969</text:p>
          </table:table-cell>
          <table:table-cell office:value-type="float" office:value="-42.753525866399" calcext:value-type="float">
            <text:p>-42,753525866399</text:p>
          </table:table-cell>
          <table:table-cell office:value-type="float" office:value="-45.299916119819" calcext:value-type="float">
            <text:p>-45,299916119819</text:p>
          </table:table-cell>
          <table:table-cell office:value-type="float" office:value="-47.97361750857" calcext:value-type="float">
            <text:p>-47,97361750857</text:p>
          </table:table-cell>
          <table:table-cell office:value-type="float" office:value="-50.777489290037" calcext:value-type="float">
            <text:p>-50,777489290037</text:p>
          </table:table-cell>
          <table:table-cell office:value-type="float" office:value="-53.685031830759" calcext:value-type="float">
            <text:p>-53,685031830759</text:p>
          </table:table-cell>
          <table:table-cell office:value-type="float" office:value="-56.628194471825" calcext:value-type="float">
            <text:p>-56,628194471825</text:p>
          </table:table-cell>
          <table:table-cell office:value-type="float" office:value="-59.494347431396" calcext:value-type="float">
            <text:p>-59,494347431396</text:p>
          </table:table-cell>
          <table:table-cell office:value-type="float" office:value="-62.143330084504" calcext:value-type="float">
            <text:p>-62,143330084504</text:p>
          </table:table-cell>
          <table:table-cell office:value-type="float" office:value="-64.446139805454" calcext:value-type="float">
            <text:p>-64,446139805454</text:p>
          </table:table-cell>
          <table:table-cell office:value-type="float" office:value="-66.326764672994" calcext:value-type="float">
            <text:p>-66,326764672994</text:p>
          </table:table-cell>
          <table:table-cell office:value-type="float" office:value="-67.779765896534" calcext:value-type="float">
            <text:p>-67,779765896534</text:p>
          </table:table-cell>
          <table:table-cell office:value-type="float" office:value="-68.855261956764" calcext:value-type="float">
            <text:p>-68,855261956764</text:p>
          </table:table-cell>
          <table:table-cell office:value-type="float" office:value="-69.628526459456" calcext:value-type="float">
            <text:p>-69,628526459456</text:p>
          </table:table-cell>
          <table:table-cell office:value-type="float" office:value="-70.174864656514" calcext:value-type="float">
            <text:p>-70,174864656514</text:p>
          </table:table-cell>
          <table:table-cell office:value-type="float" office:value="-70.557198169071" calcext:value-type="float">
            <text:p>-70,557198169071</text:p>
          </table:table-cell>
          <table:table-cell office:value-type="float" office:value="-70.823341011193" calcext:value-type="float">
            <text:p>-70,823341011193</text:p>
          </table:table-cell>
          <table:table-cell office:value-type="float" office:value="-71.007840936924" calcext:value-type="float">
            <text:p>-71,007840936924</text:p>
          </table:table-cell>
          <table:table-cell office:value-type="float" office:value="-71.135038799912" calcext:value-type="float">
            <text:p>-71,135038799912</text:p>
          </table:table-cell>
          <table:table-cell office:value-type="float" office:value="-71.221898529505" calcext:value-type="float">
            <text:p>-71,221898529505</text:p>
          </table:table-cell>
          <table:table-cell office:value-type="float" office:value="-71.280209342366" calcext:value-type="float">
            <text:p>-71,280209342366</text:p>
          </table:table-cell>
          <table:table-cell office:value-type="float" office:value="-71.318177548219" calcext:value-type="float">
            <text:p>-71,318177548219</text:p>
          </table:table-cell>
          <table:table-cell office:value-type="float" office:value="-71.341538745801" calcext:value-type="float">
            <text:p>-71,341538745801</text:p>
          </table:table-cell>
          <table:table-cell office:value-type="float" office:value="-71.35432338631" calcext:value-type="float">
            <text:p>-71,35432338631</text:p>
          </table:table-cell>
          <table:table-cell office:value-type="float" office:value="-71.359381013698" calcext:value-type="float">
            <text:p>-71,359381013698</text:p>
          </table:table-cell>
          <table:table-cell office:value-type="float" office:value="-71.3587392727" calcext:value-type="float">
            <text:p>-71,3587392727</text:p>
          </table:table-cell>
          <table:table-cell office:value-type="float" office:value="-71.353850487723" calcext:value-type="float">
            <text:p>-71,353850487723</text:p>
          </table:table-cell>
          <table:table-cell office:value-type="float" office:value="-71.345761794132" calcext:value-type="float">
            <text:p>-71,345761794132</text:p>
          </table:table-cell>
          <table:table-cell office:value-type="float" office:value="-71.335233163272" calcext:value-type="float">
            <text:p>-71,335233163272</text:p>
          </table:table-cell>
          <table:table-cell office:value-type="float" office:value="-71.322819764704" calcext:value-type="float">
            <text:p>-71,322819764704</text:p>
          </table:table-cell>
          <table:table-cell office:value-type="float" office:value="-71.308929794387" calcext:value-type="float">
            <text:p>-71,308929794387</text:p>
          </table:table-cell>
          <table:table-cell office:value-type="float" office:value="-71.293865328803" calcext:value-type="float">
            <text:p>-71,293865328803</text:p>
          </table:table-cell>
          <table:table-cell office:value-type="float" office:value="-71.277851365495" calcext:value-type="float">
            <text:p>-71,277851365495</text:p>
          </table:table-cell>
          <table:table-cell office:value-type="float" office:value="-71.261056591805" calcext:value-type="float">
            <text:p>-71,261056591805</text:p>
          </table:table-cell>
          <table:table-cell office:value-type="float" office:value="-71.243608326643" calcext:value-type="float">
            <text:p>-71,243608326643</text:p>
          </table:table-cell>
          <table:table-cell office:value-type="float" office:value="-71.225603332926" calcext:value-type="float">
            <text:p>-71,225603332926</text:p>
          </table:table-cell>
          <table:table-cell office:value-type="float" office:value="-71.207115686453" calcext:value-type="float">
            <text:p>-71,207115686453</text:p>
          </table:table-cell>
          <table:table-cell office:value-type="float" office:value="-71.188202534379" calcext:value-type="float">
            <text:p>-71,188202534379</text:p>
          </table:table-cell>
          <table:table-cell office:value-type="float" office:value="-71.16890833205" calcext:value-type="float">
            <text:p>-71,16890833205</text:p>
          </table:table-cell>
          <table:table-cell office:value-type="float" office:value="-71.149267976686" calcext:value-type="float">
            <text:p>-71,149267976686</text:p>
          </table:table-cell>
          <table:table-cell office:value-type="float" office:value="-71.129309136949" calcext:value-type="float">
            <text:p>-71,129309136949</text:p>
          </table:table-cell>
          <table:table-cell office:value-type="float" office:value="-71.109053993337" calcext:value-type="float">
            <text:p>-71,109053993337</text:p>
          </table:table-cell>
          <table:table-cell office:value-type="float" office:value="-71.088520544633" calcext:value-type="float">
            <text:p>-71,088520544633</text:p>
          </table:table-cell>
          <table:table-cell office:value-type="float" office:value="-71.067723593165" calcext:value-type="float">
            <text:p>-71,067723593165</text:p>
          </table:table-cell>
          <table:table-cell office:value-type="float" office:value="-71.046675491144" calcext:value-type="float">
            <text:p>-71,046675491144</text:p>
          </table:table-cell>
          <table:table-cell office:value-type="float" office:value="-71.025386708451" calcext:value-type="float">
            <text:p>-71,025386708451</text:p>
          </table:table-cell>
          <table:table-cell office:value-type="float" office:value="-71.003866266341" calcext:value-type="float">
            <text:p>-71,003866266341</text:p>
          </table:table-cell>
          <table:table-cell office:value-type="float" office:value="-70.982122070008" calcext:value-type="float">
            <text:p>-70,982122070008</text:p>
          </table:table-cell>
          <table:table-cell office:value-type="float" office:value="-70.960161164523" calcext:value-type="float">
            <text:p>-70,960161164523</text:p>
          </table:table-cell>
          <table:table-cell office:value-type="float" office:value="-70.937989932443" calcext:value-type="float">
            <text:p>-70,937989932443</text:p>
          </table:table-cell>
          <table:table-cell office:value-type="float" office:value="-70.915614246853" calcext:value-type="float">
            <text:p>-70,915614246853</text:p>
          </table:table-cell>
          <table:table-cell office:value-type="float" office:value="-70.893039590197" calcext:value-type="float">
            <text:p>-70,893039590197</text:p>
          </table:table-cell>
          <table:table-cell office:value-type="float" office:value="-70.870271146745" calcext:value-type="float">
            <text:p>-70,870271146745</text:p>
          </table:table-cell>
          <table:table-cell office:value-type="float" office:value="-70.84731387466" calcext:value-type="float">
            <text:p>-70,84731387466</text:p>
          </table:table-cell>
          <table:table-cell office:value-type="float" office:value="-70.824172562227" calcext:value-type="float">
            <text:p>-70,824172562227</text:p>
          </table:table-cell>
          <table:table-cell office:value-type="float" office:value="-70.80085187172" calcext:value-type="float">
            <text:p>-70,80085187172</text:p>
          </table:table-cell>
          <table:table-cell office:value-type="float" office:value="-70.777356373608" calcext:value-type="float">
            <text:p>-70,777356373608</text:p>
          </table:table-cell>
          <table:table-cell office:value-type="float" office:value="-70.753690573169" calcext:value-type="float">
            <text:p>-70,753690573169</text:p>
          </table:table-cell>
          <table:table-cell office:value-type="float" office:value="-70.729858931112" calcext:value-type="float">
            <text:p>-70,729858931112</text:p>
          </table:table-cell>
          <table:table-cell office:value-type="float" office:value="-70.705865879481" calcext:value-type="float">
            <text:p>-70,705865879481</text:p>
          </table:table-cell>
          <table:table-cell office:value-type="float" office:value="-70.681715833801" calcext:value-type="float">
            <text:p>-70,681715833801</text:p>
          </table:table-cell>
          <table:table-cell office:value-type="float" office:value="-70.657413202236" calcext:value-type="float">
            <text:p>-70,657413202236</text:p>
          </table:table-cell>
          <table:table-cell office:value-type="float" office:value="-70.632962392379" calcext:value-type="float">
            <text:p>-70,632962392379</text:p>
          </table:table-cell>
          <table:table-cell office:value-type="float" office:value="-70.608367816128" calcext:value-type="float">
            <text:p>-70,608367816128</text:p>
          </table:table-cell>
          <table:table-cell office:value-type="float" office:value="-70.583633893052" calcext:value-type="float">
            <text:p>-70,583633893052</text:p>
          </table:table-cell>
          <table:table-cell office:value-type="float" office:value="-70.558765052527" calcext:value-type="float">
            <text:p>-70,558765052527</text:p>
          </table:table-cell>
          <table:table-cell office:value-type="float" office:value="-70.533765734893" calcext:value-type="float">
            <text:p>-70,533765734893</text:p>
          </table:table-cell>
          <table:table-cell office:value-type="float" office:value="-70.508640391831" calcext:value-type="float">
            <text:p>-70,508640391831</text:p>
          </table:table-cell>
          <table:table-cell office:value-type="float" office:value="-70.4833934861" calcext:value-type="float">
            <text:p>-70,4833934861</text:p>
          </table:table-cell>
          <table:table-cell office:value-type="float" office:value="-70.458029490776" calcext:value-type="float">
            <text:p>-70,458029490776</text:p>
          </table:table-cell>
          <table:table-cell office:value-type="float" office:value="-70.432552888086" calcext:value-type="float">
            <text:p>-70,432552888086</text:p>
          </table:table-cell>
          <table:table-cell office:value-type="float" office:value="-70.406968167919" calcext:value-type="float">
            <text:p>-70,406968167919</text:p>
          </table:table-cell>
          <table:table-cell office:value-type="float" office:value="-70.38127982609" calcext:value-type="float">
            <text:p>-70,38127982609</text:p>
          </table:table-cell>
          <table:table-cell office:value-type="float" office:value="-70.355492362403" calcext:value-type="float">
            <text:p>-70,355492362403</text:p>
          </table:table-cell>
          <table:table-cell office:value-type="float" office:value="-70.329610278565" calcext:value-type="float">
            <text:p>-70,329610278565</text:p>
          </table:table-cell>
          <table:table-cell office:value-type="float" office:value="-70.303638075993" calcext:value-type="float">
            <text:p>-70,303638075993</text:p>
          </table:table-cell>
          <table:table-cell office:value-type="float" office:value="-70.277580253531" calcext:value-type="float">
            <text:p>-70,277580253531</text:p>
          </table:table-cell>
          <table:table-cell office:value-type="float" office:value="-70.25144130512" calcext:value-type="float">
            <text:p>-70,25144130512</text:p>
          </table:table-cell>
          <table:table-cell office:value-type="float" office:value="-70.225225717431" calcext:value-type="float">
            <text:p>-70,225225717431</text:p>
          </table:table-cell>
          <table:table-cell office:value-type="float" office:value="-70.198937967484" calcext:value-type="float">
            <text:p>-70,198937967484</text:p>
          </table:table-cell>
          <table:table-cell office:value-type="float" office:value="-70.172582520274" calcext:value-type="float">
            <text:p>-70,172582520274</text:p>
          </table:table-cell>
          <table:table-cell office:value-type="float" office:value="-70.146163826403" calcext:value-type="float">
            <text:p>-70,146163826403</text:p>
          </table:table-cell>
          <table:table-cell office:value-type="float" office:value="-70.119686319742" calcext:value-type="float">
            <text:p>-70,119686319742</text:p>
          </table:table-cell>
          <table:table-cell office:value-type="float" office:value="-70.093154415129" calcext:value-type="float">
            <text:p>-70,093154415129</text:p>
          </table:table-cell>
          <table:table-cell office:value-type="float" office:value="-70.066572506102" calcext:value-type="float">
            <text:p>-70,066572506102</text:p>
          </table:table-cell>
          <table:table-cell office:value-type="float" office:value="-70.039944962693" calcext:value-type="float">
            <text:p>-70,039944962693</text:p>
          </table:table-cell>
          <table:table-cell office:value-type="float" office:value="-70.013276129265" calcext:value-type="float">
            <text:p>-70,013276129265</text:p>
          </table:table-cell>
          <table:table-cell office:value-type="float" office:value="-69.986570322414" calcext:value-type="float">
            <text:p>-69,986570322414</text:p>
          </table:table-cell>
          <table:table-cell office:value-type="float" office:value="-69.959831828935" calcext:value-type="float">
            <text:p>-69,959831828935</text:p>
          </table:table-cell>
          <table:table-cell office:value-type="float" office:value="-69.933064903854" calcext:value-type="float">
            <text:p>-69,933064903854</text:p>
          </table:table-cell>
          <table:table-cell office:value-type="float" office:value="-69.906273768526" calcext:value-type="float">
            <text:p>-69,906273768526</text:p>
          </table:table-cell>
          <table:table-cell office:value-type="float" office:value="-69.87946260881" calcext:value-type="float">
            <text:p>-69,87946260881</text:p>
          </table:table-cell>
          <table:table-cell office:value-type="float" office:value="-69.85263557331" calcext:value-type="float">
            <text:p>-69,85263557331</text:p>
          </table:table-cell>
          <table:table-cell office:value-type="float" office:value="-69.825796771701" calcext:value-type="float">
            <text:p>-69,825796771701</text:p>
          </table:table-cell>
          <table:table-cell office:value-type="float" office:value="-69.79895027312" calcext:value-type="float">
            <text:p>-69,79895027312</text:p>
          </table:table-cell>
          <table:table-cell office:value-type="float" office:value="-69.772100104639" calcext:value-type="float">
            <text:p>-69,772100104639</text:p>
          </table:table-cell>
          <table:table-cell office:value-type="float" office:value="-69.745250249813" calcext:value-type="float">
            <text:p>-69,745250249813</text:p>
          </table:table-cell>
          <table:table-cell office:value-type="float" office:value="-69.718404647307" calcext:value-type="float">
            <text:p>-69,718404647307</text:p>
          </table:table-cell>
          <table:table-cell office:value-type="float" office:value="-69.691567189596" calcext:value-type="float">
            <text:p>-69,691567189596</text:p>
          </table:table-cell>
          <table:table-cell office:value-type="float" office:value="-69.664741721742" calcext:value-type="float">
            <text:p>-69,664741721742</text:p>
          </table:table-cell>
          <table:table-cell office:value-type="float" office:value="-69.637932040251" calcext:value-type="float">
            <text:p>-69,637932040251</text:p>
          </table:table-cell>
          <table:table-cell office:value-type="float" office:value="-69.611141891999" calcext:value-type="float">
            <text:p>-69,611141891999</text:p>
          </table:table-cell>
          <table:table-cell office:value-type="float" office:value="-69.584374973239" calcext:value-type="float">
            <text:p>-69,584374973239</text:p>
          </table:table-cell>
          <table:table-cell office:value-type="float" office:value="-69.557634928674" calcext:value-type="float">
            <text:p>-69,557634928674</text:p>
          </table:table-cell>
          <table:table-cell office:value-type="float" office:value="-69.530925350607" calcext:value-type="float">
            <text:p>-69,530925350607</text:p>
          </table:table-cell>
          <table:table-cell office:value-type="float" office:value="-69.504249778163" calcext:value-type="float">
            <text:p>-69,504249778163</text:p>
          </table:table-cell>
          <table:table-cell office:value-type="float" office:value="-69.477611696577" calcext:value-type="float">
            <text:p>-69,477611696577</text:p>
          </table:table-cell>
          <table:table-cell office:value-type="float" office:value="-69.451014536551" calcext:value-type="float">
            <text:p>-69,451014536551</text:p>
          </table:table-cell>
          <table:table-cell office:value-type="float" office:value="-69.424461673682" calcext:value-type="float">
            <text:p>-69,424461673682</text:p>
          </table:table-cell>
          <table:table-cell office:value-type="float" office:value="-69.397956427947" calcext:value-type="float">
            <text:p>-69,397956427947</text:p>
          </table:table-cell>
          <table:table-cell office:value-type="float" office:value="-69.371502063263" calcext:value-type="float">
            <text:p>-69,371502063263</text:p>
          </table:table-cell>
          <table:table-cell office:value-type="float" office:value="-69.345101787095" calcext:value-type="float">
            <text:p>-69,345101787095</text:p>
          </table:table-cell>
          <table:table-cell office:value-type="float" office:value="-69.318758750139" calcext:value-type="float">
            <text:p>-69,318758750139</text:p>
          </table:table-cell>
          <table:table-cell office:value-type="float" office:value="-69.292476046049" calcext:value-type="float">
            <text:p>-69,292476046049</text:p>
          </table:table-cell>
          <table:table-cell office:value-type="float" office:value="-69.266256711232" calcext:value-type="float">
            <text:p>-69,266256711232</text:p>
          </table:table-cell>
          <table:table-cell office:value-type="float" office:value="-69.240103724691" calcext:value-type="float">
            <text:p>-69,240103724691</text:p>
          </table:table-cell>
          <table:table-cell office:value-type="float" office:value="-69.214020007922" calcext:value-type="float">
            <text:p>-69,214020007922</text:p>
          </table:table-cell>
          <table:table-cell office:value-type="float" office:value="-69.188008424864" calcext:value-type="float">
            <text:p>-69,188008424864</text:p>
          </table:table-cell>
          <table:table-cell office:value-type="float" office:value="-69.162071781897" calcext:value-type="float">
            <text:p>-69,162071781897</text:p>
          </table:table-cell>
          <table:table-cell office:value-type="float" office:value="-69.136212827881" calcext:value-type="float">
            <text:p>-69,136212827881</text:p>
          </table:table-cell>
          <table:table-cell office:value-type="float" office:value="-69.110434254254" calcext:value-type="float">
            <text:p>-69,110434254254</text:p>
          </table:table-cell>
          <table:table-cell office:value-type="float" office:value="-69.084738695156" calcext:value-type="float">
            <text:p>-69,084738695156</text:p>
          </table:table-cell>
          <table:table-cell office:value-type="float" office:value="-69.059128727609" calcext:value-type="float">
            <text:p>-69,059128727609</text:p>
          </table:table-cell>
          <table:table-cell office:value-type="float" office:value="-69.033606871727" calcext:value-type="float">
            <text:p>-69,033606871727</text:p>
          </table:table-cell>
          <table:table-cell office:value-type="float" office:value="-69.008175590967" calcext:value-type="float">
            <text:p>-69,008175590967</text:p>
          </table:table-cell>
          <table:table-cell office:value-type="float" office:value="-68.982837292416" calcext:value-type="float">
            <text:p>-68,982837292416</text:p>
          </table:table-cell>
          <table:table-cell office:value-type="float" office:value="-68.957594327107" calcext:value-type="float">
            <text:p>-68,957594327107</text:p>
          </table:table-cell>
          <table:table-cell office:value-type="float" office:value="-68.932448990378" calcext:value-type="float">
            <text:p>-68,932448990378</text:p>
          </table:table-cell>
          <table:table-cell office:value-type="float" office:value="-68.907403522245" calcext:value-type="float">
            <text:p>-68,907403522245</text:p>
          </table:table-cell>
          <table:table-cell office:value-type="float" office:value="-68.882460107816" calcext:value-type="float">
            <text:p>-68,882460107816</text:p>
          </table:table-cell>
          <table:table-cell office:value-type="float" office:value="-68.85762087773" calcext:value-type="float">
            <text:p>-68,85762087773</text:p>
          </table:table-cell>
          <table:table-cell office:value-type="float" office:value="-68.832887908612" calcext:value-type="float">
            <text:p>-68,832887908612</text:p>
          </table:table-cell>
          <table:table-cell office:value-type="float" office:value="-68.808263223563" calcext:value-type="float">
            <text:p>-68,808263223563</text:p>
          </table:table-cell>
          <table:table-cell office:value-type="float" office:value="-49.693942919411" calcext:value-type="float">
            <text:p>-49,693942919411</text:p>
          </table:table-cell>
          <table:table-cell office:value-type="float" office:value="-13.636907058945" calcext:value-type="float">
            <text:p>-13,636907058945</text:p>
          </table:table-cell>
          <table:table-cell office:value-type="float" office:value="3.913324514733" calcext:value-type="float">
            <text:p>3,913324514733</text:p>
          </table:table-cell>
          <table:table-cell office:value-type="float" office:value="19.538895307985" calcext:value-type="float">
            <text:p>19,538895307985</text:p>
          </table:table-cell>
          <table:table-cell office:value-type="float" office:value="39.164491895342" calcext:value-type="float">
            <text:p>39,164491895342</text:p>
          </table:table-cell>
          <table:table-cell office:value-type="float" office:value="45.481174040209" calcext:value-type="float">
            <text:p>45,481174040209</text:p>
          </table:table-cell>
          <table:table-cell office:value-type="float" office:value="45.674760839804" calcext:value-type="float">
            <text:p>45,674760839804</text:p>
          </table:table-cell>
          <table:table-cell office:value-type="float" office:value="44.735180168804" calcext:value-type="float">
            <text:p>44,735180168804</text:p>
          </table:table-cell>
          <table:table-cell office:value-type="float" office:value="43.386109478854" calcext:value-type="float">
            <text:p>43,386109478854</text:p>
          </table:table-cell>
          <table:table-cell office:value-type="float" office:value="41.77201962009" calcext:value-type="float">
            <text:p>41,77201962009</text:p>
          </table:table-cell>
          <table:table-cell office:value-type="float" office:value="39.958435667988" calcext:value-type="float">
            <text:p>39,958435667988</text:p>
          </table:table-cell>
          <table:table-cell office:value-type="float" office:value="37.985555403345" calcext:value-type="float">
            <text:p>37,985555403345</text:p>
          </table:table-cell>
          <table:table-cell office:value-type="float" office:value="35.880882448136" calcext:value-type="float">
            <text:p>35,880882448136</text:p>
          </table:table-cell>
          <table:table-cell office:value-type="float" office:value="33.664412462771" calcext:value-type="float">
            <text:p>33,664412462771</text:p>
          </table:table-cell>
          <table:table-cell office:value-type="float" office:value="31.351437012564" calcext:value-type="float">
            <text:p>31,351437012564</text:p>
          </table:table-cell>
          <table:table-cell office:value-type="float" office:value="28.954267585931" calcext:value-type="float">
            <text:p>28,954267585931</text:p>
          </table:table-cell>
          <table:table-cell office:value-type="float" office:value="26.483348941203" calcext:value-type="float">
            <text:p>26,483348941203</text:p>
          </table:table-cell>
          <table:table-cell office:value-type="float" office:value="23.947986683204" calcext:value-type="float">
            <text:p>23,947986683204</text:p>
          </table:table-cell>
          <table:table-cell office:value-type="float" office:value="21.356818640203" calcext:value-type="float">
            <text:p>21,356818640203</text:p>
          </table:table-cell>
          <table:table-cell office:value-type="float" office:value="18.718111384696" calcext:value-type="float">
            <text:p>18,718111384696</text:p>
          </table:table-cell>
          <table:table-cell office:value-type="float" office:value="16.039935267788" calcext:value-type="float">
            <text:p>16,039935267788</text:p>
          </table:table-cell>
          <table:table-cell office:value-type="float" office:value="13.330254494963" calcext:value-type="float">
            <text:p>13,330254494963</text:p>
          </table:table-cell>
          <table:table-cell office:value-type="float" office:value="10.596958606141" calcext:value-type="float">
            <text:p>10,596958606141</text:p>
          </table:table-cell>
          <table:table-cell office:value-type="float" office:value="7.847855452702" calcext:value-type="float">
            <text:p>7,847855452702</text:p>
          </table:table-cell>
          <table:table-cell office:value-type="float" office:value="5.090641496712" calcext:value-type="float">
            <text:p>5,090641496712</text:p>
          </table:table-cell>
          <table:table-cell office:value-type="float" office:value="2.3328616776" calcext:value-type="float">
            <text:p>2,3328616776</text:p>
          </table:table-cell>
          <table:table-cell office:value-type="float" office:value="-0.418132723921" calcext:value-type="float">
            <text:p>-0,418132723921</text:p>
          </table:table-cell>
          <table:table-cell office:value-type="float" office:value="-3.155224479103" calcext:value-type="float">
            <text:p>-3,155224479103</text:p>
          </table:table-cell>
          <table:table-cell office:value-type="float" office:value="-5.871571223849" calcext:value-type="float">
            <text:p>-5,871571223849</text:p>
          </table:table-cell>
          <table:table-cell office:value-type="float" office:value="-8.560655964596" calcext:value-type="float">
            <text:p>-8,560655964596</text:p>
          </table:table-cell>
          <table:table-cell office:value-type="float" office:value="-11.21636426462" calcext:value-type="float">
            <text:p>-11,21636426462</text:p>
          </table:table-cell>
          <table:table-cell office:value-type="float" office:value="-13.833111971016" calcext:value-type="float">
            <text:p>-13,833111971016</text:p>
          </table:table-cell>
          <table:table-cell office:value-type="float" office:value="-16.406050961096" calcext:value-type="float">
            <text:p>-16,406050961096</text:p>
          </table:table-cell>
          <table:table-cell office:value-type="float" office:value="-18.931377687187" calcext:value-type="float">
            <text:p>-18,931377687187</text:p>
          </table:table-cell>
          <table:table-cell office:value-type="float" office:value="-21.406757680533" calcext:value-type="float">
            <text:p>-21,406757680533</text:p>
          </table:table-cell>
          <table:table-cell office:value-type="float" office:value="-23.831858357867" calcext:value-type="float">
            <text:p>-23,831858357867</text:p>
          </table:table-cell>
          <table:table-cell office:value-type="float" office:value="-26.208956176991" calcext:value-type="float">
            <text:p>-26,208956176991</text:p>
          </table:table-cell>
          <table:table-cell office:value-type="float" office:value="-28.543559842241" calcext:value-type="float">
            <text:p>-28,543559842241</text:p>
          </table:table-cell>
          <table:table-cell office:value-type="float" office:value="-30.844976304049" calcext:value-type="float">
            <text:p>-30,844976304049</text:p>
          </table:table-cell>
          <table:table-cell office:value-type="float" office:value="-33.126741799251" calcext:value-type="float">
            <text:p>-33,126741799251</text:p>
          </table:table-cell>
          <table:table-cell office:value-type="float" office:value="-35.406835275797" calcext:value-type="float">
            <text:p>-35,406835275797</text:p>
          </table:table-cell>
          <table:table-cell office:value-type="float" office:value="-37.707562442391" calcext:value-type="float">
            <text:p>-37,707562442391</text:p>
          </table:table-cell>
          <table:table-cell office:value-type="float" office:value="-40.054913342292" calcext:value-type="float">
            <text:p>-40,054913342292</text:p>
          </table:table-cell>
          <table:table-cell office:value-type="float" office:value="-42.477024856509" calcext:value-type="float">
            <text:p>-42,477024856509</text:p>
          </table:table-cell>
          <table:table-cell office:value-type="float" office:value="-45.001117161339" calcext:value-type="float">
            <text:p>-45,001117161339</text:p>
          </table:table-cell>
          <table:table-cell office:value-type="float" office:value="-47.647999820662" calcext:value-type="float">
            <text:p>-47,647999820662</text:p>
          </table:table-cell>
          <table:table-cell office:value-type="float" office:value="-50.423254190086" calcext:value-type="float">
            <text:p>-50,423254190086</text:p>
          </table:table-cell>
          <table:table-cell office:value-type="float" office:value="-53.305180247553" calcext:value-type="float">
            <text:p>-53,305180247553</text:p>
          </table:table-cell>
          <table:table-cell office:value-type="float" office:value="-56.232520837419" calcext:value-type="float">
            <text:p>-56,232520837419</text:p>
          </table:table-cell>
          <table:table-cell office:value-type="float" office:value="-59.099827223979" calcext:value-type="float">
            <text:p>-59,099827223979</text:p>
          </table:table-cell>
          <table:table-cell office:value-type="float" office:value="-61.77119099206" calcext:value-type="float">
            <text:p>-61,77119099206</text:p>
          </table:table-cell>
          <table:table-cell office:value-type="float" office:value="-64.115776694735" calcext:value-type="float">
            <text:p>-64,115776694735</text:p>
          </table:table-cell>
          <table:table-cell office:value-type="float" office:value="-66.049799564876" calcext:value-type="float">
            <text:p>-66,049799564876</text:p>
          </table:table-cell>
          <table:table-cell office:value-type="float" office:value="-67.558089105748" calcext:value-type="float">
            <text:p>-67,558089105748</text:p>
          </table:table-cell>
          <table:table-cell office:value-type="float" office:value="-68.683433859656" calcext:value-type="float">
            <text:p>-68,683433859656</text:p>
          </table:table-cell>
          <table:table-cell office:value-type="float" office:value="-69.497764852281" calcext:value-type="float">
            <text:p>-69,497764852281</text:p>
          </table:table-cell>
          <table:table-cell office:value-type="float" office:value="-70.076114197307" calcext:value-type="float">
            <text:p>-70,076114197307</text:p>
          </table:table-cell>
          <table:table-cell office:value-type="float" office:value="-70.482634876183" calcext:value-type="float">
            <text:p>-70,482634876183</text:p>
          </table:table-cell>
          <table:table-cell office:value-type="float" office:value="-70.766768950587" calcext:value-type="float">
            <text:p>-70,766768950587</text:p>
          </table:table-cell>
          <table:table-cell office:value-type="float" office:value="-70.964565754556" calcext:value-type="float">
            <text:p>-70,964565754556</text:p>
          </table:table-cell>
          <table:table-cell office:value-type="float" office:value="-71.101579561943" calcext:value-type="float">
            <text:p>-71,101579561943</text:p>
          </table:table-cell>
          <table:table-cell office:value-type="float" office:value="-71.195697816105" calcext:value-type="float">
            <text:p>-71,195697816105</text:p>
          </table:table-cell>
          <table:table-cell office:value-type="float" office:value="-71.25939305998" calcext:value-type="float">
            <text:p>-71,25939305998</text:p>
          </table:table-cell>
          <table:table-cell office:value-type="float" office:value="-71.301370893982" calcext:value-type="float">
            <text:p>-71,301370893982</text:p>
          </table:table-cell>
          <table:table-cell office:value-type="float" office:value="-71.327730114551" calcext:value-type="float">
            <text:p>-71,327730114551</text:p>
          </table:table-cell>
          <table:table-cell office:value-type="float" office:value="-71.342765344538" calcext:value-type="float">
            <text:p>-71,342765344538</text:p>
          </table:table-cell>
          <table:table-cell office:value-type="float" office:value="-71.349518711835" calcext:value-type="float">
            <text:p>-71,349518711835</text:p>
          </table:table-cell>
          <table:table-cell office:value-type="float" office:value="-71.350158764897" calcext:value-type="float">
            <text:p>-71,350158764897</text:p>
          </table:table-cell>
          <table:table-cell office:value-type="float" office:value="-71.346241369951" calcext:value-type="float">
            <text:p>-71,346241369951</text:p>
          </table:table-cell>
          <table:table-cell office:value-type="float" office:value="-71.33889011214" calcext:value-type="float">
            <text:p>-71,33889011214</text:p>
          </table:table-cell>
          <table:table-cell office:value-type="float" office:value="-71.328921690457" calcext:value-type="float">
            <text:p>-71,328921690457</text:p>
          </table:table-cell>
          <table:table-cell office:value-type="float" office:value="-71.316933581413" calcext:value-type="float">
            <text:p>-71,316933581413</text:p>
          </table:table-cell>
          <table:table-cell office:value-type="float" office:value="-71.303365693992" calcext:value-type="float">
            <text:p>-71,303365693992</text:p>
          </table:table-cell>
          <table:table-cell office:value-type="float" office:value="-71.288543997382" calcext:value-type="float">
            <text:p>-71,288543997382</text:p>
          </table:table-cell>
          <table:table-cell office:value-type="float" office:value="-71.272711580752" calcext:value-type="float">
            <text:p>-71,272711580752</text:p>
          </table:table-cell>
          <table:table-cell office:value-type="float" office:value="-71.256050898838" calcext:value-type="float">
            <text:p>-71,256050898838</text:p>
          </table:table-cell>
          <table:table-cell office:value-type="float" office:value="-71.238699798963" calcext:value-type="float">
            <text:p>-71,238699798963</text:p>
          </table:table-cell>
          <table:table-cell office:value-type="float" office:value="-71.220763134731" calcext:value-type="float">
            <text:p>-71,220763134731</text:p>
          </table:table-cell>
          <table:table-cell office:value-type="float" office:value="-71.202321229285" calcext:value-type="float">
            <text:p>-71,202321229285</text:p>
          </table:table-cell>
          <table:table-cell office:value-type="float" office:value="-71.183436076737" calcext:value-type="float">
            <text:p>-71,183436076737</text:p>
          </table:table-cell>
          <table:table-cell office:value-type="float" office:value="-71.164155910657" calcext:value-type="float">
            <text:p>-71,164155910657</text:p>
          </table:table-cell>
          <table:table-cell office:value-type="float" office:value="-71.144518587181" calcext:value-type="float">
            <text:p>-71,144518587181</text:p>
          </table:table-cell>
          <table:table-cell office:value-type="float" office:value="-71.124554103018" calcext:value-type="float">
            <text:p>-71,124554103018</text:p>
          </table:table-cell>
          <table:table-cell office:value-type="float" office:value="-71.104286478816" calcext:value-type="float">
            <text:p>-71,104286478816</text:p>
          </table:table-cell>
          <table:table-cell office:value-type="float" office:value="-71.08373517457" calcext:value-type="float">
            <text:p>-71,08373517457</text:p>
          </table:table-cell>
          <table:table-cell office:value-type="float" office:value="-71.062916158253" calcext:value-type="float">
            <text:p>-71,062916158253</text:p>
          </table:table-cell>
          <table:table-cell office:value-type="float" office:value="-71.041842716228" calcext:value-type="float">
            <text:p>-71,041842716228</text:p>
          </table:table-cell>
          <table:table-cell table:number-columns-repeated="710"/>
        </table:table-row>
        <table:table-row table:style-name="ro1">
          <table:table-cell office:value-type="string" calcext:value-type="string">
            <text:p>NeuronL1R0</text:p>
          </table:table-cell>
          <table:table-cell office:value-type="float" office:value="-68.92324130303" calcext:value-type="float">
            <text:p>-68,92324130303</text:p>
          </table:table-cell>
          <table:table-cell office:value-type="float" office:value="-68.920956755007" calcext:value-type="float">
            <text:p>-68,920956755007</text:p>
          </table:table-cell>
          <table:table-cell office:value-type="float" office:value="-68.918700747026" calcext:value-type="float">
            <text:p>-68,918700747026</text:p>
          </table:table-cell>
          <table:table-cell office:value-type="float" office:value="-68.916475160085" calcext:value-type="float">
            <text:p>-68,916475160085</text:p>
          </table:table-cell>
          <table:table-cell office:value-type="float" office:value="-68.914281699359" calcext:value-type="float">
            <text:p>-68,914281699359</text:p>
          </table:table-cell>
          <table:table-cell office:value-type="float" office:value="-68.912121903178" calcext:value-type="float">
            <text:p>-68,912121903178</text:p>
          </table:table-cell>
          <table:table-cell office:value-type="float" office:value="-68.909997151647" calcext:value-type="float">
            <text:p>-68,909997151647</text:p>
          </table:table-cell>
          <table:table-cell office:value-type="float" office:value="-68.907908674945" calcext:value-type="float">
            <text:p>-68,907908674945</text:p>
          </table:table-cell>
          <table:table-cell office:value-type="float" office:value="-68.905857561298" calcext:value-type="float">
            <text:p>-68,905857561298</text:p>
          </table:table-cell>
          <table:table-cell office:value-type="float" office:value="-68.903844764639" calcext:value-type="float">
            <text:p>-68,903844764639</text:p>
          </table:table-cell>
          <table:table-cell office:value-type="float" office:value="-68.901871111974" calcext:value-type="float">
            <text:p>-68,901871111974</text:p>
          </table:table-cell>
          <table:table-cell office:value-type="float" office:value="-68.899937310445" calcext:value-type="float">
            <text:p>-68,899937310445</text:p>
          </table:table-cell>
          <table:table-cell office:value-type="float" office:value="-68.898043954125" calcext:value-type="float">
            <text:p>-68,898043954125</text:p>
          </table:table-cell>
          <table:table-cell office:value-type="float" office:value="-68.896191530528" calcext:value-type="float">
            <text:p>-68,896191530528</text:p>
          </table:table-cell>
          <table:table-cell office:value-type="float" office:value="-68.894380426863" calcext:value-type="float">
            <text:p>-68,894380426863</text:p>
          </table:table-cell>
          <table:table-cell office:value-type="float" office:value="-68.892610936031" calcext:value-type="float">
            <text:p>-68,892610936031</text:p>
          </table:table-cell>
          <table:table-cell office:value-type="float" office:value="-68.89088326237" calcext:value-type="float">
            <text:p>-68,89088326237</text:p>
          </table:table-cell>
          <table:table-cell office:value-type="float" office:value="-68.889197527168" calcext:value-type="float">
            <text:p>-68,889197527168</text:p>
          </table:table-cell>
          <table:table-cell office:value-type="float" office:value="-68.887553773938" calcext:value-type="float">
            <text:p>-68,887553773938</text:p>
          </table:table-cell>
          <table:table-cell office:value-type="float" office:value="-68.885951973475" calcext:value-type="float">
            <text:p>-68,885951973475</text:p>
          </table:table-cell>
          <table:table-cell office:value-type="float" office:value="-68.884392028692" calcext:value-type="float">
            <text:p>-68,884392028692</text:p>
          </table:table-cell>
          <table:table-cell office:value-type="float" office:value="-68.882873779248" calcext:value-type="float">
            <text:p>-68,882873779248</text:p>
          </table:table-cell>
          <table:table-cell office:value-type="float" office:value="-68.881397005972" calcext:value-type="float">
            <text:p>-68,881397005972</text:p>
          </table:table-cell>
          <table:table-cell office:value-type="float" office:value="-68.879961435093" calcext:value-type="float">
            <text:p>-68,879961435093</text:p>
          </table:table-cell>
          <table:table-cell office:value-type="float" office:value="-68.878566742279" calcext:value-type="float">
            <text:p>-68,878566742279</text:p>
          </table:table-cell>
          <table:table-cell office:value-type="float" office:value="-68.877212556494" calcext:value-type="float">
            <text:p>-68,877212556494</text:p>
          </table:table-cell>
          <table:table-cell office:value-type="float" office:value="-68.875898463675" calcext:value-type="float">
            <text:p>-68,875898463675</text:p>
          </table:table-cell>
          <table:table-cell office:value-type="float" office:value="-68.87462401024" calcext:value-type="float">
            <text:p>-68,87462401024</text:p>
          </table:table-cell>
          <table:table-cell office:value-type="float" office:value="-68.873388706431" calcext:value-type="float">
            <text:p>-68,873388706431</text:p>
          </table:table-cell>
          <table:table-cell office:value-type="float" office:value="-68.872192029494" calcext:value-type="float">
            <text:p>-68,872192029494</text:p>
          </table:table-cell>
          <table:table-cell office:value-type="float" office:value="-68.871033426712" calcext:value-type="float">
            <text:p>-68,871033426712</text:p>
          </table:table-cell>
          <table:table-cell office:value-type="float" office:value="-68.869912318275" calcext:value-type="float">
            <text:p>-68,869912318275</text:p>
          </table:table-cell>
          <table:table-cell office:value-type="float" office:value="-68.868828100026" calcext:value-type="float">
            <text:p>-68,868828100026</text:p>
          </table:table-cell>
          <table:table-cell office:value-type="float" office:value="-68.867780146048" calcext:value-type="float">
            <text:p>-68,867780146048</text:p>
          </table:table-cell>
          <table:table-cell office:value-type="float" office:value="-68.866767811132" calcext:value-type="float">
            <text:p>-68,866767811132</text:p>
          </table:table-cell>
          <table:table-cell office:value-type="float" office:value="-68.865790433107" calcext:value-type="float">
            <text:p>-68,865790433107</text:p>
          </table:table-cell>
          <table:table-cell office:value-type="float" office:value="-68.864847335054" calcext:value-type="float">
            <text:p>-68,864847335054</text:p>
          </table:table-cell>
          <table:table-cell office:value-type="float" office:value="-68.86393782739" calcext:value-type="float">
            <text:p>-68,86393782739</text:p>
          </table:table-cell>
          <table:table-cell office:value-type="float" office:value="-68.863061209846" calcext:value-type="float">
            <text:p>-68,863061209846</text:p>
          </table:table-cell>
          <table:table-cell office:value-type="float" office:value="-68.862216773329" calcext:value-type="float">
            <text:p>-68,862216773329</text:p>
          </table:table-cell>
          <table:table-cell office:value-type="float" office:value="-68.861403801676" calcext:value-type="float">
            <text:p>-68,861403801676</text:p>
          </table:table-cell>
          <table:table-cell office:value-type="float" office:value="-68.860621573314" calcext:value-type="float">
            <text:p>-68,860621573314</text:p>
          </table:table-cell>
          <table:table-cell office:value-type="float" office:value="-68.859869362806" calcext:value-type="float">
            <text:p>-68,859869362806</text:p>
          </table:table-cell>
          <table:table-cell office:value-type="float" office:value="-68.859146442318" calcext:value-type="float">
            <text:p>-68,859146442318</text:p>
          </table:table-cell>
          <table:table-cell office:value-type="float" office:value="-68.858452082985" calcext:value-type="float">
            <text:p>-68,858452082985</text:p>
          </table:table-cell>
          <table:table-cell office:value-type="float" office:value="-68.857785556195" calcext:value-type="float">
            <text:p>-68,857785556195</text:p>
          </table:table-cell>
          <table:table-cell office:value-type="float" office:value="-68.857146134782" calcext:value-type="float">
            <text:p>-68,857146134782</text:p>
          </table:table-cell>
          <table:table-cell office:value-type="float" office:value="-28.267329644405" calcext:value-type="float">
            <text:p>-28,267329644405</text:p>
          </table:table-cell>
          <table:table-cell office:value-type="float" office:value="16.400190452598" calcext:value-type="float">
            <text:p>16,400190452598</text:p>
          </table:table-cell>
          <table:table-cell office:value-type="float" office:value="49.115301831979" calcext:value-type="float">
            <text:p>49,115301831979</text:p>
          </table:table-cell>
          <table:table-cell office:value-type="float" office:value="46.747754654321" calcext:value-type="float">
            <text:p>46,747754654321</text:p>
          </table:table-cell>
          <table:table-cell office:value-type="float" office:value="41.756056087435" calcext:value-type="float">
            <text:p>41,756056087435</text:p>
          </table:table-cell>
          <table:table-cell office:value-type="float" office:value="35.734254583982" calcext:value-type="float">
            <text:p>35,734254583982</text:p>
          </table:table-cell>
          <table:table-cell office:value-type="float" office:value="28.980728388137" calcext:value-type="float">
            <text:p>28,980728388137</text:p>
          </table:table-cell>
          <table:table-cell office:value-type="float" office:value="21.683127039642" calcext:value-type="float">
            <text:p>21,683127039642</text:p>
          </table:table-cell>
          <table:table-cell office:value-type="float" office:value="14.009290774026" calcext:value-type="float">
            <text:p>14,009290774026</text:p>
          </table:table-cell>
          <table:table-cell office:value-type="float" office:value="6.134235080675" calcext:value-type="float">
            <text:p>6,134235080675</text:p>
          </table:table-cell>
          <table:table-cell office:value-type="float" office:value="-1.759280638492" calcext:value-type="float">
            <text:p>-1,759280638492</text:p>
          </table:table-cell>
          <table:table-cell office:value-type="float" office:value="-9.490702724217" calcext:value-type="float">
            <text:p>-9,490702724217</text:p>
          </table:table-cell>
          <table:table-cell office:value-type="float" office:value="-16.894073507325" calcext:value-type="float">
            <text:p>-16,894073507325</text:p>
          </table:table-cell>
          <table:table-cell office:value-type="float" office:value="-23.838049770422" calcext:value-type="float">
            <text:p>-23,838049770422</text:p>
          </table:table-cell>
          <table:table-cell office:value-type="float" office:value="-30.266768302025" calcext:value-type="float">
            <text:p>-30,266768302025</text:p>
          </table:table-cell>
          <table:table-cell office:value-type="float" office:value="-36.250429211308" calcext:value-type="float">
            <text:p>-36,250429211308</text:p>
          </table:table-cell>
          <table:table-cell office:value-type="float" office:value="-41.989171725664" calcext:value-type="float">
            <text:p>-41,989171725664</text:p>
          </table:table-cell>
          <table:table-cell office:value-type="float" office:value="-47.707831022092" calcext:value-type="float">
            <text:p>-47,707831022092</text:p>
          </table:table-cell>
          <table:table-cell office:value-type="float" office:value="-53.424615047669" calcext:value-type="float">
            <text:p>-53,424615047669</text:p>
          </table:table-cell>
          <table:table-cell office:value-type="float" office:value="-58.743143771974" calcext:value-type="float">
            <text:p>-58,743143771974</text:p>
          </table:table-cell>
          <table:table-cell office:value-type="float" office:value="-63.078483126609" calcext:value-type="float">
            <text:p>-63,078483126609</text:p>
          </table:table-cell>
          <table:table-cell office:value-type="float" office:value="-66.21529511084" calcext:value-type="float">
            <text:p>-66,21529511084</text:p>
          </table:table-cell>
          <table:table-cell office:value-type="float" office:value="-68.363231352336" calcext:value-type="float">
            <text:p>-68,363231352336</text:p>
          </table:table-cell>
          <table:table-cell office:value-type="float" office:value="-69.824755904538" calcext:value-type="float">
            <text:p>-69,824755904538</text:p>
          </table:table-cell>
          <table:table-cell office:value-type="float" office:value="-70.830472157165" calcext:value-type="float">
            <text:p>-70,830472157165</text:p>
          </table:table-cell>
          <table:table-cell office:value-type="float" office:value="-71.532203723262" calcext:value-type="float">
            <text:p>-71,532203723262</text:p>
          </table:table-cell>
          <table:table-cell office:value-type="float" office:value="-72.027690517916" calcext:value-type="float">
            <text:p>-72,027690517916</text:p>
          </table:table-cell>
          <table:table-cell office:value-type="float" office:value="-72.380467032099" calcext:value-type="float">
            <text:p>-72,380467032099</text:p>
          </table:table-cell>
          <table:table-cell office:value-type="float" office:value="-72.632545982176" calcext:value-type="float">
            <text:p>-72,632545982176</text:p>
          </table:table-cell>
          <table:table-cell office:value-type="float" office:value="-72.812224771262" calcext:value-type="float">
            <text:p>-72,812224771262</text:p>
          </table:table-cell>
          <table:table-cell office:value-type="float" office:value="-72.938910782747" calcext:value-type="float">
            <text:p>-72,938910782747</text:p>
          </table:table-cell>
          <table:table-cell office:value-type="float" office:value="-73.026146883605" calcext:value-type="float">
            <text:p>-73,026146883605</text:p>
          </table:table-cell>
          <table:table-cell office:value-type="float" office:value="-73.08354055528" calcext:value-type="float">
            <text:p>-73,08354055528</text:p>
          </table:table-cell>
          <table:table-cell office:value-type="float" office:value="-73.118015091553" calcext:value-type="float">
            <text:p>-73,118015091553</text:p>
          </table:table-cell>
          <table:table-cell office:value-type="float" office:value="-73.134634625209" calcext:value-type="float">
            <text:p>-73,134634625209</text:p>
          </table:table-cell>
          <table:table-cell office:value-type="float" office:value="-73.137156778134" calcext:value-type="float">
            <text:p>-73,137156778134</text:p>
          </table:table-cell>
          <table:table-cell office:value-type="float" office:value="-73.128408414513" calcext:value-type="float">
            <text:p>-73,128408414513</text:p>
          </table:table-cell>
          <table:table-cell office:value-type="float" office:value="-73.110544733404" calcext:value-type="float">
            <text:p>-73,110544733404</text:p>
          </table:table-cell>
          <table:table-cell office:value-type="float" office:value="-73.08523029837" calcext:value-type="float">
            <text:p>-73,08523029837</text:p>
          </table:table-cell>
          <table:table-cell office:value-type="float" office:value="-73.053767107419" calcext:value-type="float">
            <text:p>-73,053767107419</text:p>
          </table:table-cell>
          <table:table-cell office:value-type="float" office:value="-73.017186263153" calcext:value-type="float">
            <text:p>-73,017186263153</text:p>
          </table:table-cell>
          <table:table-cell office:value-type="float" office:value="-72.976314315436" calcext:value-type="float">
            <text:p>-72,976314315436</text:p>
          </table:table-cell>
          <table:table-cell office:value-type="float" office:value="-72.93182177504" calcext:value-type="float">
            <text:p>-72,93182177504</text:p>
          </table:table-cell>
          <table:table-cell office:value-type="float" office:value="-72.884258938469" calcext:value-type="float">
            <text:p>-72,884258938469</text:p>
          </table:table-cell>
          <table:table-cell office:value-type="float" office:value="-72.834082588395" calcext:value-type="float">
            <text:p>-72,834082588395</text:p>
          </table:table-cell>
          <table:table-cell office:value-type="float" office:value="-72.781676068546" calcext:value-type="float">
            <text:p>-72,781676068546</text:p>
          </table:table-cell>
          <table:table-cell office:value-type="float" office:value="-72.727364503165" calcext:value-type="float">
            <text:p>-72,727364503165</text:p>
          </table:table-cell>
          <table:table-cell office:value-type="float" office:value="-72.671426427269" calcext:value-type="float">
            <text:p>-72,671426427269</text:p>
          </table:table-cell>
          <table:table-cell office:value-type="float" office:value="-72.614102742022" calcext:value-type="float">
            <text:p>-72,614102742022</text:p>
          </table:table-cell>
          <table:table-cell office:value-type="float" office:value="-72.555603661208" calcext:value-type="float">
            <text:p>-72,555603661208</text:p>
          </table:table-cell>
          <table:table-cell office:value-type="float" office:value="-72.496114138046" calcext:value-type="float">
            <text:p>-72,496114138046</text:p>
          </table:table-cell>
          <table:table-cell office:value-type="float" office:value="-72.435798134535" calcext:value-type="float">
            <text:p>-72,435798134535</text:p>
          </table:table-cell>
          <table:table-cell office:value-type="float" office:value="-72.374802003507" calcext:value-type="float">
            <text:p>-72,374802003507</text:p>
          </table:table-cell>
          <table:table-cell office:value-type="float" office:value="-72.313257186311" calcext:value-type="float">
            <text:p>-72,313257186311</text:p>
          </table:table-cell>
          <table:table-cell office:value-type="float" office:value="-72.251282379593" calcext:value-type="float">
            <text:p>-72,251282379593</text:p>
          </table:table-cell>
          <table:table-cell office:value-type="float" office:value="-72.188985287914" calcext:value-type="float">
            <text:p>-72,188985287914</text:p>
          </table:table-cell>
          <table:table-cell office:value-type="float" office:value="-72.126464051554" calcext:value-type="float">
            <text:p>-72,126464051554</text:p>
          </table:table-cell>
          <table:table-cell office:value-type="float" office:value="-72.063808418263" calcext:value-type="float">
            <text:p>-72,063808418263</text:p>
          </table:table-cell>
          <table:table-cell office:value-type="float" office:value="-72.001100712134" calcext:value-type="float">
            <text:p>-72,001100712134</text:p>
          </table:table-cell>
          <table:table-cell office:value-type="float" office:value="-71.938416640921" calcext:value-type="float">
            <text:p>-71,938416640921</text:p>
          </table:table-cell>
          <table:table-cell office:value-type="float" office:value="-71.875825974072" calcext:value-type="float">
            <text:p>-71,875825974072</text:p>
          </table:table-cell>
          <table:table-cell office:value-type="float" office:value="-71.813393116771" calcext:value-type="float">
            <text:p>-71,813393116771</text:p>
          </table:table-cell>
          <table:table-cell office:value-type="float" office:value="-71.751177599892" calcext:value-type="float">
            <text:p>-71,751177599892</text:p>
          </table:table-cell>
          <table:table-cell office:value-type="float" office:value="-71.68923450161" calcext:value-type="float">
            <text:p>-71,68923450161</text:p>
          </table:table-cell>
          <table:table-cell office:value-type="float" office:value="-71.627614813124" calcext:value-type="float">
            <text:p>-71,627614813124</text:p>
          </table:table-cell>
          <table:table-cell office:value-type="float" office:value="-71.56636575844" calcext:value-type="float">
            <text:p>-71,56636575844</text:p>
          </table:table-cell>
          <table:table-cell office:value-type="float" office:value="-71.505531076129" calcext:value-type="float">
            <text:p>-71,505531076129</text:p>
          </table:table-cell>
          <table:table-cell office:value-type="float" office:value="-71.445151269405" calcext:value-type="float">
            <text:p>-71,445151269405</text:p>
          </table:table-cell>
          <table:table-cell office:value-type="float" office:value="-71.385263829646" calcext:value-type="float">
            <text:p>-71,385263829646</text:p>
          </table:table-cell>
          <table:table-cell office:value-type="float" office:value="-71.325903437467" calcext:value-type="float">
            <text:p>-71,325903437467</text:p>
          </table:table-cell>
          <table:table-cell office:value-type="float" office:value="-71.267102144682" calcext:value-type="float">
            <text:p>-71,267102144682</text:p>
          </table:table-cell>
          <table:table-cell office:value-type="float" office:value="-71.208889539877" calcext:value-type="float">
            <text:p>-71,208889539877</text:p>
          </table:table-cell>
          <table:table-cell office:value-type="float" office:value="-71.151292899795" calcext:value-type="float">
            <text:p>-71,151292899795</text:p>
          </table:table-cell>
          <table:table-cell office:value-type="float" office:value="-71.094337328378" calcext:value-type="float">
            <text:p>-71,094337328378</text:p>
          </table:table-cell>
          <table:table-cell office:value-type="float" office:value="-71.038045884934" calcext:value-type="float">
            <text:p>-71,038045884934</text:p>
          </table:table-cell>
          <table:table-cell office:value-type="float" office:value="-70.982439702701" calcext:value-type="float">
            <text:p>-70,982439702701</text:p>
          </table:table-cell>
          <table:table-cell office:value-type="float" office:value="-70.927538098836" calcext:value-type="float">
            <text:p>-70,927538098836</text:p>
          </table:table-cell>
          <table:table-cell office:value-type="float" office:value="-70.873358676705" calcext:value-type="float">
            <text:p>-70,873358676705</text:p>
          </table:table-cell>
          <table:table-cell office:value-type="float" office:value="-70.819917421215" calcext:value-type="float">
            <text:p>-70,819917421215</text:p>
          </table:table-cell>
          <table:table-cell office:value-type="float" office:value="-70.767228787825" calcext:value-type="float">
            <text:p>-70,767228787825</text:p>
          </table:table-cell>
          <table:table-cell office:value-type="float" office:value="-70.71530578578" calcext:value-type="float">
            <text:p>-70,71530578578</text:p>
          </table:table-cell>
          <table:table-cell office:value-type="float" office:value="-70.664160056036" calcext:value-type="float">
            <text:p>-70,664160056036</text:p>
          </table:table-cell>
          <table:table-cell office:value-type="float" office:value="-24.812870860227" calcext:value-type="float">
            <text:p>-24,812870860227</text:p>
          </table:table-cell>
          <table:table-cell office:value-type="float" office:value="18.579989385518" calcext:value-type="float">
            <text:p>18,579989385518</text:p>
          </table:table-cell>
          <table:table-cell office:value-type="float" office:value="48.507394202818" calcext:value-type="float">
            <text:p>48,507394202818</text:p>
          </table:table-cell>
          <table:table-cell office:value-type="float" office:value="45.860350798691" calcext:value-type="float">
            <text:p>45,860350798691</text:p>
          </table:table-cell>
          <table:table-cell office:value-type="float" office:value="40.547039572744" calcext:value-type="float">
            <text:p>40,547039572744</text:p>
          </table:table-cell>
          <table:table-cell office:value-type="float" office:value="34.214946391986" calcext:value-type="float">
            <text:p>34,214946391986</text:p>
          </table:table-cell>
          <table:table-cell office:value-type="float" office:value="27.182746175305" calcext:value-type="float">
            <text:p>27,182746175305</text:p>
          </table:table-cell>
          <table:table-cell office:value-type="float" office:value="19.652643183025" calcext:value-type="float">
            <text:p>19,652643183025</text:p>
          </table:table-cell>
          <table:table-cell office:value-type="float" office:value="11.805717183984" calcext:value-type="float">
            <text:p>11,805717183984</text:p>
          </table:table-cell>
          <table:table-cell office:value-type="float" office:value="3.826105222008" calcext:value-type="float">
            <text:p>3,826105222008</text:p>
          </table:table-cell>
          <table:table-cell office:value-type="float" office:value="-4.100293312989" calcext:value-type="float">
            <text:p>-4,100293312989</text:p>
          </table:table-cell>
          <table:table-cell office:value-type="float" office:value="-11.795549965798" calcext:value-type="float">
            <text:p>-11,795549965798</text:p>
          </table:table-cell>
          <table:table-cell office:value-type="float" office:value="-19.102326071181" calcext:value-type="float">
            <text:p>-19,102326071181</text:p>
          </table:table-cell>
          <table:table-cell office:value-type="float" office:value="-25.908715937202" calcext:value-type="float">
            <text:p>-25,908715937202</text:p>
          </table:table-cell>
          <table:table-cell office:value-type="float" office:value="-32.19545547547" calcext:value-type="float">
            <text:p>-32,19545547547</text:p>
          </table:table-cell>
          <table:table-cell office:value-type="float" office:value="-38.079357126233" calcext:value-type="float">
            <text:p>-38,079357126233</text:p>
          </table:table-cell>
          <table:table-cell office:value-type="float" office:value="-43.787913339296" calcext:value-type="float">
            <text:p>-43,787913339296</text:p>
          </table:table-cell>
          <table:table-cell office:value-type="float" office:value="-49.512263110012" calcext:value-type="float">
            <text:p>-49,512263110012</text:p>
          </table:table-cell>
          <table:table-cell office:value-type="float" office:value="-55.153989060972" calcext:value-type="float">
            <text:p>-55,153989060972</text:p>
          </table:table-cell>
          <table:table-cell office:value-type="float" office:value="-60.208779550677" calcext:value-type="float">
            <text:p>-60,208779550677</text:p>
          </table:table-cell>
          <table:table-cell office:value-type="float" office:value="-64.160725702261" calcext:value-type="float">
            <text:p>-64,160725702261</text:p>
          </table:table-cell>
          <table:table-cell office:value-type="float" office:value="-66.954167752844" calcext:value-type="float">
            <text:p>-66,954167752844</text:p>
          </table:table-cell>
          <table:table-cell office:value-type="float" office:value="-68.85858622431" calcext:value-type="float">
            <text:p>-68,85858622431</text:p>
          </table:table-cell>
          <table:table-cell office:value-type="float" office:value="-70.159165928069" calcext:value-type="float">
            <text:p>-70,159165928069</text:p>
          </table:table-cell>
          <table:table-cell office:value-type="float" office:value="-71.058885447396" calcext:value-type="float">
            <text:p>-71,058885447396</text:p>
          </table:table-cell>
          <table:table-cell office:value-type="float" office:value="-71.689738315198" calcext:value-type="float">
            <text:p>-71,689738315198</text:p>
          </table:table-cell>
          <table:table-cell office:value-type="float" office:value="-72.136909839274" calcext:value-type="float">
            <text:p>-72,136909839274</text:p>
          </table:table-cell>
          <table:table-cell office:value-type="float" office:value="-72.456102546276" calcext:value-type="float">
            <text:p>-72,456102546276</text:p>
          </table:table-cell>
          <table:table-cell office:value-type="float" office:value="-72.684392121367" calcext:value-type="float">
            <text:p>-72,684392121367</text:p>
          </table:table-cell>
          <table:table-cell office:value-type="float" office:value="-72.846912401697" calcext:value-type="float">
            <text:p>-72,846912401697</text:p>
          </table:table-cell>
          <table:table-cell office:value-type="float" office:value="-72.961007854946" calcext:value-type="float">
            <text:p>-72,961007854946</text:p>
          </table:table-cell>
          <table:table-cell office:value-type="float" office:value="-73.038852866243" calcext:value-type="float">
            <text:p>-73,038852866243</text:p>
          </table:table-cell>
          <table:table-cell office:value-type="float" office:value="-73.089132106055" calcext:value-type="float">
            <text:p>-73,089132106055</text:p>
          </table:table-cell>
          <table:table-cell office:value-type="float" office:value="-73.118136876226" calcext:value-type="float">
            <text:p>-73,118136876226</text:p>
          </table:table-cell>
          <table:table-cell office:value-type="float" office:value="-73.130492128744" calcext:value-type="float">
            <text:p>-73,130492128744</text:p>
          </table:table-cell>
          <table:table-cell office:value-type="float" office:value="-73.12964607395" calcext:value-type="float">
            <text:p>-73,12964607395</text:p>
          </table:table-cell>
          <table:table-cell office:value-type="float" office:value="-73.118204750674" calcext:value-type="float">
            <text:p>-73,118204750674</text:p>
          </table:table-cell>
          <table:table-cell office:value-type="float" office:value="-73.098163816932" calcext:value-type="float">
            <text:p>-73,098163816932</text:p>
          </table:table-cell>
          <table:table-cell office:value-type="float" office:value="-73.071071226446" calcext:value-type="float">
            <text:p>-73,071071226446</text:p>
          </table:table-cell>
          <table:table-cell office:value-type="float" office:value="-73.038142797782" calcext:value-type="float">
            <text:p>-73,038142797782</text:p>
          </table:table-cell>
          <table:table-cell office:value-type="float" office:value="-73.00034526351" calcext:value-type="float">
            <text:p>-73,00034526351</text:p>
          </table:table-cell>
          <table:table-cell office:value-type="float" office:value="-72.958456597483" calcext:value-type="float">
            <text:p>-72,958456597483</text:p>
          </table:table-cell>
          <table:table-cell office:value-type="float" office:value="-72.913110284595" calcext:value-type="float">
            <text:p>-72,913110284595</text:p>
          </table:table-cell>
          <table:table-cell office:value-type="float" office:value="-72.864828120199" calcext:value-type="float">
            <text:p>-72,864828120199</text:p>
          </table:table-cell>
          <table:table-cell office:value-type="float" office:value="-72.814044732551" calcext:value-type="float">
            <text:p>-72,814044732551</text:p>
          </table:table-cell>
          <table:table-cell office:value-type="float" office:value="-72.761126075255" calcext:value-type="float">
            <text:p>-72,761126075255</text:p>
          </table:table-cell>
          <table:table-cell office:value-type="float" office:value="-72.706383486976" calcext:value-type="float">
            <text:p>-72,706383486976</text:p>
          </table:table-cell>
          <table:table-cell office:value-type="float" office:value="-72.650084464813" calcext:value-type="float">
            <text:p>-72,650084464813</text:p>
          </table:table-cell>
          <table:table-cell office:value-type="float" office:value="-72.592460981698" calcext:value-type="float">
            <text:p>-72,592460981698</text:p>
          </table:table-cell>
          <table:table-cell office:value-type="float" office:value="-72.533715954485" calcext:value-type="float">
            <text:p>-72,533715954485</text:p>
          </table:table-cell>
          <table:table-cell office:value-type="float" office:value="-72.474028309627" calcext:value-type="float">
            <text:p>-72,474028309627</text:p>
          </table:table-cell>
          <table:table-cell office:value-type="float" office:value="-72.413556978174" calcext:value-type="float">
            <text:p>-72,413556978174</text:p>
          </table:table-cell>
          <table:table-cell office:value-type="float" office:value="-72.35244406817" calcext:value-type="float">
            <text:p>-72,35244406817</text:p>
          </table:table-cell>
          <table:table-cell office:value-type="float" office:value="-72.290817401234" calcext:value-type="float">
            <text:p>-72,290817401234</text:p>
          </table:table-cell>
          <table:table-cell office:value-type="float" office:value="-72.228792554878" calcext:value-type="float">
            <text:p>-72,228792554878</text:p>
          </table:table-cell>
          <table:table-cell office:value-type="float" office:value="-72.166474518482" calcext:value-type="float">
            <text:p>-72,166474518482</text:p>
          </table:table-cell>
          <table:table-cell office:value-type="float" office:value="-72.103959045701" calcext:value-type="float">
            <text:p>-72,103959045701</text:p>
          </table:table-cell>
          <table:table-cell office:value-type="float" office:value="-72.041333767107" calcext:value-type="float">
            <text:p>-72,041333767107</text:p>
          </table:table-cell>
          <table:table-cell office:value-type="float" office:value="-71.978679112503" calcext:value-type="float">
            <text:p>-71,978679112503</text:p>
          </table:table-cell>
          <table:table-cell office:value-type="float" office:value="-71.916069081396" calcext:value-type="float">
            <text:p>-71,916069081396</text:p>
          </table:table-cell>
          <table:table-cell office:value-type="float" office:value="-71.853571891733" calcext:value-type="float">
            <text:p>-71,853571891733</text:p>
          </table:table-cell>
          <table:table-cell office:value-type="float" office:value="-71.791250530523" calcext:value-type="float">
            <text:p>-71,791250530523</text:p>
          </table:table-cell>
          <table:table-cell office:value-type="float" office:value="-71.729163224977" calcext:value-type="float">
            <text:p>-71,729163224977</text:p>
          </table:table-cell>
          <table:table-cell office:value-type="float" office:value="-71.667363848906" calcext:value-type="float">
            <text:p>-71,667363848906</text:p>
          </table:table-cell>
          <table:table-cell office:value-type="float" office:value="-71.605902276087" calcext:value-type="float">
            <text:p>-71,605902276087</text:p>
          </table:table-cell>
          <table:table-cell office:value-type="float" office:value="-71.544824689911" calcext:value-type="float">
            <text:p>-71,544824689911</text:p>
          </table:table-cell>
          <table:table-cell office:value-type="float" office:value="-71.484173856791" calcext:value-type="float">
            <text:p>-71,484173856791</text:p>
          </table:table-cell>
          <table:table-cell office:value-type="float" office:value="-71.423989369301" calcext:value-type="float">
            <text:p>-71,423989369301</text:p>
          </table:table-cell>
          <table:table-cell office:value-type="float" office:value="-71.364307863866" calcext:value-type="float">
            <text:p>-71,364307863866</text:p>
          </table:table-cell>
          <table:table-cell office:value-type="float" office:value="-71.30516321691" calcext:value-type="float">
            <text:p>-71,30516321691</text:p>
          </table:table-cell>
          <table:table-cell office:value-type="float" office:value="-71.246586722599" calcext:value-type="float">
            <text:p>-71,246586722599</text:p>
          </table:table-cell>
          <table:table-cell office:value-type="float" office:value="-71.188607254782" calcext:value-type="float">
            <text:p>-71,188607254782</text:p>
          </table:table-cell>
          <table:table-cell office:value-type="float" office:value="-71.131251415206" calcext:value-type="float">
            <text:p>-71,131251415206</text:p>
          </table:table-cell>
          <table:table-cell office:value-type="float" office:value="-71.074543669755" calcext:value-type="float">
            <text:p>-71,074543669755</text:p>
          </table:table-cell>
          <table:table-cell office:value-type="float" office:value="-71.018506474147" calcext:value-type="float">
            <text:p>-71,018506474147</text:p>
          </table:table-cell>
          <table:table-cell office:value-type="float" office:value="-70.96316039026" calcext:value-type="float">
            <text:p>-70,96316039026</text:p>
          </table:table-cell>
          <table:table-cell office:value-type="float" office:value="-70.908524194111" calcext:value-type="float">
            <text:p>-70,908524194111</text:p>
          </table:table-cell>
          <table:table-cell office:value-type="float" office:value="-70.854614976302" calcext:value-type="float">
            <text:p>-70,854614976302</text:p>
          </table:table-cell>
          <table:table-cell office:value-type="float" office:value="-70.80144823567" calcext:value-type="float">
            <text:p>-70,80144823567</text:p>
          </table:table-cell>
          <table:table-cell office:value-type="float" office:value="-51.008688517614" calcext:value-type="float">
            <text:p>-51,008688517614</text:p>
          </table:table-cell>
          <table:table-cell office:value-type="float" office:value="-10.065903461218" calcext:value-type="float">
            <text:p>-10,065903461218</text:p>
          </table:table-cell>
          <table:table-cell office:value-type="float" office:value="37.145989773614" calcext:value-type="float">
            <text:p>37,145989773614</text:p>
          </table:table-cell>
          <table:table-cell office:value-type="float" office:value="48.150939852442" calcext:value-type="float">
            <text:p>48,150939852442</text:p>
          </table:table-cell>
          <table:table-cell office:value-type="float" office:value="43.92718477564" calcext:value-type="float">
            <text:p>43,92718477564</text:p>
          </table:table-cell>
          <table:table-cell office:value-type="float" office:value="38.147122758625" calcext:value-type="float">
            <text:p>38,147122758625</text:p>
          </table:table-cell>
          <table:table-cell office:value-type="float" office:value="31.495008949359" calcext:value-type="float">
            <text:p>31,495008949359</text:p>
          </table:table-cell>
          <table:table-cell office:value-type="float" office:value="24.227870676048" calcext:value-type="float">
            <text:p>24,227870676048</text:p>
          </table:table-cell>
          <table:table-cell office:value-type="float" office:value="16.536332542559" calcext:value-type="float">
            <text:p>16,536332542559</text:p>
          </table:table-cell>
          <table:table-cell office:value-type="float" office:value="8.602938141581" calcext:value-type="float">
            <text:p>8,602938141581</text:p>
          </table:table-cell>
          <table:table-cell office:value-type="float" office:value="0.614007306843" calcext:value-type="float">
            <text:p>0,614007306843</text:p>
          </table:table-cell>
          <table:table-cell office:value-type="float" office:value="-7.246281550208" calcext:value-type="float">
            <text:p>-7,246281550208</text:p>
          </table:table-cell>
          <table:table-cell office:value-type="float" office:value="-14.806498531372" calcext:value-type="float">
            <text:p>-14,806498531372</text:p>
          </table:table-cell>
          <table:table-cell office:value-type="float" office:value="-21.923597451987" calcext:value-type="float">
            <text:p>-21,923597451987</text:p>
          </table:table-cell>
          <table:table-cell office:value-type="float" office:value="-28.516743470911" calcext:value-type="float">
            <text:p>-28,516743470911</text:p>
          </table:table-cell>
          <table:table-cell office:value-type="float" office:value="-34.619110291834" calcext:value-type="float">
            <text:p>-34,619110291834</text:p>
          </table:table-cell>
          <table:table-cell office:value-type="float" office:value="-40.401794210541" calcext:value-type="float">
            <text:p>-40,401794210541</text:p>
          </table:table-cell>
          <table:table-cell office:value-type="float" office:value="-46.103138281039" calcext:value-type="float">
            <text:p>-46,103138281039</text:p>
          </table:table-cell>
          <table:table-cell office:value-type="float" office:value="-51.829310909385" calcext:value-type="float">
            <text:p>-51,829310909385</text:p>
          </table:table-cell>
          <table:table-cell office:value-type="float" office:value="-57.307828695377" calcext:value-type="float">
            <text:p>-57,307828695377</text:p>
          </table:table-cell>
          <table:table-cell office:value-type="float" office:value="-61.955500607191" calcext:value-type="float">
            <text:p>-61,955500607191</text:p>
          </table:table-cell>
          <table:table-cell office:value-type="float" office:value="-65.417297415392" calcext:value-type="float">
            <text:p>-65,417297415392</text:p>
          </table:table-cell>
          <table:table-cell office:value-type="float" office:value="-67.812465245152" calcext:value-type="float">
            <text:p>-67,812465245152</text:p>
          </table:table-cell>
          <table:table-cell office:value-type="float" office:value="-69.442409288776" calcext:value-type="float">
            <text:p>-69,442409288776</text:p>
          </table:table-cell>
          <table:table-cell office:value-type="float" office:value="-70.560968169655" calcext:value-type="float">
            <text:p>-70,560968169655</text:p>
          </table:table-cell>
          <table:table-cell office:value-type="float" office:value="-71.339231341054" calcext:value-type="float">
            <text:p>-71,339231341054</text:p>
          </table:table-cell>
          <table:table-cell office:value-type="float" office:value="-71.8876086357" calcext:value-type="float">
            <text:p>-71,8876086357</text:p>
          </table:table-cell>
          <table:table-cell office:value-type="float" office:value="-72.277664885554" calcext:value-type="float">
            <text:p>-72,277664885554</text:p>
          </table:table-cell>
          <table:table-cell office:value-type="float" office:value="-72.556528599019" calcext:value-type="float">
            <text:p>-72,556528599019</text:p>
          </table:table-cell>
          <table:table-cell office:value-type="float" office:value="-72.755805860448" calcext:value-type="float">
            <text:p>-72,755805860448</text:p>
          </table:table-cell>
          <table:table-cell office:value-type="float" office:value="-72.897081442138" calcext:value-type="float">
            <text:p>-72,897081442138</text:p>
          </table:table-cell>
          <table:table-cell office:value-type="float" office:value="-72.9953562927" calcext:value-type="float">
            <text:p>-72,9953562927</text:p>
          </table:table-cell>
          <table:table-cell office:value-type="float" office:value="-73.061230817177" calcext:value-type="float">
            <text:p>-73,061230817177</text:p>
          </table:table-cell>
          <table:table-cell office:value-type="float" office:value="-73.102315326009" calcext:value-type="float">
            <text:p>-73,102315326009</text:p>
          </table:table-cell>
          <table:table-cell office:value-type="float" office:value="-73.124156507526" calcext:value-type="float">
            <text:p>-73,124156507526</text:p>
          </table:table-cell>
          <table:table-cell office:value-type="float" office:value="-73.130855762022" calcext:value-type="float">
            <text:p>-73,130855762022</text:p>
          </table:table-cell>
          <table:table-cell office:value-type="float" office:value="-73.125488156704" calcext:value-type="float">
            <text:p>-73,125488156704</text:p>
          </table:table-cell>
          <table:table-cell office:value-type="float" office:value="-73.110390361469" calcext:value-type="float">
            <text:p>-73,110390361469</text:p>
          </table:table-cell>
          <table:table-cell office:value-type="float" office:value="-73.08736121082" calcext:value-type="float">
            <text:p>-73,08736121082</text:p>
          </table:table-cell>
          <table:table-cell office:value-type="float" office:value="-73.057803179904" calcext:value-type="float">
            <text:p>-73,057803179904</text:p>
          </table:table-cell>
          <table:table-cell office:value-type="float" office:value="-73.022823373812" calcext:value-type="float">
            <text:p>-73,022823373812</text:p>
          </table:table-cell>
          <table:table-cell office:value-type="float" office:value="-72.983306426695" calcext:value-type="float">
            <text:p>-72,983306426695</text:p>
          </table:table-cell>
          <table:table-cell office:value-type="float" office:value="-72.939967680912" calcext:value-type="float">
            <text:p>-72,939967680912</text:p>
          </table:table-cell>
          <table:table-cell office:value-type="float" office:value="-72.893392367597" calcext:value-type="float">
            <text:p>-72,893392367597</text:p>
          </table:table-cell>
          <table:table-cell office:value-type="float" office:value="-72.844064745352" calcext:value-type="float">
            <text:p>-72,844064745352</text:p>
          </table:table-cell>
          <table:table-cell office:value-type="float" office:value="-72.792389963846" calcext:value-type="float">
            <text:p>-72,792389963846</text:p>
          </table:table-cell>
          <table:table-cell office:value-type="float" office:value="-72.738710607368" calcext:value-type="float">
            <text:p>-72,738710607368</text:p>
          </table:table-cell>
          <table:table-cell office:value-type="float" office:value="-72.683319313679" calcext:value-type="float">
            <text:p>-72,683319313679</text:p>
          </table:table-cell>
          <table:table-cell office:value-type="float" office:value="-72.626468473466" calcext:value-type="float">
            <text:p>-72,626468473466</text:p>
          </table:table-cell>
          <table:table-cell office:value-type="float" office:value="-72.568377741158" calcext:value-type="float">
            <text:p>-72,568377741158</text:p>
          </table:table-cell>
          <table:table-cell office:value-type="float" office:value="-72.509239892856" calcext:value-type="float">
            <text:p>-72,509239892856</text:p>
          </table:table-cell>
          <table:table-cell office:value-type="float" office:value="-72.449225427288" calcext:value-type="float">
            <text:p>-72,449225427288</text:p>
          </table:table-cell>
          <table:table-cell office:value-type="float" office:value="-72.388486204585" calcext:value-type="float">
            <text:p>-72,388486204585</text:p>
          </table:table-cell>
          <table:table-cell office:value-type="float" office:value="-72.32715834396" calcext:value-type="float">
            <text:p>-72,32715834396</text:p>
          </table:table-cell>
          <table:table-cell office:value-type="float" office:value="-72.265364547195" calcext:value-type="float">
            <text:p>-72,265364547195</text:p>
          </table:table-cell>
          <table:table-cell office:value-type="float" office:value="-72.203215974752" calcext:value-type="float">
            <text:p>-72,203215974752</text:p>
          </table:table-cell>
          <table:table-cell office:value-type="float" office:value="-72.140813771437" calcext:value-type="float">
            <text:p>-72,140813771437</text:p>
          </table:table-cell>
          <table:table-cell office:value-type="float" office:value="-72.078250316088" calcext:value-type="float">
            <text:p>-72,078250316088</text:p>
          </table:table-cell>
          <table:table-cell office:value-type="float" office:value="-72.015610252865" calcext:value-type="float">
            <text:p>-72,015610252865</text:p>
          </table:table-cell>
          <table:table-cell office:value-type="float" office:value="-71.952971348788" calcext:value-type="float">
            <text:p>-71,952971348788</text:p>
          </table:table-cell>
          <table:table-cell office:value-type="float" office:value="-71.890405212396" calcext:value-type="float">
            <text:p>-71,890405212396</text:p>
          </table:table-cell>
          <table:table-cell office:value-type="float" office:value="-71.827977900815" calcext:value-type="float">
            <text:p>-71,827977900815</text:p>
          </table:table-cell>
          <table:table-cell office:value-type="float" office:value="-71.765750436697" calcext:value-type="float">
            <text:p>-71,765750436697</text:p>
          </table:table-cell>
          <table:table-cell office:value-type="float" office:value="-71.703779251993" calcext:value-type="float">
            <text:p>-71,703779251993</text:p>
          </table:table-cell>
          <table:table-cell office:value-type="float" office:value="-71.642116571975" calcext:value-type="float">
            <text:p>-71,642116571975</text:p>
          </table:table-cell>
          <table:table-cell office:value-type="float" office:value="-71.580810750215" calcext:value-type="float">
            <text:p>-71,580810750215</text:p>
          </table:table-cell>
          <table:table-cell office:value-type="float" office:value="-71.519906563015" calcext:value-type="float">
            <text:p>-71,519906563015</text:p>
          </table:table-cell>
          <table:table-cell office:value-type="float" office:value="-71.459445470144" calcext:value-type="float">
            <text:p>-71,459445470144</text:p>
          </table:table-cell>
          <table:table-cell office:value-type="float" office:value="-71.399465847348" calcext:value-type="float">
            <text:p>-71,399465847348</text:p>
          </table:table-cell>
          <table:table-cell office:value-type="float" office:value="-71.340003195061" calcext:value-type="float">
            <text:p>-71,340003195061</text:p>
          </table:table-cell>
          <table:table-cell office:value-type="float" office:value="-71.281090326907" calcext:value-type="float">
            <text:p>-71,281090326907</text:p>
          </table:table-cell>
          <table:table-cell office:value-type="float" office:value="-71.222757540884" calcext:value-type="float">
            <text:p>-71,222757540884</text:p>
          </table:table-cell>
          <table:table-cell office:value-type="float" office:value="-71.16503277563" calcext:value-type="float">
            <text:p>-71,16503277563</text:p>
          </table:table-cell>
          <table:table-cell office:value-type="float" office:value="-71.107941753689" calcext:value-type="float">
            <text:p>-71,107941753689</text:p>
          </table:table-cell>
          <table:table-cell office:value-type="float" office:value="-71.051508113404" calcext:value-type="float">
            <text:p>-71,051508113404</text:p>
          </table:table-cell>
          <table:table-cell office:value-type="float" office:value="-70.995753530759" calcext:value-type="float">
            <text:p>-70,995753530759</text:p>
          </table:table-cell>
          <table:table-cell office:value-type="float" office:value="-70.940697832273" calcext:value-type="float">
            <text:p>-70,940697832273</text:p>
          </table:table-cell>
          <table:table-cell office:value-type="float" office:value="-70.886359099883" calcext:value-type="float">
            <text:p>-70,886359099883</text:p>
          </table:table-cell>
          <table:table-cell office:value-type="float" office:value="-70.832753768607" calcext:value-type="float">
            <text:p>-70,832753768607</text:p>
          </table:table-cell>
          <table:table-cell office:value-type="float" office:value="-70.779896717648" calcext:value-type="float">
            <text:p>-70,779896717648</text:p>
          </table:table-cell>
          <table:table-cell office:value-type="float" office:value="-29.675961038145" calcext:value-type="float">
            <text:p>-29,675961038145</text:p>
          </table:table-cell>
          <table:table-cell office:value-type="float" office:value="11.726165747512" calcext:value-type="float">
            <text:p>11,726165747512</text:p>
          </table:table-cell>
          <table:table-cell office:value-type="float" office:value="47.823649356639" calcext:value-type="float">
            <text:p>47,823649356639</text:p>
          </table:table-cell>
          <table:table-cell office:value-type="float" office:value="46.334508597346" calcext:value-type="float">
            <text:p>46,334508597346</text:p>
          </table:table-cell>
          <table:table-cell office:value-type="float" office:value="41.163188643078" calcext:value-type="float">
            <text:p>41,163188643078</text:p>
          </table:table-cell>
          <table:table-cell office:value-type="float" office:value="34.904329275637" calcext:value-type="float">
            <text:p>34,904329275637</text:p>
          </table:table-cell>
          <table:table-cell office:value-type="float" office:value="27.917539968986" calcext:value-type="float">
            <text:p>27,917539968986</text:p>
          </table:table-cell>
          <table:table-cell office:value-type="float" office:value="20.414278615164" calcext:value-type="float">
            <text:p>20,414278615164</text:p>
          </table:table-cell>
          <table:table-cell office:value-type="float" office:value="12.57782007133" calcext:value-type="float">
            <text:p>12,57782007133</text:p>
          </table:table-cell>
          <table:table-cell office:value-type="float" office:value="4.592700630304" calcext:value-type="float">
            <text:p>4,592700630304</text:p>
          </table:table-cell>
          <table:table-cell office:value-type="float" office:value="-3.354603739385" calcext:value-type="float">
            <text:p>-3,354603739385</text:p>
          </table:table-cell>
          <table:table-cell office:value-type="float" office:value="-11.084866929776" calcext:value-type="float">
            <text:p>-11,084866929776</text:p>
          </table:table-cell>
          <table:table-cell office:value-type="float" office:value="-18.438165408553" calcext:value-type="float">
            <text:p>-18,438165408553</text:p>
          </table:table-cell>
          <table:table-cell office:value-type="float" office:value="-25.296839673706" calcext:value-type="float">
            <text:p>-25,296839673706</text:p>
          </table:table-cell>
          <table:table-cell office:value-type="float" office:value="-31.630893785138" calcext:value-type="float">
            <text:p>-31,630893785138</text:p>
          </table:table-cell>
          <table:table-cell office:value-type="float" office:value="-37.544235757028" calcext:value-type="float">
            <text:p>-37,544235757028</text:p>
          </table:table-cell>
          <table:table-cell office:value-type="float" office:value="-43.258428945264" calcext:value-type="float">
            <text:p>-43,258428945264</text:p>
          </table:table-cell>
          <table:table-cell office:value-type="float" office:value="-48.977973277778" calcext:value-type="float">
            <text:p>-48,977973277778</text:p>
          </table:table-cell>
          <table:table-cell office:value-type="float" office:value="-54.642068098003" calcext:value-type="float">
            <text:p>-54,642068098003</text:p>
          </table:table-cell>
          <table:table-cell office:value-type="float" office:value="-59.776694570516" calcext:value-type="float">
            <text:p>-59,776694570516</text:p>
          </table:table-cell>
          <table:table-cell office:value-type="float" office:value="-63.840994638541" calcext:value-type="float">
            <text:p>-63,840994638541</text:p>
          </table:table-cell>
          <table:table-cell office:value-type="float" office:value="-66.733094293563" calcext:value-type="float">
            <text:p>-66,733094293563</text:p>
          </table:table-cell>
          <table:table-cell office:value-type="float" office:value="-68.707452717231" calcext:value-type="float">
            <text:p>-68,707452717231</text:p>
          </table:table-cell>
          <table:table-cell office:value-type="float" office:value="-70.054744855524" calcext:value-type="float">
            <text:p>-70,054744855524</text:p>
          </table:table-cell>
          <table:table-cell office:value-type="float" office:value="-70.985666264934" calcext:value-type="float">
            <text:p>-70,985666264934</text:p>
          </table:table-cell>
          <table:table-cell table:number-columns-repeated="710"/>
        </table:table-row>
        <table:table-row table:style-name="ro1">
          <table:table-cell office:value-type="string" calcext:value-type="string">
            <text:p>Threshold Voltage (mV)</text:p>
          </table:table-cell>
          <table:table-cell table:number-columns-repeated="1023" office:value-type="float" office:value="-55" calcext:value-type="float">
            <text:p>-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14:01:51.974758141</dc:date>
    <meta:editing-duration>PT1H9M46S</meta:editing-duration>
    <meta:editing-cycles>2</meta:editing-cycles>
    <meta:generator>LibreOffice/7.3.7.2$Linux_X86_64 LibreOffice_project/30$Build-2</meta:generator>
    <meta:document-statistic meta:table-count="1" meta:cell-count="330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8cm" svg:stroke-color="#77bc65" draw:fill-color="#77bc6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" svg:stroke-width="0.08cm" svg:stroke-color="#cccccc"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671cm" svg:y="3.703cm" style:legend-expansion="custom" svg:width="6.141cm" svg:height="1.594cm" style:legend-expansion-aspect-ratio="3.8525721455458" chart:style-name="ch2"/>
        <chart:plot-area chart:style-name="ch3" table:cell-range-address="agent0_NNMembraneVoltageTrace9122281.A1:agent0_NNMembraneVoltageTrace9122281.LB3" chart:data-source-has-labels="column" svg:x="1.331cm" svg:y="0.18cm" svg:width="7.998cm" svg:height="7.659cm">
          <chart:coordinate-region svg:x="2.058cm" svg:y="0.379cm" svg:width="7.271cm" svg:height="7.261cm"/>
          <chart:axis chart:dimension="x" chart:name="primary-x" chart:style-name="ch4">
            <chart:title svg:x="4.916cm" svg:y="8.019cm" chart:style-name="ch5">
              <text:p>Time</text:p>
            </chart:title>
          </chart:axis>
          <chart:axis chart:dimension="y" chart:name="primary-y" chart:style-name="ch6">
            <chart:title svg:x="0.451cm" svg:y="5.826cm" chart:style-name="ch7">
              <text:p>Membrane Voltage (mV)</text:p>
            </chart:title>
            <chart:grid chart:style-name="ch8" chart:class="major"/>
          </chart:axis>
          <chart:series chart:style-name="ch9" chart:values-cell-range-address="agent0_NNMembraneVoltageTrace9122281.B1:agent0_NNMembraneVoltageTrace9122281.LB1" chart:label-cell-address="agent0_NNMembraneVoltageTrace9122281.A1:agent0_NNMembraneVoltageTrace9122281.A1" chart:class="chart:line">
            <chart:data-point chart:repeated="313"/>
          </chart:series>
          <chart:series chart:style-name="ch10" chart:values-cell-range-address="agent0_NNMembraneVoltageTrace9122281.B2:agent0_NNMembraneVoltageTrace9122281.LB2" chart:label-cell-address="agent0_NNMembraneVoltageTrace9122281.A2:agent0_NNMembraneVoltageTrace9122281.A2" chart:class="chart:line">
            <chart:data-point chart:repeated="313"/>
          </chart:series>
          <chart:series chart:style-name="ch11" chart:values-cell-range-address="agent0_NNMembraneVoltageTrace9122281.B3:agent0_NNMembraneVoltageTrace9122281.LB3" chart:label-cell-address="agent0_NNMembraneVoltageTrace9122281.A3:agent0_NNMembraneVoltageTrace9122281.A3" chart:class="chart:line">
            <chart:data-point chart:repeated="3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</table:table-row>
          </table:table-header-rows>
          <table:table-rows>
            <table:table-row>
              <table:table-cell office:value-type="string">
                <text:p>Membrane Voltage (6.3 C)</text:p>
                <draw:g>
                  <svg:desc>agent0_NNMembraneVoltageTrace9122281.A1:agent0_NNMembraneVoltageTrace9122281.A1</svg:desc>
                </draw:g>
              </table:table-cell>
              <table:table-cell office:value-type="float" office:value="-66.548431610006">
                <text:p>-66.548431610006</text:p>
                <draw:g>
                  <svg:desc>agent0_NNMembraneVoltageTrace9122281.B1:agent0_NNMembraneVoltageTrace9122281.LB1</svg:desc>
                </draw:g>
              </table:table-cell>
              <table:table-cell office:value-type="float" office:value="-66.548431609999">
                <text:p>-66.548431609999</text:p>
              </table:table-cell>
              <table:table-cell office:value-type="float" office:value="-66.548431609992">
                <text:p>-66.548431609992</text:p>
              </table:table-cell>
              <table:table-cell office:value-type="float" office:value="-66.548431609985">
                <text:p>-66.548431609985</text:p>
              </table:table-cell>
              <table:table-cell office:value-type="float" office:value="-66.548431609977">
                <text:p>-66.548431609977</text:p>
              </table:table-cell>
              <table:table-cell office:value-type="float" office:value="-66.54843160997">
                <text:p>-66.54843160997</text:p>
              </table:table-cell>
              <table:table-cell office:value-type="float" office:value="-66.548431609963">
                <text:p>-66.548431609963</text:p>
              </table:table-cell>
              <table:table-cell office:value-type="float" office:value="-66.548431609956">
                <text:p>-66.548431609956</text:p>
              </table:table-cell>
              <table:table-cell office:value-type="float" office:value="-66.548431609949">
                <text:p>-66.548431609949</text:p>
              </table:table-cell>
              <table:table-cell office:value-type="float" office:value="-66.548431609943">
                <text:p>-66.548431609943</text:p>
              </table:table-cell>
              <table:table-cell office:value-type="float" office:value="-66.548431609936">
                <text:p>-66.548431609936</text:p>
              </table:table-cell>
              <table:table-cell office:value-type="float" office:value="-66.548431609929">
                <text:p>-66.548431609929</text:p>
              </table:table-cell>
              <table:table-cell office:value-type="float" office:value="-66.548431609922">
                <text:p>-66.548431609922</text:p>
              </table:table-cell>
              <table:table-cell office:value-type="float" office:value="-66.548431609916">
                <text:p>-66.548431609916</text:p>
              </table:table-cell>
              <table:table-cell office:value-type="float" office:value="-66.548431609909">
                <text:p>-66.548431609909</text:p>
              </table:table-cell>
              <table:table-cell office:value-type="float" office:value="-66.548431609903">
                <text:p>-66.548431609903</text:p>
              </table:table-cell>
              <table:table-cell office:value-type="float" office:value="-66.548431609897">
                <text:p>-66.548431609897</text:p>
              </table:table-cell>
              <table:table-cell office:value-type="float" office:value="-66.54843160989">
                <text:p>-66.54843160989</text:p>
              </table:table-cell>
              <table:table-cell office:value-type="float" office:value="-66.548431609884">
                <text:p>-66.548431609884</text:p>
              </table:table-cell>
              <table:table-cell office:value-type="float" office:value="-66.548431609878">
                <text:p>-66.548431609878</text:p>
              </table:table-cell>
              <table:table-cell office:value-type="float" office:value="-66.548431609872">
                <text:p>-66.548431609872</text:p>
              </table:table-cell>
              <table:table-cell office:value-type="float" office:value="-66.548431609866">
                <text:p>-66.548431609866</text:p>
              </table:table-cell>
              <table:table-cell office:value-type="float" office:value="-66.54843160986">
                <text:p>-66.54843160986</text:p>
              </table:table-cell>
              <table:table-cell office:value-type="float" office:value="-66.548431609854">
                <text:p>-66.548431609854</text:p>
              </table:table-cell>
              <table:table-cell office:value-type="float" office:value="-66.548431609848">
                <text:p>-66.548431609848</text:p>
              </table:table-cell>
              <table:table-cell office:value-type="float" office:value="-66.438431609842">
                <text:p>-66.438431609842</text:p>
              </table:table-cell>
              <table:table-cell office:value-type="float" office:value="-65.580643811127">
                <text:p>-65.580643811127</text:p>
              </table:table-cell>
              <table:table-cell office:value-type="float" office:value="-64.757195364707">
                <text:p>-64.757195364707</text:p>
              </table:table-cell>
              <table:table-cell office:value-type="float" office:value="-63.961746297428">
                <text:p>-63.961746297428</text:p>
              </table:table-cell>
              <table:table-cell office:value-type="float" office:value="-63.188410584192">
                <text:p>-63.188410584192</text:p>
              </table:table-cell>
              <table:table-cell office:value-type="float" office:value="-62.431237575896">
                <text:p>-62.431237575896</text:p>
              </table:table-cell>
              <table:table-cell office:value-type="float" office:value="-61.683878334518">
                <text:p>-61.683878334518</text:p>
              </table:table-cell>
              <table:table-cell office:value-type="float" office:value="-60.939298013323">
                <text:p>-60.939298013323</text:p>
              </table:table-cell>
              <table:table-cell office:value-type="float" office:value="-60.189458901322">
                <text:p>-60.189458901322</text:p>
              </table:table-cell>
              <table:table-cell office:value-type="float" office:value="-59.424913521228">
                <text:p>-59.424913521228</text:p>
              </table:table-cell>
              <table:table-cell office:value-type="float" office:value="-58.634237395834">
                <text:p>-58.634237395834</text:p>
              </table:table-cell>
              <table:table-cell office:value-type="float" office:value="-57.803199992548">
                <text:p>-57.803199992548</text:p>
              </table:table-cell>
              <table:table-cell office:value-type="float" office:value="-56.913511212728">
                <text:p>-56.913511212728</text:p>
              </table:table-cell>
              <table:table-cell office:value-type="float" office:value="-55.940866626579">
                <text:p>-55.940866626579</text:p>
              </table:table-cell>
              <table:table-cell office:value-type="float" office:value="-54.851797766042">
                <text:p>-54.851797766042</text:p>
              </table:table-cell>
              <table:table-cell office:value-type="float" office:value="-53.598406182295">
                <text:p>-53.598406182295</text:p>
              </table:table-cell>
              <table:table-cell office:value-type="float" office:value="-52.10917713747">
                <text:p>-52.10917713747</text:p>
              </table:table-cell>
              <table:table-cell office:value-type="float" office:value="-50.272148429308">
                <text:p>-50.272148429308</text:p>
              </table:table-cell>
              <table:table-cell office:value-type="float" office:value="-47.90229190916">
                <text:p>-47.90229190916</text:p>
              </table:table-cell>
              <table:table-cell office:value-type="float" office:value="-44.674236426776">
                <text:p>-44.674236426776</text:p>
              </table:table-cell>
              <table:table-cell office:value-type="float" office:value="-39.974523415199">
                <text:p>-39.974523415199</text:p>
              </table:table-cell>
              <table:table-cell office:value-type="float" office:value="-32.564016521186">
                <text:p>-32.564016521186</text:p>
              </table:table-cell>
              <table:table-cell office:value-type="float" office:value="-19.872399170921">
                <text:p>-19.872399170921</text:p>
              </table:table-cell>
              <table:table-cell office:value-type="float" office:value="2.28229187088">
                <text:p>2.28229187088</text:p>
              </table:table-cell>
              <table:table-cell office:value-type="float" office:value="30.888074259459">
                <text:p>30.888074259459</text:p>
              </table:table-cell>
              <table:table-cell office:value-type="float" office:value="45.207306794164">
                <text:p>45.207306794164</text:p>
              </table:table-cell>
              <table:table-cell office:value-type="float" office:value="46.873690124155">
                <text:p>46.873690124155</text:p>
              </table:table-cell>
              <table:table-cell office:value-type="float" office:value="46.22134865025">
                <text:p>46.22134865025</text:p>
              </table:table-cell>
              <table:table-cell office:value-type="float" office:value="45.073572419991">
                <text:p>45.073572419991</text:p>
              </table:table-cell>
              <table:table-cell office:value-type="float" office:value="43.641723472564">
                <text:p>43.641723472564</text:p>
              </table:table-cell>
              <table:table-cell office:value-type="float" office:value="41.997715440591">
                <text:p>41.997715440591</text:p>
              </table:table-cell>
              <table:table-cell office:value-type="float" office:value="40.183754965151">
                <text:p>40.183754965151</text:p>
              </table:table-cell>
              <table:table-cell office:value-type="float" office:value="38.228653781689">
                <text:p>38.228653781689</text:p>
              </table:table-cell>
              <table:table-cell office:value-type="float" office:value="36.153380587324">
                <text:p>36.153380587324</text:p>
              </table:table-cell>
              <table:table-cell office:value-type="float" office:value="33.973882589974">
                <text:p>33.973882589974</text:p>
              </table:table-cell>
              <table:table-cell office:value-type="float" office:value="31.702828857134">
                <text:p>31.702828857134</text:p>
              </table:table-cell>
              <table:table-cell office:value-type="float" office:value="29.350771500824">
                <text:p>29.350771500824</text:p>
              </table:table-cell>
              <table:table-cell office:value-type="float" office:value="26.92693501076">
                <text:p>26.92693501076</text:p>
              </table:table-cell>
              <table:table-cell office:value-type="float" office:value="24.439751589568">
                <text:p>24.439751589568</text:p>
              </table:table-cell>
              <table:table-cell office:value-type="float" office:value="21.897217829804">
                <text:p>21.897217829804</text:p>
              </table:table-cell>
              <table:table-cell office:value-type="float" office:value="19.307123170208">
                <text:p>19.307123170208</text:p>
              </table:table-cell>
              <table:table-cell office:value-type="float" office:value="16.677184945118">
                <text:p>16.677184945118</text:p>
              </table:table-cell>
              <table:table-cell office:value-type="float" office:value="14.015115171022">
                <text:p>14.015115171022</text:p>
              </table:table-cell>
              <table:table-cell office:value-type="float" office:value="11.328638371228">
                <text:p>11.328638371228</text:p>
              </table:table-cell>
              <table:table-cell office:value-type="float" office:value="8.625476138464">
                <text:p>8.625476138464</text:p>
              </table:table-cell>
              <table:table-cell office:value-type="float" office:value="5.91331159406">
                <text:p>5.91331159406</text:p>
              </table:table-cell>
              <table:table-cell office:value-type="float" office:value="3.199744553078">
                <text:p>3.199744553078</text:p>
              </table:table-cell>
              <table:table-cell office:value-type="float" office:value="0.492245413564">
                <text:p>0.492245413564</text:p>
              </table:table-cell>
              <table:table-cell office:value-type="float" office:value="-2.201887889017">
                <text:p>-2.201887889017</text:p>
              </table:table-cell>
              <table:table-cell office:value-type="float" office:value="-4.875570328425">
                <text:p>-4.875570328425</text:p>
              </table:table-cell>
              <table:table-cell office:value-type="float" office:value="-7.521974000442">
                <text:p>-7.521974000442</text:p>
              </table:table-cell>
              <table:table-cell office:value-type="float" office:value="-10.134588973675">
                <text:p>-10.134588973675</text:p>
              </table:table-cell>
              <table:table-cell office:value-type="float" office:value="-12.707319634509">
                <text:p>-12.707319634509</text:p>
              </table:table-cell>
              <table:table-cell office:value-type="float" office:value="-15.234638945921">
                <text:p>-15.234638945921</text:p>
              </table:table-cell>
              <table:table-cell office:value-type="float" office:value="-17.71182171167">
                <text:p>-17.71182171167</text:p>
              </table:table-cell>
              <table:table-cell office:value-type="float" office:value="-20.135269448014">
                <text:p>-20.135269448014</text:p>
              </table:table-cell>
              <table:table-cell office:value-type="float" office:value="-22.502923144564">
                <text:p>-22.502923144564</text:p>
              </table:table-cell>
              <table:table-cell office:value-type="float" office:value="-24.814738446521">
                <text:p>-24.814738446521</text:p>
              </table:table-cell>
              <table:table-cell office:value-type="float" office:value="-27.073176405874">
                <text:p>-27.073176405874</text:p>
              </table:table-cell>
              <table:table-cell office:value-type="float" office:value="-29.283649042221">
                <text:p>-29.283649042221</text:p>
              </table:table-cell>
              <table:table-cell office:value-type="float" office:value="-31.454856621465">
                <text:p>-31.454856621465</text:p>
              </table:table-cell>
              <table:table-cell office:value-type="float" office:value="-33.59895952097">
                <text:p>-33.59895952097</text:p>
              </table:table-cell>
              <table:table-cell office:value-type="float" office:value="-35.731529820822">
                <text:p>-35.731529820822</text:p>
              </table:table-cell>
              <table:table-cell office:value-type="float" office:value="-37.87120866543">
                <text:p>-37.87120866543</text:p>
              </table:table-cell>
              <table:table-cell office:value-type="float" office:value="-40.038937593659">
                <text:p>-40.038937593659</text:p>
              </table:table-cell>
              <table:table-cell office:value-type="float" office:value="-42.256526277785">
                <text:p>-42.256526277785</text:p>
              </table:table-cell>
              <table:table-cell office:value-type="float" office:value="-44.544178335362">
                <text:p>-44.544178335362</text:p>
              </table:table-cell>
              <table:table-cell office:value-type="float" office:value="-46.916486466782">
                <text:p>-46.916486466782</text:p>
              </table:table-cell>
              <table:table-cell office:value-type="float" office:value="-49.376501672135">
                <text:p>-49.376501672135</text:p>
              </table:table-cell>
              <table:table-cell office:value-type="float" office:value="-51.908111974406">
                <text:p>-51.908111974406</text:p>
              </table:table-cell>
              <table:table-cell office:value-type="float" office:value="-54.468526061227">
                <text:p>-54.468526061227</text:p>
              </table:table-cell>
              <table:table-cell office:value-type="float" office:value="-56.985034532071">
                <text:p>-56.985034532071</text:p>
              </table:table-cell>
              <table:table-cell office:value-type="float" office:value="-59.361715190852">
                <text:p>-59.361715190852</text:p>
              </table:table-cell>
              <table:table-cell office:value-type="float" office:value="-61.498926796505">
                <text:p>-61.498926796505</text:p>
              </table:table-cell>
              <table:table-cell office:value-type="float" office:value="-63.319887795066">
                <text:p>-63.319887795066</text:p>
              </table:table-cell>
              <table:table-cell office:value-type="float" office:value="-64.790676355723">
                <text:p>-64.790676355723</text:p>
              </table:table-cell>
              <table:table-cell office:value-type="float" office:value="-65.922710365856">
                <text:p>-65.922710365856</text:p>
              </table:table-cell>
              <table:table-cell office:value-type="float" office:value="-66.759295872714">
                <text:p>-66.759295872714</text:p>
              </table:table-cell>
              <table:table-cell office:value-type="float" office:value="-67.357041528092">
                <text:p>-67.357041528092</text:p>
              </table:table-cell>
              <table:table-cell office:value-type="float" office:value="-67.771500922259">
                <text:p>-67.771500922259</text:p>
              </table:table-cell>
              <table:table-cell office:value-type="float" office:value="-68.049861927905">
                <text:p>-68.049861927905</text:p>
              </table:table-cell>
              <table:table-cell office:value-type="float" office:value="-68.229037168954">
                <text:p>-68.229037168954</text:p>
              </table:table-cell>
              <table:table-cell office:value-type="float" office:value="-68.336555828091">
                <text:p>-68.336555828091</text:p>
              </table:table-cell>
              <table:table-cell office:value-type="float" office:value="-68.392406299789">
                <text:p>-68.392406299789</text:p>
              </table:table-cell>
              <table:table-cell office:value-type="float" office:value="-68.410901490438">
                <text:p>-68.410901490438</text:p>
              </table:table-cell>
              <table:table-cell office:value-type="float" office:value="-68.402229577758">
                <text:p>-68.402229577758</text:p>
              </table:table-cell>
              <table:table-cell office:value-type="float" office:value="-68.373635173269">
                <text:p>-68.373635173269</text:p>
              </table:table-cell>
              <table:table-cell office:value-type="float" office:value="-68.330280131433">
                <text:p>-68.330280131433</text:p>
              </table:table-cell>
              <table:table-cell office:value-type="float" office:value="-68.275856767838">
                <text:p>-68.275856767838</text:p>
              </table:table-cell>
              <table:table-cell office:value-type="float" office:value="-68.213019855419">
                <text:p>-68.213019855419</text:p>
              </table:table-cell>
              <table:table-cell office:value-type="float" office:value="-68.143689599048">
                <text:p>-68.143689599048</text:p>
              </table:table-cell>
              <table:table-cell office:value-type="float" office:value="-68.069264023406">
                <text:p>-68.069264023406</text:p>
              </table:table-cell>
              <table:table-cell office:value-type="float" office:value="-67.990768154293">
                <text:p>-67.990768154293</text:p>
              </table:table-cell>
              <table:table-cell office:value-type="float" office:value="-67.908959171515">
                <text:p>-67.908959171515</text:p>
              </table:table-cell>
              <table:table-cell office:value-type="float" office:value="-67.824400857888">
                <text:p>-67.824400857888</text:p>
              </table:table-cell>
              <table:table-cell office:value-type="float" office:value="-67.73751657453">
                <text:p>-67.73751657453</text:p>
              </table:table-cell>
              <table:table-cell office:value-type="float" office:value="-67.648627157494">
                <text:p>-67.648627157494</text:p>
              </table:table-cell>
              <table:table-cell office:value-type="float" office:value="-67.557978176231">
                <text:p>-67.557978176231</text:p>
              </table:table-cell>
              <table:table-cell office:value-type="float" office:value="-67.465759647866">
                <text:p>-67.465759647866</text:p>
              </table:table-cell>
              <table:table-cell office:value-type="float" office:value="-67.372120372407">
                <text:p>-67.372120372407</text:p>
              </table:table-cell>
              <table:table-cell office:value-type="float" office:value="-67.277178411337">
                <text:p>-67.277178411337</text:p>
              </table:table-cell>
              <table:table-cell office:value-type="float" office:value="-67.181028785628">
                <text:p>-67.181028785628</text:p>
              </table:table-cell>
              <table:table-cell office:value-type="float" office:value="-67.08374915782">
                <text:p>-67.08374915782</text:p>
              </table:table-cell>
              <table:table-cell office:value-type="float" office:value="-66.985404044421">
                <text:p>-66.985404044421</text:p>
              </table:table-cell>
              <table:table-cell office:value-type="float" office:value="-66.886047951038">
                <text:p>-66.886047951038</text:p>
              </table:table-cell>
              <table:table-cell office:value-type="float" office:value="-66.785727713584">
                <text:p>-66.785727713584</text:p>
              </table:table-cell>
              <table:table-cell office:value-type="float" office:value="-66.684484251338">
                <text:p>-66.684484251338</text:p>
              </table:table-cell>
              <table:table-cell office:value-type="float" office:value="-66.58235388197">
                <text:p>-66.58235388197</text:p>
              </table:table-cell>
              <table:table-cell office:value-type="float" office:value="-66.479369308701">
                <text:p>-66.479369308701</text:p>
              </table:table-cell>
              <table:table-cell office:value-type="float" office:value="-66.375560360769">
                <text:p>-66.375560360769</text:p>
              </table:table-cell>
              <table:table-cell office:value-type="float" office:value="-66.270954547386">
                <text:p>-66.270954547386</text:p>
              </table:table-cell>
              <table:table-cell office:value-type="float" office:value="-66.165577469924">
                <text:p>-66.165577469924</text:p>
              </table:table-cell>
              <table:table-cell office:value-type="float" office:value="-66.05945312584">
                <text:p>-66.05945312584</text:p>
              </table:table-cell>
              <table:table-cell office:value-type="float" office:value="-65.952604129476">
                <text:p>-65.952604129476</text:p>
              </table:table-cell>
              <table:table-cell office:value-type="float" office:value="-65.845051868707">
                <text:p>-65.845051868707</text:p>
              </table:table-cell>
              <table:table-cell office:value-type="float" office:value="-65.736816611808">
                <text:p>-65.736816611808</text:p>
              </table:table-cell>
              <table:table-cell office:value-type="float" office:value="-65.627917575464">
                <text:p>-65.627917575464</text:p>
              </table:table-cell>
              <table:table-cell office:value-type="float" office:value="-65.518372962265">
                <text:p>-65.518372962265</text:p>
              </table:table-cell>
              <table:table-cell office:value-type="float" office:value="-65.408199974059">
                <text:p>-65.408199974059</text:p>
              </table:table-cell>
              <table:table-cell office:value-type="float" office:value="-65.297414806058">
                <text:p>-65.297414806058</text:p>
              </table:table-cell>
              <table:table-cell office:value-type="float" office:value="-65.186032625444">
                <text:p>-65.186032625444</text:p>
              </table:table-cell>
              <table:table-cell office:value-type="float" office:value="-65.074067537367">
                <text:p>-65.074067537367</text:p>
              </table:table-cell>
              <table:table-cell office:value-type="float" office:value="-64.96153254053">
                <text:p>-64.96153254053</text:p>
              </table:table-cell>
              <table:table-cell office:value-type="float" office:value="-64.848439474026">
                <text:p>-64.848439474026</text:p>
              </table:table-cell>
              <table:table-cell office:value-type="float" office:value="-64.7347989567">
                <text:p>-64.7347989567</text:p>
              </table:table-cell>
              <table:table-cell office:value-type="float" office:value="-64.620620319932">
                <text:p>-64.620620319932</text:p>
              </table:table-cell>
              <table:table-cell office:value-type="float" office:value="-64.505911534505">
                <text:p>-64.505911534505</text:p>
              </table:table-cell>
              <table:table-cell office:value-type="float" office:value="-64.390679131968">
                <text:p>-64.390679131968</text:p>
              </table:table-cell>
              <table:table-cell office:value-type="float" office:value="-64.274928120724">
                <text:p>-64.274928120724</text:p>
              </table:table-cell>
              <table:table-cell office:value-type="float" office:value="-64.158661896907">
                <text:p>-64.158661896907</text:p>
              </table:table-cell>
              <table:table-cell office:value-type="float" office:value="-64.041882149955">
                <text:p>-64.041882149955</text:p>
              </table:table-cell>
              <table:table-cell office:value-type="float" office:value="-63.924588762656">
                <text:p>-63.924588762656</text:p>
              </table:table-cell>
              <table:table-cell office:value-type="float" office:value="-63.806779705298">
                <text:p>-63.806779705298</text:p>
              </table:table-cell>
              <table:table-cell office:value-type="float" office:value="-63.688450923448">
                <text:p>-63.688450923448</text:p>
              </table:table-cell>
              <table:table-cell office:value-type="float" office:value="-63.569596218706">
                <text:p>-63.569596218706</text:p>
              </table:table-cell>
              <table:table-cell office:value-type="float" office:value="-63.450207121704">
                <text:p>-63.450207121704</text:p>
              </table:table-cell>
              <table:table-cell office:value-type="float" office:value="-63.330272756413">
                <text:p>-63.330272756413</text:p>
              </table:table-cell>
              <table:table-cell office:value-type="float" office:value="-63.209779694697">
                <text:p>-63.209779694697</text:p>
              </table:table-cell>
              <table:table-cell office:value-type="float" office:value="-63.088711799868">
                <text:p>-63.088711799868</text:p>
              </table:table-cell>
              <table:table-cell office:value-type="float" office:value="-62.9670500578">
                <text:p>-62.9670500578</text:p>
              </table:table-cell>
              <table:table-cell office:value-type="float" office:value="-62.844772393941">
                <text:p>-62.844772393941</text:p>
              </table:table-cell>
              <table:table-cell office:value-type="float" office:value="-62.721853474324">
                <text:p>-62.721853474324</text:p>
              </table:table-cell>
              <table:table-cell office:value-type="float" office:value="-62.598264488377">
                <text:p>-62.598264488377</text:p>
              </table:table-cell>
              <table:table-cell office:value-type="float" office:value="-62.473972911044">
                <text:p>-62.473972911044</text:p>
              </table:table-cell>
              <table:table-cell office:value-type="float" office:value="-62.348942241317">
                <text:p>-62.348942241317</text:p>
              </table:table-cell>
              <table:table-cell office:value-type="float" office:value="-62.223131713888">
                <text:p>-62.223131713888</text:p>
              </table:table-cell>
              <table:table-cell office:value-type="float" office:value="-62.096495980114">
                <text:p>-62.096495980114</text:p>
              </table:table-cell>
              <table:table-cell office:value-type="float" office:value="-61.968984753917">
                <text:p>-61.968984753917</text:p>
              </table:table-cell>
              <table:table-cell office:value-type="float" office:value="-61.840542417547">
                <text:p>-61.840542417547</text:p>
              </table:table-cell>
              <table:table-cell office:value-type="float" office:value="-61.711107581377">
                <text:p>-61.711107581377</text:p>
              </table:table-cell>
              <table:table-cell office:value-type="float" office:value="-61.580612590914">
                <text:p>-61.580612590914</text:p>
              </table:table-cell>
              <table:table-cell office:value-type="float" office:value="-61.448982973146">
                <text:p>-61.448982973146</text:p>
              </table:table-cell>
              <table:table-cell office:value-type="float" office:value="-61.31613681298">
                <text:p>-61.31613681298</text:p>
              </table:table-cell>
              <table:table-cell office:value-type="float" office:value="-61.181984049007">
                <text:p>-61.181984049007</text:p>
              </table:table-cell>
              <table:table-cell office:value-type="float" office:value="-61.046425675902">
                <text:p>-61.046425675902</text:p>
              </table:table-cell>
              <table:table-cell office:value-type="float" office:value="-60.909352838542">
                <text:p>-60.909352838542</text:p>
              </table:table-cell>
              <table:table-cell office:value-type="float" office:value="-60.770645800184">
                <text:p>-60.770645800184</text:p>
              </table:table-cell>
              <table:table-cell office:value-type="float" office:value="-60.630172763769">
                <text:p>-60.630172763769</text:p>
              </table:table-cell>
              <table:table-cell office:value-type="float" office:value="-60.487788521387">
                <text:p>-60.487788521387</text:p>
              </table:table-cell>
              <table:table-cell office:value-type="float" office:value="-60.34333290206">
                <text:p>-60.34333290206</text:p>
              </table:table-cell>
              <table:table-cell office:value-type="float" office:value="-60.196628982007">
                <text:p>-60.196628982007</text:p>
              </table:table-cell>
              <table:table-cell office:value-type="float" office:value="-60.047481014146">
                <text:p>-60.047481014146</text:p>
              </table:table-cell>
              <table:table-cell office:value-type="float" office:value="-59.895672024436">
                <text:p>-59.895672024436</text:p>
              </table:table-cell>
              <table:table-cell office:value-type="float" office:value="-59.740961011278">
                <text:p>-59.740961011278</text:p>
              </table:table-cell>
              <table:table-cell office:value-type="float" office:value="-59.583079669918">
                <text:p>-59.583079669918</text:p>
              </table:table-cell>
              <table:table-cell office:value-type="float" office:value="-59.421728545864">
                <text:p>-59.421728545864</text:p>
              </table:table-cell>
              <table:table-cell office:value-type="float" office:value="-59.256572498606">
                <text:p>-59.256572498606</text:p>
              </table:table-cell>
              <table:table-cell office:value-type="float" office:value="-59.08723532803">
                <text:p>-59.08723532803</text:p>
              </table:table-cell>
              <table:table-cell office:value-type="float" office:value="-58.913293378788">
                <text:p>-58.913293378788</text:p>
              </table:table-cell>
              <table:table-cell office:value-type="float" office:value="-58.734267890087">
                <text:p>-58.734267890087</text:p>
              </table:table-cell>
              <table:table-cell office:value-type="float" office:value="-58.549615796089">
                <text:p>-58.549615796089</text:p>
              </table:table-cell>
              <table:table-cell office:value-type="float" office:value="-58.358718600646">
                <text:p>-58.358718600646</text:p>
              </table:table-cell>
              <table:table-cell office:value-type="float" office:value="-58.160868842403">
                <text:p>-58.160868842403</text:p>
              </table:table-cell>
              <table:table-cell office:value-type="float" office:value="-57.955253522936">
                <text:p>-57.955253522936</text:p>
              </table:table-cell>
              <table:table-cell office:value-type="float" office:value="-57.740933677827">
                <text:p>-57.740933677827</text:p>
              </table:table-cell>
              <table:table-cell office:value-type="float" office:value="-57.516819008938">
                <text:p>-57.516819008938</text:p>
              </table:table-cell>
              <table:table-cell office:value-type="float" office:value="-57.28163613739">
                <text:p>-57.28163613739</text:p>
              </table:table-cell>
              <table:table-cell office:value-type="float" office:value="-57.033888539276">
                <text:p>-57.033888539276</text:p>
              </table:table-cell>
              <table:table-cell office:value-type="float" office:value="-56.77180552833">
                <text:p>-56.77180552833</text:p>
              </table:table-cell>
              <table:table-cell office:value-type="float" office:value="-56.493276658393">
                <text:p>-56.493276658393</text:p>
              </table:table-cell>
              <table:table-cell office:value-type="float" office:value="-56.195766491136">
                <text:p>-56.195766491136</text:p>
              </table:table-cell>
              <table:table-cell office:value-type="float" office:value="-55.876202589247">
                <text:p>-55.876202589247</text:p>
              </table:table-cell>
              <table:table-cell office:value-type="float" office:value="-55.530826501254">
                <text:p>-55.530826501254</text:p>
              </table:table-cell>
              <table:table-cell office:value-type="float" office:value="-55.154992835564">
                <text:p>-55.154992835564</text:p>
              </table:table-cell>
              <table:table-cell office:value-type="float" office:value="-54.742894347895">
                <text:p>-54.742894347895</text:p>
              </table:table-cell>
              <table:table-cell office:value-type="float" office:value="-54.287179726439">
                <text:p>-54.287179726439</text:p>
              </table:table-cell>
              <table:table-cell office:value-type="float" office:value="-53.778412770479">
                <text:p>-53.778412770479</text:p>
              </table:table-cell>
              <table:table-cell office:value-type="float" office:value="-53.20429220278">
                <text:p>-53.20429220278</text:p>
              </table:table-cell>
              <table:table-cell office:value-type="float" office:value="-52.548501920421">
                <text:p>-52.548501920421</text:p>
              </table:table-cell>
              <table:table-cell office:value-type="float" office:value="-51.788976298994">
                <text:p>-51.788976298994</text:p>
              </table:table-cell>
              <table:table-cell office:value-type="float" office:value="-50.895214195692">
                <text:p>-50.895214195692</text:p>
              </table:table-cell>
              <table:table-cell office:value-type="float" office:value="-49.823999891216">
                <text:p>-49.823999891216</text:p>
              </table:table-cell>
              <table:table-cell office:value-type="float" office:value="-48.512372250238">
                <text:p>-48.512372250238</text:p>
              </table:table-cell>
              <table:table-cell office:value-type="float" office:value="-46.865688531347">
                <text:p>-46.865688531347</text:p>
              </table:table-cell>
              <table:table-cell office:value-type="float" office:value="-44.736688582484">
                <text:p>-44.736688582484</text:p>
              </table:table-cell>
              <table:table-cell office:value-type="float" office:value="-41.88774663477">
                <text:p>-41.88774663477</text:p>
              </table:table-cell>
              <table:table-cell office:value-type="float" office:value="-37.922158909122">
                <text:p>-37.922158909122</text:p>
              </table:table-cell>
              <table:table-cell office:value-type="float" office:value="-32.164796783231">
                <text:p>-32.164796783231</text:p>
              </table:table-cell>
              <table:table-cell office:value-type="float" office:value="-23.502513734678">
                <text:p>-23.502513734678</text:p>
              </table:table-cell>
              <table:table-cell office:value-type="float" office:value="-10.45344970451">
                <text:p>-10.45344970451</text:p>
              </table:table-cell>
              <table:table-cell office:value-type="float" office:value="7.242342134221">
                <text:p>7.242342134221</text:p>
              </table:table-cell>
              <table:table-cell office:value-type="float" office:value="24.615547341267">
                <text:p>24.615547341267</text:p>
              </table:table-cell>
              <table:table-cell office:value-type="float" office:value="34.407102626612">
                <text:p>34.407102626612</text:p>
              </table:table-cell>
              <table:table-cell office:value-type="float" office:value="37.058225755405">
                <text:p>37.058225755405</text:p>
              </table:table-cell>
              <table:table-cell office:value-type="float" office:value="36.531467546573">
                <text:p>36.531467546573</text:p>
              </table:table-cell>
              <table:table-cell office:value-type="float" office:value="34.831716768714">
                <text:p>34.831716768714</text:p>
              </table:table-cell>
              <table:table-cell office:value-type="float" office:value="32.605551150983">
                <text:p>32.605551150983</text:p>
              </table:table-cell>
              <table:table-cell office:value-type="float" office:value="30.081534394433">
                <text:p>30.081534394433</text:p>
              </table:table-cell>
              <table:table-cell office:value-type="float" office:value="27.367426095059">
                <text:p>27.367426095059</text:p>
              </table:table-cell>
              <table:table-cell office:value-type="float" office:value="24.526370750349">
                <text:p>24.526370750349</text:p>
              </table:table-cell>
              <table:table-cell office:value-type="float" office:value="21.600064897354">
                <text:p>21.600064897354</text:p>
              </table:table-cell>
              <table:table-cell office:value-type="float" office:value="18.618135571024">
                <text:p>18.618135571024</text:p>
              </table:table-cell>
              <table:table-cell office:value-type="float" office:value="15.602844673994">
                <text:p>15.602844673994</text:p>
              </table:table-cell>
              <table:table-cell office:value-type="float" office:value="12.571726275455">
                <text:p>12.571726275455</text:p>
              </table:table-cell>
              <table:table-cell office:value-type="float" office:value="9.539142825503">
                <text:p>9.539142825503</text:p>
              </table:table-cell>
              <table:table-cell office:value-type="float" office:value="6.517229726104">
                <text:p>6.517229726104</text:p>
              </table:table-cell>
              <table:table-cell office:value-type="float" office:value="3.516484050369">
                <text:p>3.516484050369</text:p>
              </table:table-cell>
              <table:table-cell office:value-type="float" office:value="0.546144940442">
                <text:p>0.546144940442</text:p>
              </table:table-cell>
              <table:table-cell office:value-type="float" office:value="-2.385549563484">
                <text:p>-2.385549563484</text:p>
              </table:table-cell>
              <table:table-cell office:value-type="float" office:value="-5.27118459595">
                <text:p>-5.27118459595</text:p>
              </table:table-cell>
              <table:table-cell office:value-type="float" office:value="-8.104052394788">
                <text:p>-8.104052394788</text:p>
              </table:table-cell>
              <table:table-cell office:value-type="float" office:value="-10.878100757418">
                <text:p>-10.878100757418</text:p>
              </table:table-cell>
              <table:table-cell office:value-type="float" office:value="-13.587961692848">
                <text:p>-13.587961692848</text:p>
              </table:table-cell>
              <table:table-cell office:value-type="float" office:value="-16.229081132502">
                <text:p>-16.229081132502</text:p>
              </table:table-cell>
              <table:table-cell office:value-type="float" office:value="-18.797965854091">
                <text:p>-18.797965854091</text:p>
              </table:table-cell>
              <table:table-cell office:value-type="float" office:value="-21.292547946226">
                <text:p>-21.292547946226</text:p>
              </table:table-cell>
              <table:table-cell office:value-type="float" office:value="-23.712642218278">
                <text:p>-23.712642218278</text:p>
              </table:table-cell>
              <table:table-cell office:value-type="float" office:value="-26.060444607849">
                <text:p>-26.060444607849</text:p>
              </table:table-cell>
              <table:table-cell office:value-type="float" office:value="-28.340999725872">
                <text:p>-28.340999725872</text:p>
              </table:table-cell>
              <table:table-cell office:value-type="float" office:value="-30.562561307558">
                <text:p>-30.562561307558</text:p>
              </table:table-cell>
              <table:table-cell office:value-type="float" office:value="-32.736780679134">
                <text:p>-32.736780679134</text:p>
              </table:table-cell>
              <table:table-cell office:value-type="float" office:value="-34.878674735564">
                <text:p>-34.878674735564</text:p>
              </table:table-cell>
              <table:table-cell office:value-type="float" office:value="-37.006327902817">
                <text:p>-37.006327902817</text:p>
              </table:table-cell>
              <table:table-cell office:value-type="float" office:value="-39.140253263353">
                <text:p>-39.140253263353</text:p>
              </table:table-cell>
              <table:table-cell office:value-type="float" office:value="-41.302265102867">
                <text:p>-41.302265102867</text:p>
              </table:table-cell>
              <table:table-cell office:value-type="float" office:value="-43.513603217859">
                <text:p>-43.513603217859</text:p>
              </table:table-cell>
              <table:table-cell office:value-type="float" office:value="-45.791934978101">
                <text:p>-45.791934978101</text:p>
              </table:table-cell>
              <table:table-cell office:value-type="float" office:value="-48.146846105365">
                <text:p>-48.146846105365</text:p>
              </table:table-cell>
              <table:table-cell office:value-type="float" office:value="-50.573727062656">
                <text:p>-50.573727062656</text:p>
              </table:table-cell>
              <table:table-cell office:value-type="float" office:value="-53.046880391131">
                <text:p>-53.046880391131</text:p>
              </table:table-cell>
              <table:table-cell office:value-type="float" office:value="-55.514378747247">
                <text:p>-55.514378747247</text:p>
              </table:table-cell>
              <table:table-cell office:value-type="float" office:value="-57.899029019517">
                <text:p>-57.899029019517</text:p>
              </table:table-cell>
              <table:table-cell office:value-type="float" office:value="-60.109580067507">
                <text:p>-60.109580067507</text:p>
              </table:table-cell>
              <table:table-cell office:value-type="float" office:value="-62.061584591329">
                <text:p>-62.061584591329</text:p>
              </table:table-cell>
              <table:table-cell office:value-type="float" office:value="-63.699572718154">
                <text:p>-63.699572718154</text:p>
              </table:table-cell>
              <table:table-cell office:value-type="float" office:value="-65.00884254435">
                <text:p>-65.00884254435</text:p>
              </table:table-cell>
              <table:table-cell office:value-type="float" office:value="-66.011612762885">
                <text:p>-66.011612762885</text:p>
              </table:table-cell>
              <table:table-cell office:value-type="float" office:value="-66.752703762775">
                <text:p>-66.752703762775</text:p>
              </table:table-cell>
              <table:table-cell office:value-type="float" office:value="-67.284141941233">
                <text:p>-67.284141941233</text:p>
              </table:table-cell>
              <table:table-cell office:value-type="float" office:value="-67.654653591661">
                <text:p>-67.654653591661</text:p>
              </table:table-cell>
              <table:table-cell office:value-type="float" office:value="-67.904880818132">
                <text:p>-67.904880818132</text:p>
              </table:table-cell>
              <table:table-cell office:value-type="float" office:value="-68.066510833834">
                <text:p>-68.066510833834</text:p>
              </table:table-cell>
              <table:table-cell office:value-type="float" office:value="-68.163296810757">
                <text:p>-68.163296810757</text:p>
              </table:table-cell>
              <table:table-cell office:value-type="float" office:value="-68.212656876351">
                <text:p>-68.212656876351</text:p>
              </table:table-cell>
              <table:table-cell office:value-type="float" office:value="-68.227220705652">
                <text:p>-68.227220705652</text:p>
              </table:table-cell>
              <table:table-cell office:value-type="float" office:value="-68.216104154961">
                <text:p>-68.216104154961</text:p>
              </table:table-cell>
              <table:table-cell office:value-type="float" office:value="-68.185884202694">
                <text:p>-68.185884202694</text:p>
              </table:table-cell>
              <table:table-cell office:value-type="float" office:value="-68.14131654014">
                <text:p>-68.14131654014</text:p>
              </table:table-cell>
              <table:table-cell office:value-type="float" office:value="-68.085853244448">
                <text:p>-68.085853244448</text:p>
              </table:table-cell>
              <table:table-cell office:value-type="float" office:value="-68.022012551616">
                <text:p>-68.022012551616</text:p>
              </table:table-cell>
              <table:table-cell office:value-type="float" office:value="-67.951641942945">
                <text:p>-67.951641942945</text:p>
              </table:table-cell>
              <table:table-cell office:value-type="float" office:value="-67.876105259635">
                <text:p>-67.876105259635</text:p>
              </table:table-cell>
              <table:table-cell office:value-type="float" office:value="-67.796416033253">
                <text:p>-67.796416033253</text:p>
              </table:table-cell>
              <table:table-cell office:value-type="float" office:value="-67.71333280229">
                <text:p>-67.71333280229</text:p>
              </table:table-cell>
              <table:table-cell office:value-type="float" office:value="-67.627427534884">
                <text:p>-67.627427534884</text:p>
              </table:table-cell>
              <table:table-cell office:value-type="float" office:value="-67.539134974796">
                <text:p>-67.539134974796</text:p>
              </table:table-cell>
              <table:table-cell office:value-type="float" office:value="-67.448788405583">
                <text:p>-67.448788405583</text:p>
              </table:table-cell>
              <table:table-cell office:value-type="float" office:value="-67.356645702841">
                <text:p>-67.356645702841</text:p>
              </table:table-cell>
              <table:table-cell office:value-type="float" office:value="-67.262908408485">
                <text:p>-67.262908408485</text:p>
              </table:table-cell>
              <table:table-cell office:value-type="float" office:value="-67.167735766111">
                <text:p>-67.167735766111</text:p>
              </table:table-cell>
              <table:table-cell office:value-type="float" office:value="-67.071255098911">
                <text:p>-67.071255098911</text:p>
              </table:table-cell>
              <table:table-cell office:value-type="float" office:value="-66.973569518989">
                <text:p>-66.973569518989</text:p>
              </table:table-cell>
              <table:table-cell office:value-type="float" office:value="-66.874763679474">
                <text:p>-66.874763679474</text:p>
              </table:table-cell>
              <table:table-cell office:value-type="float" office:value="-66.774908083754">
                <text:p>-66.774908083754</text:p>
              </table:table-cell>
              <table:table-cell office:value-type="float" office:value="-66.674062325585">
                <text:p>-66.674062325585</text:p>
              </table:table-cell>
              <table:table-cell office:value-type="float" office:value="-66.572277533024">
                <text:p>-66.572277533024</text:p>
              </table:table-cell>
              <table:table-cell office:value-type="float" office:value="-66.469598216532">
                <text:p>-66.469598216532</text:p>
              </table:table-cell>
              <table:table-cell office:value-type="float" office:value="-66.366063669002">
                <text:p>-66.366063669002</text:p>
              </table:table-cell>
              <table:table-cell office:value-type="float" office:value="-66.2617090272">
                <text:p>-66.2617090272</text:p>
              </table:table-cell>
              <table:table-cell office:value-type="float" office:value="-66.156566076166">
                <text:p>-66.156566076166</text:p>
              </table:table-cell>
              <table:table-cell office:value-type="float" office:value="-66.050663857532">
                <text:p>-66.050663857532</text:p>
              </table:table-cell>
              <table:table-cell office:value-type="float" office:value="-65.944029127583">
                <text:p>-65.944029127583</text:p>
              </table:table-cell>
              <table:table-cell office:value-type="float" office:value="-65.836686699619">
                <text:p>-65.836686699619</text:p>
              </table:table-cell>
              <table:table-cell office:value-type="float" office:value="-65.728659696824">
                <text:p>-65.728659696824</text:p>
              </table:table-cell>
              <table:table-cell office:value-type="float" office:value="-65.619969735536">
                <text:p>-65.619969735536</text:p>
              </table:table-cell>
              <table:table-cell office:value-type="float" office:value="-65.510637054164">
                <text:p>-65.510637054164</text:p>
              </table:table-cell>
              <table:table-cell office:value-type="float" office:value="-65.400680599375">
                <text:p>-65.400680599375</text:p>
              </table:table-cell>
              <table:table-cell office:value-type="float" office:value="-65.290118078531">
                <text:p>-65.290118078531</text:p>
              </table:table-cell>
            </table:table-row>
            <table:table-row>
              <table:table-cell office:value-type="string">
                <text:p>Membrane Voltage (16.3 C)</text:p>
                <draw:g>
                  <svg:desc>agent0_NNMembraneVoltageTrace9122281.A2:agent0_NNMembraneVoltageTrace9122281.A2</svg:desc>
                </draw:g>
              </table:table-cell>
              <table:table-cell office:value-type="float" office:value="-68.92324130303">
                <text:p>-68.92324130303</text:p>
                <draw:g>
                  <svg:desc>agent0_NNMembraneVoltageTrace9122281.B2:agent0_NNMembraneVoltageTrace9122281.LB2</svg:desc>
                </draw:g>
              </table:table-cell>
              <table:table-cell office:value-type="float" office:value="-68.920956755007">
                <text:p>-68.920956755007</text:p>
              </table:table-cell>
              <table:table-cell office:value-type="float" office:value="-68.918700747026">
                <text:p>-68.918700747026</text:p>
              </table:table-cell>
              <table:table-cell office:value-type="float" office:value="-68.916475160085">
                <text:p>-68.916475160085</text:p>
              </table:table-cell>
              <table:table-cell office:value-type="float" office:value="-68.914281699359">
                <text:p>-68.914281699359</text:p>
              </table:table-cell>
              <table:table-cell office:value-type="float" office:value="-68.912121903178">
                <text:p>-68.912121903178</text:p>
              </table:table-cell>
              <table:table-cell office:value-type="float" office:value="-68.909997151647">
                <text:p>-68.909997151647</text:p>
              </table:table-cell>
              <table:table-cell office:value-type="float" office:value="-68.907908674945">
                <text:p>-68.907908674945</text:p>
              </table:table-cell>
              <table:table-cell office:value-type="float" office:value="-68.905857561298">
                <text:p>-68.905857561298</text:p>
              </table:table-cell>
              <table:table-cell office:value-type="float" office:value="-68.903844764639">
                <text:p>-68.903844764639</text:p>
              </table:table-cell>
              <table:table-cell office:value-type="float" office:value="-68.901871111974">
                <text:p>-68.901871111974</text:p>
              </table:table-cell>
              <table:table-cell office:value-type="float" office:value="-68.899937310445">
                <text:p>-68.899937310445</text:p>
              </table:table-cell>
              <table:table-cell office:value-type="float" office:value="-68.898043954125">
                <text:p>-68.898043954125</text:p>
              </table:table-cell>
              <table:table-cell office:value-type="float" office:value="-68.896191530528">
                <text:p>-68.896191530528</text:p>
              </table:table-cell>
              <table:table-cell office:value-type="float" office:value="-68.894380426863">
                <text:p>-68.894380426863</text:p>
              </table:table-cell>
              <table:table-cell office:value-type="float" office:value="-68.892610936031">
                <text:p>-68.892610936031</text:p>
              </table:table-cell>
              <table:table-cell office:value-type="float" office:value="-68.89088326237">
                <text:p>-68.89088326237</text:p>
              </table:table-cell>
              <table:table-cell office:value-type="float" office:value="-68.889197527168">
                <text:p>-68.889197527168</text:p>
              </table:table-cell>
              <table:table-cell office:value-type="float" office:value="-68.887553773938">
                <text:p>-68.887553773938</text:p>
              </table:table-cell>
              <table:table-cell office:value-type="float" office:value="-68.885951973475">
                <text:p>-68.885951973475</text:p>
              </table:table-cell>
              <table:table-cell office:value-type="float" office:value="-68.884392028692">
                <text:p>-68.884392028692</text:p>
              </table:table-cell>
              <table:table-cell office:value-type="float" office:value="-68.882873779248">
                <text:p>-68.882873779248</text:p>
              </table:table-cell>
              <table:table-cell office:value-type="float" office:value="-68.881397005972">
                <text:p>-68.881397005972</text:p>
              </table:table-cell>
              <table:table-cell office:value-type="float" office:value="-68.879961435093">
                <text:p>-68.879961435093</text:p>
              </table:table-cell>
              <table:table-cell office:value-type="float" office:value="-68.878566742279">
                <text:p>-68.878566742279</text:p>
              </table:table-cell>
              <table:table-cell office:value-type="float" office:value="-68.767212556494">
                <text:p>-68.767212556494</text:p>
              </table:table-cell>
              <table:table-cell office:value-type="float" office:value="-67.904167805844">
                <text:p>-67.904167805844</text:p>
              </table:table-cell>
              <table:table-cell office:value-type="float" office:value="-67.068817328041">
                <text:p>-67.068817328041</text:p>
              </table:table-cell>
              <table:table-cell office:value-type="float" office:value="-66.25647053202">
                <text:p>-66.25647053202</text:p>
              </table:table-cell>
              <table:table-cell office:value-type="float" office:value="-65.463133975772">
                <text:p>-65.463133975772</text:p>
              </table:table-cell>
              <table:table-cell office:value-type="float" office:value="-64.684627769443">
                <text:p>-64.684627769443</text:p>
              </table:table-cell>
              <table:table-cell office:value-type="float" office:value="-63.916207808234">
                <text:p>-63.916207808234</text:p>
              </table:table-cell>
              <table:table-cell office:value-type="float" office:value="-63.152274237216">
                <text:p>-63.152274237216</text:p>
              </table:table-cell>
              <table:table-cell office:value-type="float" office:value="-62.386029558308">
                <text:p>-62.386029558308</text:p>
              </table:table-cell>
              <table:table-cell office:value-type="float" office:value="-61.608996551418">
                <text:p>-61.608996551418</text:p>
              </table:table-cell>
              <table:table-cell office:value-type="float" office:value="-60.810283650863">
                <text:p>-60.810283650863</text:p>
              </table:table-cell>
              <table:table-cell office:value-type="float" office:value="-59.975411030119">
                <text:p>-59.975411030119</text:p>
              </table:table-cell>
              <table:table-cell office:value-type="float" office:value="-59.084351945972">
                <text:p>-59.084351945972</text:p>
              </table:table-cell>
              <table:table-cell office:value-type="float" office:value="-58.108104415415">
                <text:p>-58.108104415415</text:p>
              </table:table-cell>
              <table:table-cell office:value-type="float" office:value="-57.002336511303">
                <text:p>-57.002336511303</text:p>
              </table:table-cell>
              <table:table-cell office:value-type="float" office:value="-55.694743154708">
                <text:p>-55.694743154708</text:p>
              </table:table-cell>
              <table:table-cell office:value-type="float" office:value="-54.057540450756">
                <text:p>-54.057540450756</text:p>
              </table:table-cell>
              <table:table-cell office:value-type="float" office:value="-51.840319493379">
                <text:p>-51.840319493379</text:p>
              </table:table-cell>
              <table:table-cell office:value-type="float" office:value="-48.479248617311">
                <text:p>-48.479248617311</text:p>
              </table:table-cell>
              <table:table-cell office:value-type="float" office:value="-42.434351784521">
                <text:p>-42.434351784521</text:p>
              </table:table-cell>
              <table:table-cell office:value-type="float" office:value="-28.312280823488">
                <text:p>-28.312280823488</text:p>
              </table:table-cell>
              <table:table-cell office:value-type="float" office:value="11.429246507247">
                <text:p>11.429246507247</text:p>
              </table:table-cell>
              <table:table-cell office:value-type="float" office:value="44.703604474047">
                <text:p>44.703604474047</text:p>
              </table:table-cell>
              <table:table-cell office:value-type="float" office:value="43.045646884464">
                <text:p>43.045646884464</text:p>
              </table:table-cell>
              <table:table-cell office:value-type="float" office:value="37.012198591317">
                <text:p>37.012198591317</text:p>
              </table:table-cell>
              <table:table-cell office:value-type="float" office:value="29.921320414015">
                <text:p>29.921320414015</text:p>
              </table:table-cell>
              <table:table-cell office:value-type="float" office:value="22.246028529995">
                <text:p>22.246028529995</text:p>
              </table:table-cell>
              <table:table-cell office:value-type="float" office:value="14.235738072558">
                <text:p>14.235738072558</text:p>
              </table:table-cell>
              <table:table-cell office:value-type="float" office:value="6.100676227406">
                <text:p>6.100676227406</text:p>
              </table:table-cell>
              <table:table-cell office:value-type="float" office:value="-1.961100226151">
                <text:p>-1.961100226151</text:p>
              </table:table-cell>
              <table:table-cell office:value-type="float" office:value="-9.764915208081">
                <text:p>-9.764915208081</text:p>
              </table:table-cell>
              <table:table-cell office:value-type="float" office:value="-17.147089275555">
                <text:p>-17.147089275555</text:p>
              </table:table-cell>
              <table:table-cell office:value-type="float" office:value="-23.981962536425">
                <text:p>-23.981962536425</text:p>
              </table:table-cell>
              <table:table-cell office:value-type="float" office:value="-30.219178940125">
                <text:p>-30.219178940125</text:p>
              </table:table-cell>
              <table:table-cell office:value-type="float" office:value="-35.926255265901">
                <text:p>-35.926255265901</text:p>
              </table:table-cell>
              <table:table-cell office:value-type="float" office:value="-41.28516334289">
                <text:p>-41.28516334289</text:p>
              </table:table-cell>
              <table:table-cell office:value-type="float" office:value="-46.502332843401">
                <text:p>-46.502332843401</text:p>
              </table:table-cell>
              <table:table-cell office:value-type="float" office:value="-51.638038982622">
                <text:p>-51.638038982622</text:p>
              </table:table-cell>
              <table:table-cell office:value-type="float" office:value="-56.45137485177">
                <text:p>-56.45137485177</text:p>
              </table:table-cell>
              <table:table-cell office:value-type="float" office:value="-60.501952597968">
                <text:p>-60.501952597968</text:p>
              </table:table-cell>
              <table:table-cell office:value-type="float" office:value="-63.531197823336">
                <text:p>-63.531197823336</text:p>
              </table:table-cell>
              <table:table-cell office:value-type="float" office:value="-65.624694501518">
                <text:p>-65.624694501518</text:p>
              </table:table-cell>
              <table:table-cell office:value-type="float" office:value="-67.020515348175">
                <text:p>-67.020515348175</text:p>
              </table:table-cell>
              <table:table-cell office:value-type="float" office:value="-67.935128201729">
                <text:p>-67.935128201729</text:p>
              </table:table-cell>
              <table:table-cell office:value-type="float" office:value="-68.522081936853">
                <text:p>-68.522081936853</text:p>
              </table:table-cell>
              <table:table-cell office:value-type="float" office:value="-68.883427990828">
                <text:p>-68.883427990828</text:p>
              </table:table-cell>
              <table:table-cell office:value-type="float" office:value="-69.086525278371">
                <text:p>-69.086525278371</text:p>
              </table:table-cell>
              <table:table-cell office:value-type="float" office:value="-69.176324199501">
                <text:p>-69.176324199501</text:p>
              </table:table-cell>
              <table:table-cell office:value-type="float" office:value="-69.183317401586">
                <text:p>-69.183317401586</text:p>
              </table:table-cell>
              <table:table-cell office:value-type="float" office:value="-69.12856686902">
                <text:p>-69.12856686902</text:p>
              </table:table-cell>
              <table:table-cell office:value-type="float" office:value="-69.026892615839">
                <text:p>-69.026892615839</text:p>
              </table:table-cell>
              <table:table-cell office:value-type="float" office:value="-68.888918571234">
                <text:p>-68.888918571234</text:p>
              </table:table-cell>
              <table:table-cell office:value-type="float" office:value="-68.722403768328">
                <text:p>-68.722403768328</text:p>
              </table:table-cell>
              <table:table-cell office:value-type="float" office:value="-68.533121173597">
                <text:p>-68.533121173597</text:p>
              </table:table-cell>
              <table:table-cell office:value-type="float" office:value="-68.325446146737">
                <text:p>-68.325446146737</text:p>
              </table:table-cell>
              <table:table-cell office:value-type="float" office:value="-68.102755781365">
                <text:p>-68.102755781365</text:p>
              </table:table-cell>
              <table:table-cell office:value-type="float" office:value="-67.86770329335">
                <text:p>-67.86770329335</text:p>
              </table:table-cell>
              <table:table-cell office:value-type="float" office:value="-67.622408706054">
                <text:p>-67.622408706054</text:p>
              </table:table-cell>
              <table:table-cell office:value-type="float" office:value="-67.368592726663">
                <text:p>-67.368592726663</text:p>
              </table:table-cell>
              <table:table-cell office:value-type="float" office:value="-67.107671590444">
                <text:p>-67.107671590444</text:p>
              </table:table-cell>
              <table:table-cell office:value-type="float" office:value="-66.840824778809">
                <text:p>-66.840824778809</text:p>
              </table:table-cell>
              <table:table-cell office:value-type="float" office:value="-66.569043685013">
                <text:p>-66.569043685013</text:p>
              </table:table-cell>
              <table:table-cell office:value-type="float" office:value="-66.293166766792">
                <text:p>-66.293166766792</text:p>
              </table:table-cell>
              <table:table-cell office:value-type="float" office:value="-66.01390502689">
                <text:p>-66.01390502689</text:p>
              </table:table-cell>
              <table:table-cell office:value-type="float" office:value="-65.731860509579">
                <text:p>-65.731860509579</text:p>
              </table:table-cell>
              <table:table-cell office:value-type="float" office:value="-65.447539708237">
                <text:p>-65.447539708237</text:p>
              </table:table-cell>
              <table:table-cell office:value-type="float" office:value="-65.161363225993">
                <text:p>-65.161363225993</text:p>
              </table:table-cell>
              <table:table-cell office:value-type="float" office:value="-64.873672639785">
                <text:p>-64.873672639785</text:p>
              </table:table-cell>
              <table:table-cell office:value-type="float" office:value="-64.584735235986">
                <text:p>-64.584735235986</text:p>
              </table:table-cell>
              <table:table-cell office:value-type="float" office:value="-64.294747077983">
                <text:p>-64.294747077983</text:p>
              </table:table-cell>
              <table:table-cell office:value-type="float" office:value="-64.003834708901">
                <text:p>-64.003834708901</text:p>
              </table:table-cell>
              <table:table-cell office:value-type="float" office:value="-63.712055669283">
                <text:p>-63.712055669283</text:p>
              </table:table-cell>
              <table:table-cell office:value-type="float" office:value="-63.419397907856">
                <text:p>-63.419397907856</text:p>
              </table:table-cell>
              <table:table-cell office:value-type="float" office:value="-63.125778074116">
                <text:p>-63.125778074116</text:p>
              </table:table-cell>
              <table:table-cell office:value-type="float" office:value="-62.83103859668">
                <text:p>-62.83103859668</text:p>
              </table:table-cell>
              <table:table-cell office:value-type="float" office:value="-62.534943363765">
                <text:p>-62.534943363765</text:p>
              </table:table-cell>
              <table:table-cell office:value-type="float" office:value="-62.237171724034">
                <text:p>-62.237171724034</text:p>
              </table:table-cell>
              <table:table-cell office:value-type="float" office:value="-61.937310408189">
                <text:p>-61.937310408189</text:p>
              </table:table-cell>
              <table:table-cell office:value-type="float" office:value="-61.634842821955">
                <text:p>-61.634842821955</text:p>
              </table:table-cell>
              <table:table-cell office:value-type="float" office:value="-61.329134962938">
                <text:p>-61.329134962938</text:p>
              </table:table-cell>
              <table:table-cell office:value-type="float" office:value="-61.019416943229">
                <text:p>-61.019416943229</text:p>
              </table:table-cell>
              <table:table-cell office:value-type="float" office:value="-60.704758720935">
                <text:p>-60.704758720935</text:p>
              </table:table-cell>
              <table:table-cell office:value-type="float" office:value="-60.384038103077">
                <text:p>-60.384038103077</text:p>
              </table:table-cell>
              <table:table-cell office:value-type="float" office:value="-60.055898295327">
                <text:p>-60.055898295327</text:p>
              </table:table-cell>
              <table:table-cell office:value-type="float" office:value="-59.718691107614">
                <text:p>-59.718691107614</text:p>
              </table:table-cell>
              <table:table-cell office:value-type="float" office:value="-59.370400162336">
                <text:p>-59.370400162336</text:p>
              </table:table-cell>
              <table:table-cell office:value-type="float" office:value="-59.008535734638">
                <text:p>-59.008535734638</text:p>
              </table:table-cell>
              <table:table-cell office:value-type="float" office:value="-58.629988570344">
                <text:p>-58.629988570344</text:p>
              </table:table-cell>
              <table:table-cell office:value-type="float" office:value="-58.230823106071">
                <text:p>-58.230823106071</text:p>
              </table:table-cell>
              <table:table-cell office:value-type="float" office:value="-57.805979025819">
                <text:p>-57.805979025819</text:p>
              </table:table-cell>
              <table:table-cell office:value-type="float" office:value="-57.348830422169">
                <text:p>-57.348830422169</text:p>
              </table:table-cell>
              <table:table-cell office:value-type="float" office:value="-56.850516995151">
                <text:p>-56.850516995151</text:p>
              </table:table-cell>
              <table:table-cell office:value-type="float" office:value="-56.298897567573">
                <text:p>-56.298897567573</text:p>
              </table:table-cell>
              <table:table-cell office:value-type="float" office:value="-55.676852667993">
                <text:p>-55.676852667993</text:p>
              </table:table-cell>
              <table:table-cell office:value-type="float" office:value="-54.959412563327">
                <text:p>-54.959412563327</text:p>
              </table:table-cell>
              <table:table-cell office:value-type="float" office:value="-54.1086484759">
                <text:p>-54.1086484759</text:p>
              </table:table-cell>
              <table:table-cell office:value-type="float" office:value="-53.064021836861">
                <text:p>-53.064021836861</text:p>
              </table:table-cell>
              <table:table-cell office:value-type="float" office:value="-51.722771019176">
                <text:p>-51.722771019176</text:p>
              </table:table-cell>
              <table:table-cell office:value-type="float" office:value="-49.89630042982">
                <text:p>-49.89630042982</text:p>
              </table:table-cell>
              <table:table-cell office:value-type="float" office:value="-47.201829482718">
                <text:p>-47.201829482718</text:p>
              </table:table-cell>
              <table:table-cell office:value-type="float" office:value="-42.755149260288">
                <text:p>-42.755149260288</text:p>
              </table:table-cell>
              <table:table-cell office:value-type="float" office:value="-34.186109252541">
                <text:p>-34.186109252541</text:p>
              </table:table-cell>
              <table:table-cell office:value-type="float" office:value="-14.93226919381">
                <text:p>-14.93226919381</text:p>
              </table:table-cell>
              <table:table-cell office:value-type="float" office:value="18.888115461042">
                <text:p>18.888115461042</text:p>
              </table:table-cell>
              <table:table-cell office:value-type="float" office:value="34.664987226793">
                <text:p>34.664987226793</text:p>
              </table:table-cell>
              <table:table-cell office:value-type="float" office:value="31.516210910401">
                <text:p>31.516210910401</text:p>
              </table:table-cell>
              <table:table-cell office:value-type="float" office:value="23.692596941264">
                <text:p>23.692596941264</text:p>
              </table:table-cell>
              <table:table-cell office:value-type="float" office:value="14.812315964232">
                <text:p>14.812315964232</text:p>
              </table:table-cell>
              <table:table-cell office:value-type="float" office:value="5.800936425275">
                <text:p>5.800936425275</text:p>
              </table:table-cell>
              <table:table-cell office:value-type="float" office:value="-2.959808192756">
                <text:p>-2.959808192756</text:p>
              </table:table-cell>
              <table:table-cell office:value-type="float" office:value="-11.243394511095">
                <text:p>-11.243394511095</text:p>
              </table:table-cell>
              <table:table-cell office:value-type="float" office:value="-18.894225598769">
                <text:p>-18.894225598769</text:p>
              </table:table-cell>
              <table:table-cell office:value-type="float" office:value="-25.819913768991">
                <text:p>-25.819913768991</text:p>
              </table:table-cell>
              <table:table-cell office:value-type="float" office:value="-32.024597928717">
                <text:p>-32.024597928717</text:p>
              </table:table-cell>
              <table:table-cell office:value-type="float" office:value="-37.64113681867">
                <text:p>-37.64113681867</text:p>
              </table:table-cell>
              <table:table-cell office:value-type="float" office:value="-42.898866756342">
                <text:p>-42.898866756342</text:p>
              </table:table-cell>
              <table:table-cell office:value-type="float" office:value="-48.002788084767">
                <text:p>-48.002788084767</text:p>
              </table:table-cell>
              <table:table-cell office:value-type="float" office:value="-52.959408046973">
                <text:p>-52.959408046973</text:p>
              </table:table-cell>
              <table:table-cell office:value-type="float" office:value="-57.481590459065">
                <text:p>-57.481590459065</text:p>
              </table:table-cell>
              <table:table-cell office:value-type="float" office:value="-61.178947740937">
                <text:p>-61.178947740937</text:p>
              </table:table-cell>
              <table:table-cell office:value-type="float" office:value="-63.899923482293">
                <text:p>-63.899923482293</text:p>
              </table:table-cell>
              <table:table-cell office:value-type="float" office:value="-65.778407371135">
                <text:p>-65.778407371135</text:p>
              </table:table-cell>
              <table:table-cell office:value-type="float" office:value="-67.03889776944">
                <text:p>-67.03889776944</text:p>
              </table:table-cell>
              <table:table-cell office:value-type="float" office:value="-67.870891494058">
                <text:p>-67.870891494058</text:p>
              </table:table-cell>
              <table:table-cell office:value-type="float" office:value="-68.40752140627">
                <text:p>-68.40752140627</text:p>
              </table:table-cell>
              <table:table-cell office:value-type="float" office:value="-68.738028777665">
                <text:p>-68.738028777665</text:p>
              </table:table-cell>
              <table:table-cell office:value-type="float" office:value="-68.922080213697">
                <text:p>-68.922080213697</text:p>
              </table:table-cell>
              <table:table-cell office:value-type="float" office:value="-69.000028284519">
                <text:p>-69.000028284519</text:p>
              </table:table-cell>
              <table:table-cell office:value-type="float" office:value="-68.999601241727">
                <text:p>-68.999601241727</text:p>
              </table:table-cell>
              <table:table-cell office:value-type="float" office:value="-68.940185935287">
                <text:p>-68.940185935287</text:p>
              </table:table-cell>
              <table:table-cell office:value-type="float" office:value="-68.83558022445">
                <text:p>-68.83558022445</text:p>
              </table:table-cell>
              <table:table-cell office:value-type="float" office:value="-68.695781259083">
                <text:p>-68.695781259083</text:p>
              </table:table-cell>
              <table:table-cell office:value-type="float" office:value="-68.528162849796">
                <text:p>-68.528162849796</text:p>
              </table:table-cell>
              <table:table-cell office:value-type="float" office:value="-68.33826133328">
                <text:p>-68.33826133328</text:p>
              </table:table-cell>
              <table:table-cell office:value-type="float" office:value="-68.130307188061">
                <text:p>-68.130307188061</text:p>
              </table:table-cell>
              <table:table-cell office:value-type="float" office:value="-67.907589247584">
                <text:p>-67.907589247584</text:p>
              </table:table-cell>
              <table:table-cell office:value-type="float" office:value="-67.672707183689">
                <text:p>-67.672707183689</text:p>
              </table:table-cell>
              <table:table-cell office:value-type="float" office:value="-67.427748435409">
                <text:p>-67.427748435409</text:p>
              </table:table-cell>
              <table:table-cell office:value-type="float" office:value="-67.174413406508">
                <text:p>-67.174413406508</text:p>
              </table:table-cell>
              <table:table-cell office:value-type="float" office:value="-66.914104827322">
                <text:p>-66.914104827322</text:p>
              </table:table-cell>
              <table:table-cell office:value-type="float" office:value="-66.647992020387">
                <text:p>-66.647992020387</text:p>
              </table:table-cell>
              <table:table-cell office:value-type="float" office:value="-66.377057412325">
                <text:p>-66.377057412325</text:p>
              </table:table-cell>
              <table:table-cell office:value-type="float" office:value="-66.102130367433">
                <text:p>-66.102130367433</text:p>
              </table:table-cell>
              <table:table-cell office:value-type="float" office:value="-65.823911886457">
                <text:p>-65.823911886457</text:p>
              </table:table-cell>
              <table:table-cell office:value-type="float" office:value="-65.542992665428">
                <text:p>-65.542992665428</text:p>
              </table:table-cell>
              <table:table-cell office:value-type="float" office:value="-65.259866282378">
                <text:p>-65.259866282378</text:p>
              </table:table-cell>
              <table:table-cell office:value-type="float" office:value="-64.974938768597">
                <text:p>-64.974938768597</text:p>
              </table:table-cell>
              <table:table-cell office:value-type="float" office:value="-64.688535456144">
                <text:p>-64.688535456144</text:p>
              </table:table-cell>
              <table:table-cell office:value-type="float" office:value="-64.400905728082">
                <text:p>-64.400905728082</text:p>
              </table:table-cell>
              <table:table-cell office:value-type="float" office:value="-64.112226100725">
                <text:p>-64.112226100725</text:p>
              </table:table-cell>
              <table:table-cell office:value-type="float" office:value="-63.822601916303">
                <text:p>-63.822601916303</text:p>
              </table:table-cell>
              <table:table-cell office:value-type="float" office:value="-63.532067804329">
                <text:p>-63.532067804329</text:p>
              </table:table-cell>
              <table:table-cell office:value-type="float" office:value="-63.240586969244">
                <text:p>-63.240586969244</text:p>
              </table:table-cell>
              <table:table-cell office:value-type="float" office:value="-62.948049271426">
                <text:p>-62.948049271426</text:p>
              </table:table-cell>
              <table:table-cell office:value-type="float" office:value="-62.654267980777">
                <text:p>-62.654267980777</text:p>
              </table:table-cell>
              <table:table-cell office:value-type="float" office:value="-62.358974989028">
                <text:p>-62.358974989028</text:p>
              </table:table-cell>
              <table:table-cell office:value-type="float" office:value="-62.061814160314">
                <text:p>-62.061814160314</text:p>
              </table:table-cell>
              <table:table-cell office:value-type="float" office:value="-61.762332369089">
                <text:p>-61.762332369089</text:p>
              </table:table-cell>
              <table:table-cell office:value-type="float" office:value="-61.45996760631">
                <text:p>-61.45996760631</text:p>
              </table:table-cell>
              <table:table-cell office:value-type="float" office:value="-61.154033309678">
                <text:p>-61.154033309678</text:p>
              </table:table-cell>
              <table:table-cell office:value-type="float" office:value="-60.843697763493">
                <text:p>-60.843697763493</text:p>
              </table:table-cell>
              <table:table-cell office:value-type="float" office:value="-60.527956976148">
                <text:p>-60.527956976148</text:p>
              </table:table-cell>
              <table:table-cell office:value-type="float" office:value="-60.20559881387">
                <text:p>-60.20559881387</text:p>
              </table:table-cell>
              <table:table-cell office:value-type="float" office:value="-59.875155246856">
                <text:p>-59.875155246856</text:p>
              </table:table-cell>
              <table:table-cell office:value-type="float" office:value="-59.534838186296">
                <text:p>-59.534838186296</text:p>
              </table:table-cell>
              <table:table-cell office:value-type="float" office:value="-59.182452292963">
                <text:p>-59.182452292963</text:p>
              </table:table-cell>
              <table:table-cell office:value-type="float" office:value="-58.81527487514">
                <text:p>-58.81527487514</text:p>
              </table:table-cell>
              <table:table-cell office:value-type="float" office:value="-58.429887800398">
                <text:p>-58.429887800398</text:p>
              </table:table-cell>
              <table:table-cell office:value-type="float" office:value="-58.021937866188">
                <text:p>-58.021937866188</text:p>
              </table:table-cell>
              <table:table-cell office:value-type="float" office:value="-57.585787828983">
                <text:p>-57.585787828983</text:p>
              </table:table-cell>
              <table:table-cell office:value-type="float" office:value="-57.113995584186">
                <text:p>-57.113995584186</text:p>
              </table:table-cell>
              <table:table-cell office:value-type="float" office:value="-56.596514560857">
                <text:p>-56.596514560857</text:p>
              </table:table-cell>
              <table:table-cell office:value-type="float" office:value="-56.019425160182">
                <text:p>-56.019425160182</text:p>
              </table:table-cell>
              <table:table-cell office:value-type="float" office:value="-55.362843615251">
                <text:p>-55.362843615251</text:p>
              </table:table-cell>
              <table:table-cell office:value-type="float" office:value="-54.597315728178">
                <text:p>-54.597315728178</text:p>
              </table:table-cell>
              <table:table-cell office:value-type="float" office:value="-53.677254111883">
                <text:p>-53.677254111883</text:p>
              </table:table-cell>
              <table:table-cell office:value-type="float" office:value="-52.528194679994">
                <text:p>-52.528194679994</text:p>
              </table:table-cell>
              <table:table-cell office:value-type="float" office:value="-51.020010350851">
                <text:p>-51.020010350851</text:p>
              </table:table-cell>
              <table:table-cell office:value-type="float" office:value="-48.904826473921">
                <text:p>-48.904826473921</text:p>
              </table:table-cell>
              <table:table-cell office:value-type="float" office:value="-45.654822948288">
                <text:p>-45.654822948288</text:p>
              </table:table-cell>
              <table:table-cell office:value-type="float" office:value="-39.97710010959">
                <text:p>-39.97710010959</text:p>
              </table:table-cell>
              <table:table-cell office:value-type="float" office:value="-28.249324342098">
                <text:p>-28.249324342098</text:p>
              </table:table-cell>
              <table:table-cell office:value-type="float" office:value="-2.105653332069">
                <text:p>-2.105653332069</text:p>
              </table:table-cell>
              <table:table-cell office:value-type="float" office:value="28.7416308676">
                <text:p>28.7416308676</text:p>
              </table:table-cell>
              <table:table-cell office:value-type="float" office:value="34.353759014736">
                <text:p>34.353759014736</text:p>
              </table:table-cell>
              <table:table-cell office:value-type="float" office:value="28.472814743182">
                <text:p>28.472814743182</text:p>
              </table:table-cell>
              <table:table-cell office:value-type="float" office:value="20.020994912151">
                <text:p>20.020994912151</text:p>
              </table:table-cell>
              <table:table-cell office:value-type="float" office:value="11.00859849909">
                <text:p>11.00859849909</text:p>
              </table:table-cell>
              <table:table-cell office:value-type="float" office:value="2.054920086782">
                <text:p>2.054920086782</text:p>
              </table:table-cell>
              <table:table-cell office:value-type="float" office:value="-6.538414792629">
                <text:p>-6.538414792629</text:p>
              </table:table-cell>
              <table:table-cell office:value-type="float" office:value="-14.5781232811">
                <text:p>-14.5781232811</text:p>
              </table:table-cell>
              <table:table-cell office:value-type="float" office:value="-21.933534834562">
                <text:p>-21.933534834562</text:p>
              </table:table-cell>
              <table:table-cell office:value-type="float" office:value="-28.548284758712">
                <text:p>-28.548284758712</text:p>
              </table:table-cell>
              <table:table-cell office:value-type="float" office:value="-34.480425275655">
                <text:p>-34.480425275655</text:p>
              </table:table-cell>
              <table:table-cell office:value-type="float" office:value="-39.913746042728">
                <text:p>-39.913746042728</text:p>
              </table:table-cell>
              <table:table-cell office:value-type="float" office:value="-45.087067332367">
                <text:p>-45.087067332367</text:p>
              </table:table-cell>
              <table:table-cell office:value-type="float" office:value="-50.1425832411">
                <text:p>-50.1425832411</text:p>
              </table:table-cell>
              <table:table-cell office:value-type="float" office:value="-54.96101487159">
                <text:p>-54.96101487159</text:p>
              </table:table-cell>
              <table:table-cell office:value-type="float" office:value="-59.169892146233">
                <text:p>-59.169892146233</text:p>
              </table:table-cell>
              <table:table-cell office:value-type="float" office:value="-62.448749312672">
                <text:p>-62.448749312672</text:p>
              </table:table-cell>
              <table:table-cell office:value-type="float" office:value="-64.784429219332">
                <text:p>-64.784429219332</text:p>
              </table:table-cell>
              <table:table-cell office:value-type="float" office:value="-66.37312436285">
                <text:p>-66.37312436285</text:p>
              </table:table-cell>
              <table:table-cell office:value-type="float" office:value="-67.431711959085">
                <text:p>-67.431711959085</text:p>
              </table:table-cell>
              <table:table-cell office:value-type="float" office:value="-68.124929328098">
                <text:p>-68.124929328098</text:p>
              </table:table-cell>
              <table:table-cell office:value-type="float" office:value="-68.565226473139">
                <text:p>-68.565226473139</text:p>
              </table:table-cell>
              <table:table-cell office:value-type="float" office:value="-68.827697690504">
                <text:p>-68.827697690504</text:p>
              </table:table-cell>
              <table:table-cell office:value-type="float" office:value="-68.962759810453">
                <text:p>-68.962759810453</text:p>
              </table:table-cell>
              <table:table-cell office:value-type="float" office:value="-69.004737041829">
                <text:p>-69.004737041829</text:p>
              </table:table-cell>
              <table:table-cell office:value-type="float" office:value="-68.97739128203">
                <text:p>-68.97739128203</text:p>
              </table:table-cell>
              <table:table-cell office:value-type="float" office:value="-68.897464138543">
                <text:p>-68.897464138543</text:p>
              </table:table-cell>
              <table:table-cell office:value-type="float" office:value="-68.776963137723">
                <text:p>-68.776963137723</text:p>
              </table:table-cell>
              <table:table-cell office:value-type="float" office:value="-68.624655539">
                <text:p>-68.624655539</text:p>
              </table:table-cell>
              <table:table-cell office:value-type="float" office:value="-68.44705773704">
                <text:p>-68.44705773704</text:p>
              </table:table-cell>
              <table:table-cell office:value-type="float" office:value="-68.249099568518">
                <text:p>-68.249099568518</text:p>
              </table:table-cell>
              <table:table-cell office:value-type="float" office:value="-68.034576228404">
                <text:p>-68.034576228404</text:p>
              </table:table-cell>
              <table:table-cell office:value-type="float" office:value="-67.806459508758">
                <text:p>-67.806459508758</text:p>
              </table:table-cell>
              <table:table-cell office:value-type="float" office:value="-67.567114602453">
                <text:p>-67.567114602453</text:p>
              </table:table-cell>
              <table:table-cell office:value-type="float" office:value="-67.318452696023">
                <text:p>-67.318452696023</text:p>
              </table:table-cell>
              <table:table-cell office:value-type="float" office:value="-67.062039370561">
                <text:p>-67.062039370561</text:p>
              </table:table-cell>
              <table:table-cell office:value-type="float" office:value="-66.799172241544">
                <text:p>-66.799172241544</text:p>
              </table:table-cell>
              <table:table-cell office:value-type="float" office:value="-66.530936959532">
                <text:p>-66.530936959532</text:p>
              </table:table-cell>
              <table:table-cell office:value-type="float" office:value="-66.258247838794">
                <text:p>-66.258247838794</text:p>
              </table:table-cell>
              <table:table-cell office:value-type="float" office:value="-65.981877465393">
                <text:p>-65.981877465393</text:p>
              </table:table-cell>
              <table:table-cell office:value-type="float" office:value="-65.702478334567">
                <text:p>-65.702478334567</text:p>
              </table:table-cell>
              <table:table-cell office:value-type="float" office:value="-65.420598671375">
                <text:p>-65.420598671375</text:p>
              </table:table-cell>
              <table:table-cell office:value-type="float" office:value="-65.136693963773">
                <text:p>-65.136693963773</text:p>
              </table:table-cell>
              <table:table-cell office:value-type="float" office:value="-64.851135295168">
                <text:p>-64.851135295168</text:p>
              </table:table-cell>
              <table:table-cell office:value-type="float" office:value="-64.564215245597">
                <text:p>-64.564215245597</text:p>
              </table:table-cell>
              <table:table-cell office:value-type="float" office:value="-64.276151897484">
                <text:p>-64.276151897484</text:p>
              </table:table-cell>
              <table:table-cell office:value-type="float" office:value="-63.987091306634">
                <text:p>-63.987091306634</text:p>
              </table:table-cell>
              <table:table-cell office:value-type="float" office:value="-63.697108662861">
                <text:p>-63.697108662861</text:p>
              </table:table-cell>
              <table:table-cell office:value-type="float" office:value="-63.406208253978">
                <text:p>-63.406208253978</text:p>
              </table:table-cell>
              <table:table-cell office:value-type="float" office:value="-63.114322251455">
                <text:p>-63.114322251455</text:p>
              </table:table-cell>
              <table:table-cell office:value-type="float" office:value="-62.821308247553">
                <text:p>-62.821308247553</text:p>
              </table:table-cell>
              <table:table-cell office:value-type="float" office:value="-62.526945384545">
                <text:p>-62.526945384545</text:p>
              </table:table-cell>
              <table:table-cell office:value-type="float" office:value="-62.230928818844">
                <text:p>-62.230928818844</text:p>
              </table:table-cell>
              <table:table-cell office:value-type="float" office:value="-61.93286214747">
                <text:p>-61.93286214747</text:p>
              </table:table-cell>
              <table:table-cell office:value-type="float" office:value="-61.632247279545">
                <text:p>-61.632247279545</text:p>
              </table:table-cell>
              <table:table-cell office:value-type="float" office:value="-61.328471045782">
                <text:p>-61.328471045782</text:p>
              </table:table-cell>
              <table:table-cell office:value-type="float" office:value="-61.020787581409">
                <text:p>-61.020787581409</text:p>
              </table:table-cell>
              <table:table-cell office:value-type="float" office:value="-60.708295159443">
                <text:p>-60.708295159443</text:p>
              </table:table-cell>
              <table:table-cell office:value-type="float" office:value="-60.389905641134">
                <text:p>-60.389905641134</text:p>
              </table:table-cell>
              <table:table-cell office:value-type="float" office:value="-60.064303970689">
                <text:p>-60.064303970689</text:p>
              </table:table-cell>
              <table:table-cell office:value-type="float" office:value="-59.729894048544">
                <text:p>-59.729894048544</text:p>
              </table:table-cell>
              <table:table-cell office:value-type="float" office:value="-59.384725672012">
                <text:p>-59.384725672012</text:p>
              </table:table-cell>
              <table:table-cell office:value-type="float" office:value="-59.026394704156">
                <text:p>-59.026394704156</text:p>
              </table:table-cell>
              <table:table-cell office:value-type="float" office:value="-58.651904661997">
                <text:p>-58.651904661997</text:p>
              </table:table-cell>
              <table:table-cell office:value-type="float" office:value="-58.257471529357">
                <text:p>-58.257471529357</text:p>
              </table:table-cell>
              <table:table-cell office:value-type="float" office:value="-57.838243049226">
                <text:p>-57.838243049226</text:p>
              </table:table-cell>
              <table:table-cell office:value-type="float" office:value="-57.387885790631">
                <text:p>-57.387885790631</text:p>
              </table:table-cell>
              <table:table-cell office:value-type="float" office:value="-56.897961666991">
                <text:p>-56.897961666991</text:p>
              </table:table-cell>
              <table:table-cell office:value-type="float" office:value="-56.356957759383">
                <text:p>-56.356957759383</text:p>
              </table:table-cell>
              <table:table-cell office:value-type="float" office:value="-55.748722851496">
                <text:p>-55.748722851496</text:p>
              </table:table-cell>
              <table:table-cell office:value-type="float" office:value="-55.049842304017">
                <text:p>-55.049842304017</text:p>
              </table:table-cell>
              <table:table-cell office:value-type="float" office:value="-54.225010937634">
                <text:p>-54.225010937634</text:p>
              </table:table-cell>
              <table:table-cell office:value-type="float" office:value="-53.218388555776">
                <text:p>-53.218388555776</text:p>
              </table:table-cell>
              <table:table-cell office:value-type="float" office:value="-51.936269202741">
                <text:p>-51.936269202741</text:p>
              </table:table-cell>
              <table:table-cell office:value-type="float" office:value="-50.209191398997">
                <text:p>-50.209191398997</text:p>
              </table:table-cell>
              <table:table-cell office:value-type="float" office:value="-47.699755025891">
                <text:p>-47.699755025891</text:p>
              </table:table-cell>
              <table:table-cell office:value-type="float" office:value="-43.647563571754">
                <text:p>-43.647563571754</text:p>
              </table:table-cell>
              <table:table-cell office:value-type="float" office:value="-36.066500607862">
                <text:p>-36.066500607862</text:p>
              </table:table-cell>
              <table:table-cell office:value-type="float" office:value="-19.357615615583">
                <text:p>-19.357615615583</text:p>
              </table:table-cell>
              <table:table-cell office:value-type="float" office:value="13.185515150332">
                <text:p>13.185515150332</text:p>
              </table:table-cell>
              <table:table-cell office:value-type="float" office:value="33.774941303923">
                <text:p>33.774941303923</text:p>
              </table:table-cell>
              <table:table-cell office:value-type="float" office:value="32.430210622467">
                <text:p>32.430210622467</text:p>
              </table:table-cell>
              <table:table-cell office:value-type="float" office:value="24.989463546834">
                <text:p>24.989463546834</text:p>
              </table:table-cell>
              <table:table-cell office:value-type="float" office:value="16.17917392401">
                <text:p>16.17917392401</text:p>
              </table:table-cell>
              <table:table-cell office:value-type="float" office:value="7.143017894285">
                <text:p>7.143017894285</text:p>
              </table:table-cell>
              <table:table-cell office:value-type="float" office:value="-1.685110035997">
                <text:p>-1.685110035997</text:p>
              </table:table-cell>
              <table:table-cell office:value-type="float" office:value="-10.061091829725">
                <text:p>-10.061091829725</text:p>
              </table:table-cell>
              <table:table-cell office:value-type="float" office:value="-17.82007154495">
                <text:p>-17.82007154495</text:p>
              </table:table-cell>
              <table:table-cell office:value-type="float" office:value="-24.859279939537">
                <text:p>-24.859279939537</text:p>
              </table:table-cell>
              <table:table-cell office:value-type="float" office:value="-31.166534082193">
                <text:p>-31.166534082193</text:p>
              </table:table-cell>
              <table:table-cell office:value-type="float" office:value="-36.856500105898">
                <text:p>-36.856500105898</text:p>
              </table:table-cell>
              <table:table-cell office:value-type="float" office:value="-42.150600273386">
                <text:p>-42.150600273386</text:p>
              </table:table-cell>
              <table:table-cell office:value-type="float" office:value="-47.268160774111">
                <text:p>-47.268160774111</text:p>
              </table:table-cell>
              <table:table-cell office:value-type="float" office:value="-52.255127659697">
                <text:p>-52.255127659697</text:p>
              </table:table-cell>
              <table:table-cell office:value-type="float" office:value="-56.864046727609">
                <text:p>-56.864046727609</text:p>
              </table:table-cell>
              <table:table-cell office:value-type="float" office:value="-60.697315079603">
                <text:p>-60.697315079603</text:p>
              </table:table-cell>
              <table:table-cell office:value-type="float" office:value="-63.556120374125">
                <text:p>-63.556120374125</text:p>
              </table:table-cell>
              <table:table-cell office:value-type="float" office:value="-65.543240559925">
                <text:p>-65.543240559925</text:p>
              </table:table-cell>
              <table:table-cell office:value-type="float" office:value="-66.880737825117">
                <text:p>-66.880737825117</text:p>
              </table:table-cell>
              <table:table-cell office:value-type="float" office:value="-67.765912934228">
                <text:p>-67.765912934228</text:p>
              </table:table-cell>
              <table:table-cell office:value-type="float" office:value="-68.339474697596">
                <text:p>-68.339474697596</text:p>
              </table:table-cell>
              <table:table-cell office:value-type="float" office:value="-68.696039282782">
                <text:p>-68.696039282782</text:p>
              </table:table-cell>
              <table:table-cell office:value-type="float" office:value="-68.898824605733">
                <text:p>-68.898824605733</text:p>
              </table:table-cell>
              <table:table-cell office:value-type="float" office:value="-68.990504441046">
                <text:p>-68.990504441046</text:p>
              </table:table-cell>
              <table:table-cell office:value-type="float" office:value="-69.000335008225">
                <text:p>-69.000335008225</text:p>
              </table:table-cell>
            </table:table-row>
            <table:table-row>
              <table:table-cell office:value-type="string">
                <text:p>Threshold Voltage</text:p>
                <draw:g>
                  <svg:desc>agent0_NNMembraneVoltageTrace9122281.A3:agent0_NNMembraneVoltageTrace9122281.A3</svg:desc>
                </draw:g>
              </table:table-cell>
              <table:table-cell office:value-type="float" office:value="-55">
                <text:p>-55</text:p>
                <draw:g>
                  <svg:desc>agent0_NNMembraneVoltageTrace9122281.B3:agent0_NNMembraneVoltageTrace9122281.LB3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" draw:style="rect" draw:dots1="1" draw:dots1-length="300%" draw:distance="100%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31cm" svg:y="3.703cm" style:legend-expansion="high" chart:style-name="ch2"/>
        <chart:plot-area chart:style-name="ch3" table:cell-range-address="agent0_NNMembraneVoltageTrace9122281.A4:agent0_NNMembraneVoltageTrace9122281.AMJ6" chart:data-source-has-labels="column" svg:x="0.32cm" svg:y="0.18cm" svg:width="10.391cm" svg:height="8.64cm">
          <chart:coordinate-region svg:x="1.047cm" svg:y="0.379cm" svg:width="9.63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ent0_NNMembraneVoltageTrace9122281.B4:agent0_NNMembraneVoltageTrace9122281.AMJ4" chart:label-cell-address="agent0_NNMembraneVoltageTrace9122281.A4:agent0_NNMembraneVoltageTrace9122281.A4" chart:class="chart:line">
            <chart:data-point chart:repeated="1023"/>
          </chart:series>
          <chart:series chart:style-name="ch7" chart:values-cell-range-address="agent0_NNMembraneVoltageTrace9122281.B5:agent0_NNMembraneVoltageTrace9122281.AMJ5" chart:label-cell-address="agent0_NNMembraneVoltageTrace9122281.A5:agent0_NNMembraneVoltageTrace9122281.A5" chart:class="chart:line">
            <chart:data-point chart:repeated="1023"/>
          </chart:series>
          <chart:series chart:style-name="ch8" chart:values-cell-range-address="agent0_NNMembraneVoltageTrace9122281.B6:agent0_NNMembraneVoltageTrace9122281.AMJ6" chart:label-cell-address="agent0_NNMembraneVoltageTrace9122281.A6:agent0_NNMembraneVoltageTrace9122281.A6" chart:class="chart:line">
            <chart:data-point chart:repeated="10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</table:table-row>
          </table:table-header-rows>
          <table:table-rows>
            <table:table-row>
              <table:table-cell office:value-type="string">
                <text:p>NeuronL1R0</text:p>
                <draw:g>
                  <svg:desc>agent0_NNMembraneVoltageTrace9122281.A4:agent0_NNMembraneVoltageTrace9122281.A4</svg:desc>
                </draw:g>
              </table:table-cell>
              <table:table-cell office:value-type="float" office:value="-66.548431610006">
                <text:p>-66.548431610006</text:p>
                <draw:g>
                  <svg:desc>agent0_NNMembraneVoltageTrace9122281.B4:agent0_NNMembraneVoltageTrace9122281.AMJ4</svg:desc>
                </draw:g>
              </table:table-cell>
              <table:table-cell office:value-type="float" office:value="-66.548431609999">
                <text:p>-66.548431609999</text:p>
              </table:table-cell>
              <table:table-cell office:value-type="float" office:value="-66.548431609992">
                <text:p>-66.548431609992</text:p>
              </table:table-cell>
              <table:table-cell office:value-type="float" office:value="-66.548431609985">
                <text:p>-66.548431609985</text:p>
              </table:table-cell>
              <table:table-cell office:value-type="float" office:value="-66.548431609977">
                <text:p>-66.548431609977</text:p>
              </table:table-cell>
              <table:table-cell office:value-type="float" office:value="-66.54843160997">
                <text:p>-66.54843160997</text:p>
              </table:table-cell>
              <table:table-cell office:value-type="float" office:value="-66.548431609963">
                <text:p>-66.548431609963</text:p>
              </table:table-cell>
              <table:table-cell office:value-type="float" office:value="-66.548431609956">
                <text:p>-66.548431609956</text:p>
              </table:table-cell>
              <table:table-cell office:value-type="float" office:value="-66.548431609949">
                <text:p>-66.548431609949</text:p>
              </table:table-cell>
              <table:table-cell office:value-type="float" office:value="-66.548431609943">
                <text:p>-66.548431609943</text:p>
              </table:table-cell>
              <table:table-cell office:value-type="float" office:value="-66.548431609936">
                <text:p>-66.548431609936</text:p>
              </table:table-cell>
              <table:table-cell office:value-type="float" office:value="-66.548431609929">
                <text:p>-66.548431609929</text:p>
              </table:table-cell>
              <table:table-cell office:value-type="float" office:value="-66.548431609922">
                <text:p>-66.548431609922</text:p>
              </table:table-cell>
              <table:table-cell office:value-type="float" office:value="-66.548431609916">
                <text:p>-66.548431609916</text:p>
              </table:table-cell>
              <table:table-cell office:value-type="float" office:value="-66.548431609909">
                <text:p>-66.548431609909</text:p>
              </table:table-cell>
              <table:table-cell office:value-type="float" office:value="-66.548431609903">
                <text:p>-66.548431609903</text:p>
              </table:table-cell>
              <table:table-cell office:value-type="float" office:value="-66.548431609897">
                <text:p>-66.548431609897</text:p>
              </table:table-cell>
              <table:table-cell office:value-type="float" office:value="-66.54843160989">
                <text:p>-66.54843160989</text:p>
              </table:table-cell>
              <table:table-cell office:value-type="float" office:value="-66.548431609884">
                <text:p>-66.548431609884</text:p>
              </table:table-cell>
              <table:table-cell office:value-type="float" office:value="-66.548431609878">
                <text:p>-66.548431609878</text:p>
              </table:table-cell>
              <table:table-cell office:value-type="float" office:value="-66.548431609872">
                <text:p>-66.548431609872</text:p>
              </table:table-cell>
              <table:table-cell office:value-type="float" office:value="-66.548431609866">
                <text:p>-66.548431609866</text:p>
              </table:table-cell>
              <table:table-cell office:value-type="float" office:value="-66.54843160986">
                <text:p>-66.54843160986</text:p>
              </table:table-cell>
              <table:table-cell office:value-type="float" office:value="-66.548431609854">
                <text:p>-66.548431609854</text:p>
              </table:table-cell>
              <table:table-cell office:value-type="float" office:value="-66.548431609848">
                <text:p>-66.548431609848</text:p>
              </table:table-cell>
              <table:table-cell office:value-type="float" office:value="-66.548431609842">
                <text:p>-66.548431609842</text:p>
              </table:table-cell>
              <table:table-cell office:value-type="float" office:value="-66.548431609836">
                <text:p>-66.548431609836</text:p>
              </table:table-cell>
              <table:table-cell office:value-type="float" office:value="-66.54843160983">
                <text:p>-66.54843160983</text:p>
              </table:table-cell>
              <table:table-cell office:value-type="float" office:value="-66.548431609825">
                <text:p>-66.548431609825</text:p>
              </table:table-cell>
              <table:table-cell office:value-type="float" office:value="-66.548431609819">
                <text:p>-66.548431609819</text:p>
              </table:table-cell>
              <table:table-cell office:value-type="float" office:value="-66.548431609813">
                <text:p>-66.548431609813</text:p>
              </table:table-cell>
              <table:table-cell office:value-type="float" office:value="-66.548431609808">
                <text:p>-66.548431609808</text:p>
              </table:table-cell>
              <table:table-cell office:value-type="float" office:value="-66.548431609802">
                <text:p>-66.548431609802</text:p>
              </table:table-cell>
              <table:table-cell office:value-type="float" office:value="-66.548431609797">
                <text:p>-66.548431609797</text:p>
              </table:table-cell>
              <table:table-cell office:value-type="float" office:value="-66.548431609792">
                <text:p>-66.548431609792</text:p>
              </table:table-cell>
              <table:table-cell office:value-type="float" office:value="-66.548431609786">
                <text:p>-66.548431609786</text:p>
              </table:table-cell>
              <table:table-cell office:value-type="float" office:value="-66.548431609781">
                <text:p>-66.548431609781</text:p>
              </table:table-cell>
              <table:table-cell office:value-type="float" office:value="-66.548431609776">
                <text:p>-66.548431609776</text:p>
              </table:table-cell>
              <table:table-cell office:value-type="float" office:value="-66.548431609771">
                <text:p>-66.548431609771</text:p>
              </table:table-cell>
              <table:table-cell office:value-type="float" office:value="-66.548431609766">
                <text:p>-66.548431609766</text:p>
              </table:table-cell>
              <table:table-cell office:value-type="float" office:value="-66.548431609761">
                <text:p>-66.548431609761</text:p>
              </table:table-cell>
              <table:table-cell office:value-type="float" office:value="-66.548431609756">
                <text:p>-66.548431609756</text:p>
              </table:table-cell>
              <table:table-cell office:value-type="float" office:value="-66.548431609751">
                <text:p>-66.548431609751</text:p>
              </table:table-cell>
              <table:table-cell office:value-type="float" office:value="-66.548431609746">
                <text:p>-66.548431609746</text:p>
              </table:table-cell>
              <table:table-cell office:value-type="float" office:value="-66.548431609741">
                <text:p>-66.548431609741</text:p>
              </table:table-cell>
              <table:table-cell office:value-type="float" office:value="-66.548431609736">
                <text:p>-66.548431609736</text:p>
              </table:table-cell>
              <table:table-cell office:value-type="float" office:value="-66.548431609731">
                <text:p>-66.548431609731</text:p>
              </table:table-cell>
              <table:table-cell office:value-type="float" office:value="-66.548431609727">
                <text:p>-66.548431609727</text:p>
              </table:table-cell>
              <table:table-cell office:value-type="float" office:value="-66.548431609722">
                <text:p>-66.548431609722</text:p>
              </table:table-cell>
              <table:table-cell office:value-type="float" office:value="-42.279701767476">
                <text:p>-42.279701767476</text:p>
              </table:table-cell>
              <table:table-cell office:value-type="float" office:value="-8.286240932132">
                <text:p>-8.286240932132</text:p>
              </table:table-cell>
              <table:table-cell office:value-type="float" office:value="7.290395953131">
                <text:p>7.290395953131</text:p>
              </table:table-cell>
              <table:table-cell office:value-type="float" office:value="29.981277520253">
                <text:p>29.981277520253</text:p>
              </table:table-cell>
              <table:table-cell office:value-type="float" office:value="45.825399454112">
                <text:p>45.825399454112</text:p>
              </table:table-cell>
              <table:table-cell office:value-type="float" office:value="47.859720614426">
                <text:p>47.859720614426</text:p>
              </table:table-cell>
              <table:table-cell office:value-type="float" office:value="47.365108514831">
                <text:p>47.365108514831</text:p>
              </table:table-cell>
              <table:table-cell office:value-type="float" office:value="46.400540544795">
                <text:p>46.400540544795</text:p>
              </table:table-cell>
              <table:table-cell office:value-type="float" office:value="45.162965453668">
                <text:p>45.162965453668</text:p>
              </table:table-cell>
              <table:table-cell office:value-type="float" office:value="43.717480277453">
                <text:p>43.717480277453</text:p>
              </table:table-cell>
              <table:table-cell office:value-type="float" office:value="42.102017227726">
                <text:p>42.102017227726</text:p>
              </table:table-cell>
              <table:table-cell office:value-type="float" office:value="40.342594414252">
                <text:p>40.342594414252</text:p>
              </table:table-cell>
              <table:table-cell office:value-type="float" office:value="38.458266409018">
                <text:p>38.458266409018</text:p>
              </table:table-cell>
              <table:table-cell office:value-type="float" office:value="36.46353572643">
                <text:p>36.46353572643</text:p>
              </table:table-cell>
              <table:table-cell office:value-type="float" office:value="34.369847326216">
                <text:p>34.369847326216</text:p>
              </table:table-cell>
              <table:table-cell office:value-type="float" office:value="32.186614058548">
                <text:p>32.186614058548</text:p>
              </table:table-cell>
              <table:table-cell office:value-type="float" office:value="29.921943235547">
                <text:p>29.921943235547</text:p>
              </table:table-cell>
              <table:table-cell office:value-type="float" office:value="27.583154572677">
                <text:p>27.583154572677</text:p>
              </table:table-cell>
              <table:table-cell office:value-type="float" office:value="25.177146742579">
                <text:p>25.177146742579</text:p>
              </table:table-cell>
              <table:table-cell office:value-type="float" office:value="22.710650876215">
                <text:p>22.710650876215</text:p>
              </table:table-cell>
              <table:table-cell office:value-type="float" office:value="20.190397274355">
                <text:p>20.190397274355</text:p>
              </table:table-cell>
              <table:table-cell office:value-type="float" office:value="17.623214082446">
                <text:p>17.623214082446</text:p>
              </table:table-cell>
              <table:table-cell office:value-type="float" office:value="15.016072338012">
                <text:p>15.016072338012</text:p>
              </table:table-cell>
              <table:table-cell office:value-type="float" office:value="12.376089496467">
                <text:p>12.376089496467</text:p>
              </table:table-cell>
              <table:table-cell office:value-type="float" office:value="9.710502374552">
                <text:p>9.710502374552</text:p>
              </table:table-cell>
              <table:table-cell office:value-type="float" office:value="7.026619709962">
                <text:p>7.026619709962</text:p>
              </table:table-cell>
              <table:table-cell office:value-type="float" office:value="4.331763654492">
                <text:p>4.331763654492</text:p>
              </table:table-cell>
              <table:table-cell office:value-type="float" office:value="1.63320802764">
                <text:p>1.63320802764</text:p>
              </table:table-cell>
              <table:table-cell office:value-type="float" office:value="-1.061881336552">
                <text:p>-1.061881336552</text:p>
              </table:table-cell>
              <table:table-cell office:value-type="float" office:value="-3.746502620849">
                <text:p>-3.746502620849</text:p>
              </table:table-cell>
              <table:table-cell office:value-type="float" office:value="-6.413874167036">
                <text:p>-6.413874167036</text:p>
              </table:table-cell>
              <table:table-cell office:value-type="float" office:value="-9.057501016633">
                <text:p>-9.057501016633</text:p>
              </table:table-cell>
              <table:table-cell office:value-type="float" office:value="-11.671269279581">
                <text:p>-11.671269279581</text:p>
              </table:table-cell>
              <table:table-cell office:value-type="float" office:value="-14.249591982514">
                <text:p>-14.249591982514</text:p>
              </table:table-cell>
              <table:table-cell office:value-type="float" office:value="-16.787632945897">
                <text:p>-16.787632945897</text:p>
              </table:table-cell>
              <table:table-cell office:value-type="float" office:value="-19.281631879377">
                <text:p>-19.281631879377</text:p>
              </table:table-cell>
              <table:table-cell office:value-type="float" office:value="-21.729341932617">
                <text:p>-21.729341932617</text:p>
              </table:table-cell>
              <table:table-cell office:value-type="float" office:value="-24.130570428316">
                <text:p>-24.130570428316</text:p>
              </table:table-cell>
              <table:table-cell office:value-type="float" office:value="-26.487788285931">
                <text:p>-26.487788285931</text:p>
              </table:table-cell>
              <table:table-cell office:value-type="float" office:value="-28.806750817273">
                <text:p>-28.806750817273</text:p>
              </table:table-cell>
              <table:table-cell office:value-type="float" office:value="-31.097058656647">
                <text:p>-31.097058656647</text:p>
              </table:table-cell>
              <table:table-cell office:value-type="float" office:value="-33.372582364674">
                <text:p>-33.372582364674</text:p>
              </table:table-cell>
              <table:table-cell office:value-type="float" office:value="-35.651665636503">
                <text:p>-35.651665636503</text:p>
              </table:table-cell>
              <table:table-cell office:value-type="float" office:value="-37.956985374088">
                <text:p>-37.956985374088</text:p>
              </table:table-cell>
              <table:table-cell office:value-type="float" office:value="-40.314849527969">
                <text:p>-40.314849527969</text:p>
              </table:table-cell>
              <table:table-cell office:value-type="float" office:value="-42.753525866399">
                <text:p>-42.753525866399</text:p>
              </table:table-cell>
              <table:table-cell office:value-type="float" office:value="-45.299916119819">
                <text:p>-45.299916119819</text:p>
              </table:table-cell>
              <table:table-cell office:value-type="float" office:value="-47.97361750857">
                <text:p>-47.97361750857</text:p>
              </table:table-cell>
              <table:table-cell office:value-type="float" office:value="-50.777489290037">
                <text:p>-50.777489290037</text:p>
              </table:table-cell>
              <table:table-cell office:value-type="float" office:value="-53.685031830759">
                <text:p>-53.685031830759</text:p>
              </table:table-cell>
              <table:table-cell office:value-type="float" office:value="-56.628194471825">
                <text:p>-56.628194471825</text:p>
              </table:table-cell>
              <table:table-cell office:value-type="float" office:value="-59.494347431396">
                <text:p>-59.494347431396</text:p>
              </table:table-cell>
              <table:table-cell office:value-type="float" office:value="-62.143330084504">
                <text:p>-62.143330084504</text:p>
              </table:table-cell>
              <table:table-cell office:value-type="float" office:value="-64.446139805454">
                <text:p>-64.446139805454</text:p>
              </table:table-cell>
              <table:table-cell office:value-type="float" office:value="-66.326764672994">
                <text:p>-66.326764672994</text:p>
              </table:table-cell>
              <table:table-cell office:value-type="float" office:value="-67.779765896534">
                <text:p>-67.779765896534</text:p>
              </table:table-cell>
              <table:table-cell office:value-type="float" office:value="-68.855261956764">
                <text:p>-68.855261956764</text:p>
              </table:table-cell>
              <table:table-cell office:value-type="float" office:value="-69.628526459456">
                <text:p>-69.628526459456</text:p>
              </table:table-cell>
              <table:table-cell office:value-type="float" office:value="-70.174864656514">
                <text:p>-70.174864656514</text:p>
              </table:table-cell>
              <table:table-cell office:value-type="float" office:value="-70.557198169071">
                <text:p>-70.557198169071</text:p>
              </table:table-cell>
              <table:table-cell office:value-type="float" office:value="-70.823341011193">
                <text:p>-70.823341011193</text:p>
              </table:table-cell>
              <table:table-cell office:value-type="float" office:value="-71.007840936924">
                <text:p>-71.007840936924</text:p>
              </table:table-cell>
              <table:table-cell office:value-type="float" office:value="-71.135038799912">
                <text:p>-71.135038799912</text:p>
              </table:table-cell>
              <table:table-cell office:value-type="float" office:value="-71.221898529505">
                <text:p>-71.221898529505</text:p>
              </table:table-cell>
              <table:table-cell office:value-type="float" office:value="-71.280209342366">
                <text:p>-71.280209342366</text:p>
              </table:table-cell>
              <table:table-cell office:value-type="float" office:value="-71.318177548219">
                <text:p>-71.318177548219</text:p>
              </table:table-cell>
              <table:table-cell office:value-type="float" office:value="-71.341538745801">
                <text:p>-71.341538745801</text:p>
              </table:table-cell>
              <table:table-cell office:value-type="float" office:value="-71.35432338631">
                <text:p>-71.35432338631</text:p>
              </table:table-cell>
              <table:table-cell office:value-type="float" office:value="-71.359381013698">
                <text:p>-71.359381013698</text:p>
              </table:table-cell>
              <table:table-cell office:value-type="float" office:value="-71.3587392727">
                <text:p>-71.3587392727</text:p>
              </table:table-cell>
              <table:table-cell office:value-type="float" office:value="-71.353850487723">
                <text:p>-71.353850487723</text:p>
              </table:table-cell>
              <table:table-cell office:value-type="float" office:value="-71.345761794132">
                <text:p>-71.345761794132</text:p>
              </table:table-cell>
              <table:table-cell office:value-type="float" office:value="-71.335233163272">
                <text:p>-71.335233163272</text:p>
              </table:table-cell>
              <table:table-cell office:value-type="float" office:value="-71.322819764704">
                <text:p>-71.322819764704</text:p>
              </table:table-cell>
              <table:table-cell office:value-type="float" office:value="-71.308929794387">
                <text:p>-71.308929794387</text:p>
              </table:table-cell>
              <table:table-cell office:value-type="float" office:value="-71.293865328803">
                <text:p>-71.293865328803</text:p>
              </table:table-cell>
              <table:table-cell office:value-type="float" office:value="-71.277851365495">
                <text:p>-71.277851365495</text:p>
              </table:table-cell>
              <table:table-cell office:value-type="float" office:value="-71.261056591805">
                <text:p>-71.261056591805</text:p>
              </table:table-cell>
              <table:table-cell office:value-type="float" office:value="-71.243608326643">
                <text:p>-71.243608326643</text:p>
              </table:table-cell>
              <table:table-cell office:value-type="float" office:value="-71.225603332926">
                <text:p>-71.225603332926</text:p>
              </table:table-cell>
              <table:table-cell office:value-type="float" office:value="-71.207115686453">
                <text:p>-71.207115686453</text:p>
              </table:table-cell>
              <table:table-cell office:value-type="float" office:value="-71.188202534379">
                <text:p>-71.188202534379</text:p>
              </table:table-cell>
              <table:table-cell office:value-type="float" office:value="-71.16890833205">
                <text:p>-71.16890833205</text:p>
              </table:table-cell>
              <table:table-cell office:value-type="float" office:value="-71.149267976686">
                <text:p>-71.149267976686</text:p>
              </table:table-cell>
              <table:table-cell office:value-type="float" office:value="-71.129309136949">
                <text:p>-71.129309136949</text:p>
              </table:table-cell>
              <table:table-cell office:value-type="float" office:value="-71.109053993337">
                <text:p>-71.109053993337</text:p>
              </table:table-cell>
              <table:table-cell office:value-type="float" office:value="-71.088520544633">
                <text:p>-71.088520544633</text:p>
              </table:table-cell>
              <table:table-cell office:value-type="float" office:value="-71.067723593165">
                <text:p>-71.067723593165</text:p>
              </table:table-cell>
              <table:table-cell office:value-type="float" office:value="-71.046675491144">
                <text:p>-71.046675491144</text:p>
              </table:table-cell>
              <table:table-cell office:value-type="float" office:value="-71.025386708451">
                <text:p>-71.025386708451</text:p>
              </table:table-cell>
              <table:table-cell office:value-type="float" office:value="-71.003866266341">
                <text:p>-71.003866266341</text:p>
              </table:table-cell>
              <table:table-cell office:value-type="float" office:value="-70.982122070008">
                <text:p>-70.982122070008</text:p>
              </table:table-cell>
              <table:table-cell office:value-type="float" office:value="-70.960161164523">
                <text:p>-70.960161164523</text:p>
              </table:table-cell>
              <table:table-cell office:value-type="float" office:value="-70.937989932443">
                <text:p>-70.937989932443</text:p>
              </table:table-cell>
              <table:table-cell office:value-type="float" office:value="-70.915614246853">
                <text:p>-70.915614246853</text:p>
              </table:table-cell>
              <table:table-cell office:value-type="float" office:value="-70.893039590197">
                <text:p>-70.893039590197</text:p>
              </table:table-cell>
              <table:table-cell office:value-type="float" office:value="-70.870271146745">
                <text:p>-70.870271146745</text:p>
              </table:table-cell>
              <table:table-cell office:value-type="float" office:value="-70.84731387466">
                <text:p>-70.84731387466</text:p>
              </table:table-cell>
              <table:table-cell office:value-type="float" office:value="-70.824172562227">
                <text:p>-70.824172562227</text:p>
              </table:table-cell>
              <table:table-cell office:value-type="float" office:value="-70.80085187172">
                <text:p>-70.80085187172</text:p>
              </table:table-cell>
              <table:table-cell office:value-type="float" office:value="-70.777356373608">
                <text:p>-70.777356373608</text:p>
              </table:table-cell>
              <table:table-cell office:value-type="float" office:value="-70.753690573169">
                <text:p>-70.753690573169</text:p>
              </table:table-cell>
              <table:table-cell office:value-type="float" office:value="-70.729858931112">
                <text:p>-70.729858931112</text:p>
              </table:table-cell>
              <table:table-cell office:value-type="float" office:value="-70.705865879481">
                <text:p>-70.705865879481</text:p>
              </table:table-cell>
              <table:table-cell office:value-type="float" office:value="-70.681715833801">
                <text:p>-70.681715833801</text:p>
              </table:table-cell>
              <table:table-cell office:value-type="float" office:value="-70.657413202236">
                <text:p>-70.657413202236</text:p>
              </table:table-cell>
              <table:table-cell office:value-type="float" office:value="-70.632962392379">
                <text:p>-70.632962392379</text:p>
              </table:table-cell>
              <table:table-cell office:value-type="float" office:value="-70.608367816128">
                <text:p>-70.608367816128</text:p>
              </table:table-cell>
              <table:table-cell office:value-type="float" office:value="-70.583633893052">
                <text:p>-70.583633893052</text:p>
              </table:table-cell>
              <table:table-cell office:value-type="float" office:value="-70.558765052527">
                <text:p>-70.558765052527</text:p>
              </table:table-cell>
              <table:table-cell office:value-type="float" office:value="-70.533765734893">
                <text:p>-70.533765734893</text:p>
              </table:table-cell>
              <table:table-cell office:value-type="float" office:value="-70.508640391831">
                <text:p>-70.508640391831</text:p>
              </table:table-cell>
              <table:table-cell office:value-type="float" office:value="-70.4833934861">
                <text:p>-70.4833934861</text:p>
              </table:table-cell>
              <table:table-cell office:value-type="float" office:value="-70.458029490776">
                <text:p>-70.458029490776</text:p>
              </table:table-cell>
              <table:table-cell office:value-type="float" office:value="-70.432552888086">
                <text:p>-70.432552888086</text:p>
              </table:table-cell>
              <table:table-cell office:value-type="float" office:value="-70.406968167919">
                <text:p>-70.406968167919</text:p>
              </table:table-cell>
              <table:table-cell office:value-type="float" office:value="-70.38127982609">
                <text:p>-70.38127982609</text:p>
              </table:table-cell>
              <table:table-cell office:value-type="float" office:value="-70.355492362403">
                <text:p>-70.355492362403</text:p>
              </table:table-cell>
              <table:table-cell office:value-type="float" office:value="-70.329610278565">
                <text:p>-70.329610278565</text:p>
              </table:table-cell>
              <table:table-cell office:value-type="float" office:value="-70.303638075993">
                <text:p>-70.303638075993</text:p>
              </table:table-cell>
              <table:table-cell office:value-type="float" office:value="-70.277580253531">
                <text:p>-70.277580253531</text:p>
              </table:table-cell>
              <table:table-cell office:value-type="float" office:value="-70.25144130512">
                <text:p>-70.25144130512</text:p>
              </table:table-cell>
              <table:table-cell office:value-type="float" office:value="-70.225225717431">
                <text:p>-70.225225717431</text:p>
              </table:table-cell>
              <table:table-cell office:value-type="float" office:value="-70.198937967484">
                <text:p>-70.198937967484</text:p>
              </table:table-cell>
              <table:table-cell office:value-type="float" office:value="-70.172582520274">
                <text:p>-70.172582520274</text:p>
              </table:table-cell>
              <table:table-cell office:value-type="float" office:value="-70.146163826403">
                <text:p>-70.146163826403</text:p>
              </table:table-cell>
              <table:table-cell office:value-type="float" office:value="-70.119686319742">
                <text:p>-70.119686319742</text:p>
              </table:table-cell>
              <table:table-cell office:value-type="float" office:value="-70.093154415129">
                <text:p>-70.093154415129</text:p>
              </table:table-cell>
              <table:table-cell office:value-type="float" office:value="-70.066572506102">
                <text:p>-70.066572506102</text:p>
              </table:table-cell>
              <table:table-cell office:value-type="float" office:value="-70.039944962693">
                <text:p>-70.039944962693</text:p>
              </table:table-cell>
              <table:table-cell office:value-type="float" office:value="-70.013276129265">
                <text:p>-70.013276129265</text:p>
              </table:table-cell>
              <table:table-cell office:value-type="float" office:value="-69.986570322414">
                <text:p>-69.986570322414</text:p>
              </table:table-cell>
              <table:table-cell office:value-type="float" office:value="-69.959831828935">
                <text:p>-69.959831828935</text:p>
              </table:table-cell>
              <table:table-cell office:value-type="float" office:value="-69.933064903854">
                <text:p>-69.933064903854</text:p>
              </table:table-cell>
              <table:table-cell office:value-type="float" office:value="-69.906273768526">
                <text:p>-69.906273768526</text:p>
              </table:table-cell>
              <table:table-cell office:value-type="float" office:value="-69.87946260881">
                <text:p>-69.87946260881</text:p>
              </table:table-cell>
              <table:table-cell office:value-type="float" office:value="-69.85263557331">
                <text:p>-69.85263557331</text:p>
              </table:table-cell>
              <table:table-cell office:value-type="float" office:value="-69.825796771701">
                <text:p>-69.825796771701</text:p>
              </table:table-cell>
              <table:table-cell office:value-type="float" office:value="-69.79895027312">
                <text:p>-69.79895027312</text:p>
              </table:table-cell>
              <table:table-cell office:value-type="float" office:value="-69.772100104639">
                <text:p>-69.772100104639</text:p>
              </table:table-cell>
              <table:table-cell office:value-type="float" office:value="-69.745250249813">
                <text:p>-69.745250249813</text:p>
              </table:table-cell>
              <table:table-cell office:value-type="float" office:value="-69.718404647307">
                <text:p>-69.718404647307</text:p>
              </table:table-cell>
              <table:table-cell office:value-type="float" office:value="-69.691567189596">
                <text:p>-69.691567189596</text:p>
              </table:table-cell>
              <table:table-cell office:value-type="float" office:value="-69.664741721742">
                <text:p>-69.664741721742</text:p>
              </table:table-cell>
              <table:table-cell office:value-type="float" office:value="-69.637932040251">
                <text:p>-69.637932040251</text:p>
              </table:table-cell>
              <table:table-cell office:value-type="float" office:value="-69.611141891999">
                <text:p>-69.611141891999</text:p>
              </table:table-cell>
              <table:table-cell office:value-type="float" office:value="-69.584374973239">
                <text:p>-69.584374973239</text:p>
              </table:table-cell>
              <table:table-cell office:value-type="float" office:value="-69.557634928674">
                <text:p>-69.557634928674</text:p>
              </table:table-cell>
              <table:table-cell office:value-type="float" office:value="-69.530925350607">
                <text:p>-69.530925350607</text:p>
              </table:table-cell>
              <table:table-cell office:value-type="float" office:value="-69.504249778163">
                <text:p>-69.504249778163</text:p>
              </table:table-cell>
              <table:table-cell office:value-type="float" office:value="-69.477611696577">
                <text:p>-69.477611696577</text:p>
              </table:table-cell>
              <table:table-cell office:value-type="float" office:value="-69.451014536551">
                <text:p>-69.451014536551</text:p>
              </table:table-cell>
              <table:table-cell office:value-type="float" office:value="-69.424461673682">
                <text:p>-69.424461673682</text:p>
              </table:table-cell>
              <table:table-cell office:value-type="float" office:value="-69.397956427947">
                <text:p>-69.397956427947</text:p>
              </table:table-cell>
              <table:table-cell office:value-type="float" office:value="-69.371502063263">
                <text:p>-69.371502063263</text:p>
              </table:table-cell>
              <table:table-cell office:value-type="float" office:value="-69.345101787095">
                <text:p>-69.345101787095</text:p>
              </table:table-cell>
              <table:table-cell office:value-type="float" office:value="-69.318758750139">
                <text:p>-69.318758750139</text:p>
              </table:table-cell>
              <table:table-cell office:value-type="float" office:value="-69.292476046049">
                <text:p>-69.292476046049</text:p>
              </table:table-cell>
              <table:table-cell office:value-type="float" office:value="-69.266256711232">
                <text:p>-69.266256711232</text:p>
              </table:table-cell>
              <table:table-cell office:value-type="float" office:value="-69.240103724691">
                <text:p>-69.240103724691</text:p>
              </table:table-cell>
              <table:table-cell office:value-type="float" office:value="-69.214020007922">
                <text:p>-69.214020007922</text:p>
              </table:table-cell>
              <table:table-cell office:value-type="float" office:value="-69.188008424864">
                <text:p>-69.188008424864</text:p>
              </table:table-cell>
              <table:table-cell office:value-type="float" office:value="-69.162071781897">
                <text:p>-69.162071781897</text:p>
              </table:table-cell>
              <table:table-cell office:value-type="float" office:value="-69.136212827881">
                <text:p>-69.136212827881</text:p>
              </table:table-cell>
              <table:table-cell office:value-type="float" office:value="-69.110434254254">
                <text:p>-69.110434254254</text:p>
              </table:table-cell>
              <table:table-cell office:value-type="float" office:value="-69.084738695156">
                <text:p>-69.084738695156</text:p>
              </table:table-cell>
              <table:table-cell office:value-type="float" office:value="-69.059128727609">
                <text:p>-69.059128727609</text:p>
              </table:table-cell>
              <table:table-cell office:value-type="float" office:value="-69.033606871727">
                <text:p>-69.033606871727</text:p>
              </table:table-cell>
              <table:table-cell office:value-type="float" office:value="-69.008175590967">
                <text:p>-69.008175590967</text:p>
              </table:table-cell>
              <table:table-cell office:value-type="float" office:value="-68.982837292416">
                <text:p>-68.982837292416</text:p>
              </table:table-cell>
              <table:table-cell office:value-type="float" office:value="-68.957594327107">
                <text:p>-68.957594327107</text:p>
              </table:table-cell>
              <table:table-cell office:value-type="float" office:value="-68.932448990378">
                <text:p>-68.932448990378</text:p>
              </table:table-cell>
              <table:table-cell office:value-type="float" office:value="-68.907403522245">
                <text:p>-68.907403522245</text:p>
              </table:table-cell>
              <table:table-cell office:value-type="float" office:value="-68.882460107816">
                <text:p>-68.882460107816</text:p>
              </table:table-cell>
              <table:table-cell office:value-type="float" office:value="-68.85762087773">
                <text:p>-68.85762087773</text:p>
              </table:table-cell>
              <table:table-cell office:value-type="float" office:value="-68.832887908612">
                <text:p>-68.832887908612</text:p>
              </table:table-cell>
              <table:table-cell office:value-type="float" office:value="-68.808263223563">
                <text:p>-68.808263223563</text:p>
              </table:table-cell>
              <table:table-cell office:value-type="float" office:value="-49.693942919411">
                <text:p>-49.693942919411</text:p>
              </table:table-cell>
              <table:table-cell office:value-type="float" office:value="-13.636907058945">
                <text:p>-13.636907058945</text:p>
              </table:table-cell>
              <table:table-cell office:value-type="float" office:value="3.913324514733">
                <text:p>3.913324514733</text:p>
              </table:table-cell>
              <table:table-cell office:value-type="float" office:value="19.538895307985">
                <text:p>19.538895307985</text:p>
              </table:table-cell>
              <table:table-cell office:value-type="float" office:value="39.164491895342">
                <text:p>39.164491895342</text:p>
              </table:table-cell>
              <table:table-cell office:value-type="float" office:value="45.481174040209">
                <text:p>45.481174040209</text:p>
              </table:table-cell>
              <table:table-cell office:value-type="float" office:value="45.674760839804">
                <text:p>45.674760839804</text:p>
              </table:table-cell>
              <table:table-cell office:value-type="float" office:value="44.735180168804">
                <text:p>44.735180168804</text:p>
              </table:table-cell>
              <table:table-cell office:value-type="float" office:value="43.386109478854">
                <text:p>43.386109478854</text:p>
              </table:table-cell>
              <table:table-cell office:value-type="float" office:value="41.77201962009">
                <text:p>41.77201962009</text:p>
              </table:table-cell>
              <table:table-cell office:value-type="float" office:value="39.958435667988">
                <text:p>39.958435667988</text:p>
              </table:table-cell>
              <table:table-cell office:value-type="float" office:value="37.985555403345">
                <text:p>37.985555403345</text:p>
              </table:table-cell>
              <table:table-cell office:value-type="float" office:value="35.880882448136">
                <text:p>35.880882448136</text:p>
              </table:table-cell>
              <table:table-cell office:value-type="float" office:value="33.664412462771">
                <text:p>33.664412462771</text:p>
              </table:table-cell>
              <table:table-cell office:value-type="float" office:value="31.351437012564">
                <text:p>31.351437012564</text:p>
              </table:table-cell>
              <table:table-cell office:value-type="float" office:value="28.954267585931">
                <text:p>28.954267585931</text:p>
              </table:table-cell>
              <table:table-cell office:value-type="float" office:value="26.483348941203">
                <text:p>26.483348941203</text:p>
              </table:table-cell>
              <table:table-cell office:value-type="float" office:value="23.947986683204">
                <text:p>23.947986683204</text:p>
              </table:table-cell>
              <table:table-cell office:value-type="float" office:value="21.356818640203">
                <text:p>21.356818640203</text:p>
              </table:table-cell>
              <table:table-cell office:value-type="float" office:value="18.718111384696">
                <text:p>18.718111384696</text:p>
              </table:table-cell>
              <table:table-cell office:value-type="float" office:value="16.039935267788">
                <text:p>16.039935267788</text:p>
              </table:table-cell>
              <table:table-cell office:value-type="float" office:value="13.330254494963">
                <text:p>13.330254494963</text:p>
              </table:table-cell>
              <table:table-cell office:value-type="float" office:value="10.596958606141">
                <text:p>10.596958606141</text:p>
              </table:table-cell>
              <table:table-cell office:value-type="float" office:value="7.847855452702">
                <text:p>7.847855452702</text:p>
              </table:table-cell>
              <table:table-cell office:value-type="float" office:value="5.090641496712">
                <text:p>5.090641496712</text:p>
              </table:table-cell>
              <table:table-cell office:value-type="float" office:value="2.3328616776">
                <text:p>2.3328616776</text:p>
              </table:table-cell>
              <table:table-cell office:value-type="float" office:value="-0.418132723921">
                <text:p>-0.418132723921</text:p>
              </table:table-cell>
              <table:table-cell office:value-type="float" office:value="-3.155224479103">
                <text:p>-3.155224479103</text:p>
              </table:table-cell>
              <table:table-cell office:value-type="float" office:value="-5.871571223849">
                <text:p>-5.871571223849</text:p>
              </table:table-cell>
              <table:table-cell office:value-type="float" office:value="-8.560655964596">
                <text:p>-8.560655964596</text:p>
              </table:table-cell>
              <table:table-cell office:value-type="float" office:value="-11.21636426462">
                <text:p>-11.21636426462</text:p>
              </table:table-cell>
              <table:table-cell office:value-type="float" office:value="-13.833111971016">
                <text:p>-13.833111971016</text:p>
              </table:table-cell>
              <table:table-cell office:value-type="float" office:value="-16.406050961096">
                <text:p>-16.406050961096</text:p>
              </table:table-cell>
              <table:table-cell office:value-type="float" office:value="-18.931377687187">
                <text:p>-18.931377687187</text:p>
              </table:table-cell>
              <table:table-cell office:value-type="float" office:value="-21.406757680533">
                <text:p>-21.406757680533</text:p>
              </table:table-cell>
              <table:table-cell office:value-type="float" office:value="-23.831858357867">
                <text:p>-23.831858357867</text:p>
              </table:table-cell>
              <table:table-cell office:value-type="float" office:value="-26.208956176991">
                <text:p>-26.208956176991</text:p>
              </table:table-cell>
              <table:table-cell office:value-type="float" office:value="-28.543559842241">
                <text:p>-28.543559842241</text:p>
              </table:table-cell>
              <table:table-cell office:value-type="float" office:value="-30.844976304049">
                <text:p>-30.844976304049</text:p>
              </table:table-cell>
              <table:table-cell office:value-type="float" office:value="-33.126741799251">
                <text:p>-33.126741799251</text:p>
              </table:table-cell>
              <table:table-cell office:value-type="float" office:value="-35.406835275797">
                <text:p>-35.406835275797</text:p>
              </table:table-cell>
              <table:table-cell office:value-type="float" office:value="-37.707562442391">
                <text:p>-37.707562442391</text:p>
              </table:table-cell>
              <table:table-cell office:value-type="float" office:value="-40.054913342292">
                <text:p>-40.054913342292</text:p>
              </table:table-cell>
              <table:table-cell office:value-type="float" office:value="-42.477024856509">
                <text:p>-42.477024856509</text:p>
              </table:table-cell>
              <table:table-cell office:value-type="float" office:value="-45.001117161339">
                <text:p>-45.001117161339</text:p>
              </table:table-cell>
              <table:table-cell office:value-type="float" office:value="-47.647999820662">
                <text:p>-47.647999820662</text:p>
              </table:table-cell>
              <table:table-cell office:value-type="float" office:value="-50.423254190086">
                <text:p>-50.423254190086</text:p>
              </table:table-cell>
              <table:table-cell office:value-type="float" office:value="-53.305180247553">
                <text:p>-53.305180247553</text:p>
              </table:table-cell>
              <table:table-cell office:value-type="float" office:value="-56.232520837419">
                <text:p>-56.232520837419</text:p>
              </table:table-cell>
              <table:table-cell office:value-type="float" office:value="-59.099827223979">
                <text:p>-59.099827223979</text:p>
              </table:table-cell>
              <table:table-cell office:value-type="float" office:value="-61.77119099206">
                <text:p>-61.77119099206</text:p>
              </table:table-cell>
              <table:table-cell office:value-type="float" office:value="-64.115776694735">
                <text:p>-64.115776694735</text:p>
              </table:table-cell>
              <table:table-cell office:value-type="float" office:value="-66.049799564876">
                <text:p>-66.049799564876</text:p>
              </table:table-cell>
              <table:table-cell office:value-type="float" office:value="-67.558089105748">
                <text:p>-67.558089105748</text:p>
              </table:table-cell>
              <table:table-cell office:value-type="float" office:value="-68.683433859656">
                <text:p>-68.683433859656</text:p>
              </table:table-cell>
              <table:table-cell office:value-type="float" office:value="-69.497764852281">
                <text:p>-69.497764852281</text:p>
              </table:table-cell>
              <table:table-cell office:value-type="float" office:value="-70.076114197307">
                <text:p>-70.076114197307</text:p>
              </table:table-cell>
              <table:table-cell office:value-type="float" office:value="-70.482634876183">
                <text:p>-70.482634876183</text:p>
              </table:table-cell>
              <table:table-cell office:value-type="float" office:value="-70.766768950587">
                <text:p>-70.766768950587</text:p>
              </table:table-cell>
              <table:table-cell office:value-type="float" office:value="-70.964565754556">
                <text:p>-70.964565754556</text:p>
              </table:table-cell>
              <table:table-cell office:value-type="float" office:value="-71.101579561943">
                <text:p>-71.101579561943</text:p>
              </table:table-cell>
              <table:table-cell office:value-type="float" office:value="-71.195697816105">
                <text:p>-71.195697816105</text:p>
              </table:table-cell>
              <table:table-cell office:value-type="float" office:value="-71.25939305998">
                <text:p>-71.25939305998</text:p>
              </table:table-cell>
              <table:table-cell office:value-type="float" office:value="-71.301370893982">
                <text:p>-71.301370893982</text:p>
              </table:table-cell>
              <table:table-cell office:value-type="float" office:value="-71.327730114551">
                <text:p>-71.327730114551</text:p>
              </table:table-cell>
              <table:table-cell office:value-type="float" office:value="-71.342765344538">
                <text:p>-71.342765344538</text:p>
              </table:table-cell>
              <table:table-cell office:value-type="float" office:value="-71.349518711835">
                <text:p>-71.349518711835</text:p>
              </table:table-cell>
              <table:table-cell office:value-type="float" office:value="-71.350158764897">
                <text:p>-71.350158764897</text:p>
              </table:table-cell>
              <table:table-cell office:value-type="float" office:value="-71.346241369951">
                <text:p>-71.346241369951</text:p>
              </table:table-cell>
              <table:table-cell office:value-type="float" office:value="-71.33889011214">
                <text:p>-71.33889011214</text:p>
              </table:table-cell>
              <table:table-cell office:value-type="float" office:value="-71.328921690457">
                <text:p>-71.328921690457</text:p>
              </table:table-cell>
              <table:table-cell office:value-type="float" office:value="-71.316933581413">
                <text:p>-71.316933581413</text:p>
              </table:table-cell>
              <table:table-cell office:value-type="float" office:value="-71.303365693992">
                <text:p>-71.303365693992</text:p>
              </table:table-cell>
              <table:table-cell office:value-type="float" office:value="-71.288543997382">
                <text:p>-71.288543997382</text:p>
              </table:table-cell>
              <table:table-cell office:value-type="float" office:value="-71.272711580752">
                <text:p>-71.272711580752</text:p>
              </table:table-cell>
              <table:table-cell office:value-type="float" office:value="-71.256050898838">
                <text:p>-71.256050898838</text:p>
              </table:table-cell>
              <table:table-cell office:value-type="float" office:value="-71.238699798963">
                <text:p>-71.238699798963</text:p>
              </table:table-cell>
              <table:table-cell office:value-type="float" office:value="-71.220763134731">
                <text:p>-71.220763134731</text:p>
              </table:table-cell>
              <table:table-cell office:value-type="float" office:value="-71.202321229285">
                <text:p>-71.202321229285</text:p>
              </table:table-cell>
              <table:table-cell office:value-type="float" office:value="-71.183436076737">
                <text:p>-71.183436076737</text:p>
              </table:table-cell>
              <table:table-cell office:value-type="float" office:value="-71.164155910657">
                <text:p>-71.164155910657</text:p>
              </table:table-cell>
              <table:table-cell office:value-type="float" office:value="-71.144518587181">
                <text:p>-71.144518587181</text:p>
              </table:table-cell>
              <table:table-cell office:value-type="float" office:value="-71.124554103018">
                <text:p>-71.124554103018</text:p>
              </table:table-cell>
              <table:table-cell office:value-type="float" office:value="-71.104286478816">
                <text:p>-71.104286478816</text:p>
              </table:table-cell>
              <table:table-cell office:value-type="float" office:value="-71.08373517457">
                <text:p>-71.08373517457</text:p>
              </table:table-cell>
              <table:table-cell office:value-type="float" office:value="-71.062916158253">
                <text:p>-71.062916158253</text:p>
              </table:table-cell>
              <table:table-cell office:value-type="float" office:value="-71.041842716228">
                <text:p>-71.04184271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ronL1R0</text:p>
                <draw:g>
                  <svg:desc>agent0_NNMembraneVoltageTrace9122281.A5:agent0_NNMembraneVoltageTrace9122281.A5</svg:desc>
                </draw:g>
              </table:table-cell>
              <table:table-cell office:value-type="float" office:value="-68.92324130303">
                <text:p>-68.92324130303</text:p>
                <draw:g>
                  <svg:desc>agent0_NNMembraneVoltageTrace9122281.B5:agent0_NNMembraneVoltageTrace9122281.AMJ5</svg:desc>
                </draw:g>
              </table:table-cell>
              <table:table-cell office:value-type="float" office:value="-68.920956755007">
                <text:p>-68.920956755007</text:p>
              </table:table-cell>
              <table:table-cell office:value-type="float" office:value="-68.918700747026">
                <text:p>-68.918700747026</text:p>
              </table:table-cell>
              <table:table-cell office:value-type="float" office:value="-68.916475160085">
                <text:p>-68.916475160085</text:p>
              </table:table-cell>
              <table:table-cell office:value-type="float" office:value="-68.914281699359">
                <text:p>-68.914281699359</text:p>
              </table:table-cell>
              <table:table-cell office:value-type="float" office:value="-68.912121903178">
                <text:p>-68.912121903178</text:p>
              </table:table-cell>
              <table:table-cell office:value-type="float" office:value="-68.909997151647">
                <text:p>-68.909997151647</text:p>
              </table:table-cell>
              <table:table-cell office:value-type="float" office:value="-68.907908674945">
                <text:p>-68.907908674945</text:p>
              </table:table-cell>
              <table:table-cell office:value-type="float" office:value="-68.905857561298">
                <text:p>-68.905857561298</text:p>
              </table:table-cell>
              <table:table-cell office:value-type="float" office:value="-68.903844764639">
                <text:p>-68.903844764639</text:p>
              </table:table-cell>
              <table:table-cell office:value-type="float" office:value="-68.901871111974">
                <text:p>-68.901871111974</text:p>
              </table:table-cell>
              <table:table-cell office:value-type="float" office:value="-68.899937310445">
                <text:p>-68.899937310445</text:p>
              </table:table-cell>
              <table:table-cell office:value-type="float" office:value="-68.898043954125">
                <text:p>-68.898043954125</text:p>
              </table:table-cell>
              <table:table-cell office:value-type="float" office:value="-68.896191530528">
                <text:p>-68.896191530528</text:p>
              </table:table-cell>
              <table:table-cell office:value-type="float" office:value="-68.894380426863">
                <text:p>-68.894380426863</text:p>
              </table:table-cell>
              <table:table-cell office:value-type="float" office:value="-68.892610936031">
                <text:p>-68.892610936031</text:p>
              </table:table-cell>
              <table:table-cell office:value-type="float" office:value="-68.89088326237">
                <text:p>-68.89088326237</text:p>
              </table:table-cell>
              <table:table-cell office:value-type="float" office:value="-68.889197527168">
                <text:p>-68.889197527168</text:p>
              </table:table-cell>
              <table:table-cell office:value-type="float" office:value="-68.887553773938">
                <text:p>-68.887553773938</text:p>
              </table:table-cell>
              <table:table-cell office:value-type="float" office:value="-68.885951973475">
                <text:p>-68.885951973475</text:p>
              </table:table-cell>
              <table:table-cell office:value-type="float" office:value="-68.884392028692">
                <text:p>-68.884392028692</text:p>
              </table:table-cell>
              <table:table-cell office:value-type="float" office:value="-68.882873779248">
                <text:p>-68.882873779248</text:p>
              </table:table-cell>
              <table:table-cell office:value-type="float" office:value="-68.881397005972">
                <text:p>-68.881397005972</text:p>
              </table:table-cell>
              <table:table-cell office:value-type="float" office:value="-68.879961435093">
                <text:p>-68.879961435093</text:p>
              </table:table-cell>
              <table:table-cell office:value-type="float" office:value="-68.878566742279">
                <text:p>-68.878566742279</text:p>
              </table:table-cell>
              <table:table-cell office:value-type="float" office:value="-68.877212556494">
                <text:p>-68.877212556494</text:p>
              </table:table-cell>
              <table:table-cell office:value-type="float" office:value="-68.875898463675">
                <text:p>-68.875898463675</text:p>
              </table:table-cell>
              <table:table-cell office:value-type="float" office:value="-68.87462401024">
                <text:p>-68.87462401024</text:p>
              </table:table-cell>
              <table:table-cell office:value-type="float" office:value="-68.873388706431">
                <text:p>-68.873388706431</text:p>
              </table:table-cell>
              <table:table-cell office:value-type="float" office:value="-68.872192029494">
                <text:p>-68.872192029494</text:p>
              </table:table-cell>
              <table:table-cell office:value-type="float" office:value="-68.871033426712">
                <text:p>-68.871033426712</text:p>
              </table:table-cell>
              <table:table-cell office:value-type="float" office:value="-68.869912318275">
                <text:p>-68.869912318275</text:p>
              </table:table-cell>
              <table:table-cell office:value-type="float" office:value="-68.868828100026">
                <text:p>-68.868828100026</text:p>
              </table:table-cell>
              <table:table-cell office:value-type="float" office:value="-68.867780146048">
                <text:p>-68.867780146048</text:p>
              </table:table-cell>
              <table:table-cell office:value-type="float" office:value="-68.866767811132">
                <text:p>-68.866767811132</text:p>
              </table:table-cell>
              <table:table-cell office:value-type="float" office:value="-68.865790433107">
                <text:p>-68.865790433107</text:p>
              </table:table-cell>
              <table:table-cell office:value-type="float" office:value="-68.864847335054">
                <text:p>-68.864847335054</text:p>
              </table:table-cell>
              <table:table-cell office:value-type="float" office:value="-68.86393782739">
                <text:p>-68.86393782739</text:p>
              </table:table-cell>
              <table:table-cell office:value-type="float" office:value="-68.863061209846">
                <text:p>-68.863061209846</text:p>
              </table:table-cell>
              <table:table-cell office:value-type="float" office:value="-68.862216773329">
                <text:p>-68.862216773329</text:p>
              </table:table-cell>
              <table:table-cell office:value-type="float" office:value="-68.861403801676">
                <text:p>-68.861403801676</text:p>
              </table:table-cell>
              <table:table-cell office:value-type="float" office:value="-68.860621573314">
                <text:p>-68.860621573314</text:p>
              </table:table-cell>
              <table:table-cell office:value-type="float" office:value="-68.859869362806">
                <text:p>-68.859869362806</text:p>
              </table:table-cell>
              <table:table-cell office:value-type="float" office:value="-68.859146442318">
                <text:p>-68.859146442318</text:p>
              </table:table-cell>
              <table:table-cell office:value-type="float" office:value="-68.858452082985">
                <text:p>-68.858452082985</text:p>
              </table:table-cell>
              <table:table-cell office:value-type="float" office:value="-68.857785556195">
                <text:p>-68.857785556195</text:p>
              </table:table-cell>
              <table:table-cell office:value-type="float" office:value="-68.857146134782">
                <text:p>-68.857146134782</text:p>
              </table:table-cell>
              <table:table-cell office:value-type="float" office:value="-28.267329644405">
                <text:p>-28.267329644405</text:p>
              </table:table-cell>
              <table:table-cell office:value-type="float" office:value="16.400190452598">
                <text:p>16.400190452598</text:p>
              </table:table-cell>
              <table:table-cell office:value-type="float" office:value="49.115301831979">
                <text:p>49.115301831979</text:p>
              </table:table-cell>
              <table:table-cell office:value-type="float" office:value="46.747754654321">
                <text:p>46.747754654321</text:p>
              </table:table-cell>
              <table:table-cell office:value-type="float" office:value="41.756056087435">
                <text:p>41.756056087435</text:p>
              </table:table-cell>
              <table:table-cell office:value-type="float" office:value="35.734254583982">
                <text:p>35.734254583982</text:p>
              </table:table-cell>
              <table:table-cell office:value-type="float" office:value="28.980728388137">
                <text:p>28.980728388137</text:p>
              </table:table-cell>
              <table:table-cell office:value-type="float" office:value="21.683127039642">
                <text:p>21.683127039642</text:p>
              </table:table-cell>
              <table:table-cell office:value-type="float" office:value="14.009290774026">
                <text:p>14.009290774026</text:p>
              </table:table-cell>
              <table:table-cell office:value-type="float" office:value="6.134235080675">
                <text:p>6.134235080675</text:p>
              </table:table-cell>
              <table:table-cell office:value-type="float" office:value="-1.759280638492">
                <text:p>-1.759280638492</text:p>
              </table:table-cell>
              <table:table-cell office:value-type="float" office:value="-9.490702724217">
                <text:p>-9.490702724217</text:p>
              </table:table-cell>
              <table:table-cell office:value-type="float" office:value="-16.894073507325">
                <text:p>-16.894073507325</text:p>
              </table:table-cell>
              <table:table-cell office:value-type="float" office:value="-23.838049770422">
                <text:p>-23.838049770422</text:p>
              </table:table-cell>
              <table:table-cell office:value-type="float" office:value="-30.266768302025">
                <text:p>-30.266768302025</text:p>
              </table:table-cell>
              <table:table-cell office:value-type="float" office:value="-36.250429211308">
                <text:p>-36.250429211308</text:p>
              </table:table-cell>
              <table:table-cell office:value-type="float" office:value="-41.989171725664">
                <text:p>-41.989171725664</text:p>
              </table:table-cell>
              <table:table-cell office:value-type="float" office:value="-47.707831022092">
                <text:p>-47.707831022092</text:p>
              </table:table-cell>
              <table:table-cell office:value-type="float" office:value="-53.424615047669">
                <text:p>-53.424615047669</text:p>
              </table:table-cell>
              <table:table-cell office:value-type="float" office:value="-58.743143771974">
                <text:p>-58.743143771974</text:p>
              </table:table-cell>
              <table:table-cell office:value-type="float" office:value="-63.078483126609">
                <text:p>-63.078483126609</text:p>
              </table:table-cell>
              <table:table-cell office:value-type="float" office:value="-66.21529511084">
                <text:p>-66.21529511084</text:p>
              </table:table-cell>
              <table:table-cell office:value-type="float" office:value="-68.363231352336">
                <text:p>-68.363231352336</text:p>
              </table:table-cell>
              <table:table-cell office:value-type="float" office:value="-69.824755904538">
                <text:p>-69.824755904538</text:p>
              </table:table-cell>
              <table:table-cell office:value-type="float" office:value="-70.830472157165">
                <text:p>-70.830472157165</text:p>
              </table:table-cell>
              <table:table-cell office:value-type="float" office:value="-71.532203723262">
                <text:p>-71.532203723262</text:p>
              </table:table-cell>
              <table:table-cell office:value-type="float" office:value="-72.027690517916">
                <text:p>-72.027690517916</text:p>
              </table:table-cell>
              <table:table-cell office:value-type="float" office:value="-72.380467032099">
                <text:p>-72.380467032099</text:p>
              </table:table-cell>
              <table:table-cell office:value-type="float" office:value="-72.632545982176">
                <text:p>-72.632545982176</text:p>
              </table:table-cell>
              <table:table-cell office:value-type="float" office:value="-72.812224771262">
                <text:p>-72.812224771262</text:p>
              </table:table-cell>
              <table:table-cell office:value-type="float" office:value="-72.938910782747">
                <text:p>-72.938910782747</text:p>
              </table:table-cell>
              <table:table-cell office:value-type="float" office:value="-73.026146883605">
                <text:p>-73.026146883605</text:p>
              </table:table-cell>
              <table:table-cell office:value-type="float" office:value="-73.08354055528">
                <text:p>-73.08354055528</text:p>
              </table:table-cell>
              <table:table-cell office:value-type="float" office:value="-73.118015091553">
                <text:p>-73.118015091553</text:p>
              </table:table-cell>
              <table:table-cell office:value-type="float" office:value="-73.134634625209">
                <text:p>-73.134634625209</text:p>
              </table:table-cell>
              <table:table-cell office:value-type="float" office:value="-73.137156778134">
                <text:p>-73.137156778134</text:p>
              </table:table-cell>
              <table:table-cell office:value-type="float" office:value="-73.128408414513">
                <text:p>-73.128408414513</text:p>
              </table:table-cell>
              <table:table-cell office:value-type="float" office:value="-73.110544733404">
                <text:p>-73.110544733404</text:p>
              </table:table-cell>
              <table:table-cell office:value-type="float" office:value="-73.08523029837">
                <text:p>-73.08523029837</text:p>
              </table:table-cell>
              <table:table-cell office:value-type="float" office:value="-73.053767107419">
                <text:p>-73.053767107419</text:p>
              </table:table-cell>
              <table:table-cell office:value-type="float" office:value="-73.017186263153">
                <text:p>-73.017186263153</text:p>
              </table:table-cell>
              <table:table-cell office:value-type="float" office:value="-72.976314315436">
                <text:p>-72.976314315436</text:p>
              </table:table-cell>
              <table:table-cell office:value-type="float" office:value="-72.93182177504">
                <text:p>-72.93182177504</text:p>
              </table:table-cell>
              <table:table-cell office:value-type="float" office:value="-72.884258938469">
                <text:p>-72.884258938469</text:p>
              </table:table-cell>
              <table:table-cell office:value-type="float" office:value="-72.834082588395">
                <text:p>-72.834082588395</text:p>
              </table:table-cell>
              <table:table-cell office:value-type="float" office:value="-72.781676068546">
                <text:p>-72.781676068546</text:p>
              </table:table-cell>
              <table:table-cell office:value-type="float" office:value="-72.727364503165">
                <text:p>-72.727364503165</text:p>
              </table:table-cell>
              <table:table-cell office:value-type="float" office:value="-72.671426427269">
                <text:p>-72.671426427269</text:p>
              </table:table-cell>
              <table:table-cell office:value-type="float" office:value="-72.614102742022">
                <text:p>-72.614102742022</text:p>
              </table:table-cell>
              <table:table-cell office:value-type="float" office:value="-72.555603661208">
                <text:p>-72.555603661208</text:p>
              </table:table-cell>
              <table:table-cell office:value-type="float" office:value="-72.496114138046">
                <text:p>-72.496114138046</text:p>
              </table:table-cell>
              <table:table-cell office:value-type="float" office:value="-72.435798134535">
                <text:p>-72.435798134535</text:p>
              </table:table-cell>
              <table:table-cell office:value-type="float" office:value="-72.374802003507">
                <text:p>-72.374802003507</text:p>
              </table:table-cell>
              <table:table-cell office:value-type="float" office:value="-72.313257186311">
                <text:p>-72.313257186311</text:p>
              </table:table-cell>
              <table:table-cell office:value-type="float" office:value="-72.251282379593">
                <text:p>-72.251282379593</text:p>
              </table:table-cell>
              <table:table-cell office:value-type="float" office:value="-72.188985287914">
                <text:p>-72.188985287914</text:p>
              </table:table-cell>
              <table:table-cell office:value-type="float" office:value="-72.126464051554">
                <text:p>-72.126464051554</text:p>
              </table:table-cell>
              <table:table-cell office:value-type="float" office:value="-72.063808418263">
                <text:p>-72.063808418263</text:p>
              </table:table-cell>
              <table:table-cell office:value-type="float" office:value="-72.001100712134">
                <text:p>-72.001100712134</text:p>
              </table:table-cell>
              <table:table-cell office:value-type="float" office:value="-71.938416640921">
                <text:p>-71.938416640921</text:p>
              </table:table-cell>
              <table:table-cell office:value-type="float" office:value="-71.875825974072">
                <text:p>-71.875825974072</text:p>
              </table:table-cell>
              <table:table-cell office:value-type="float" office:value="-71.813393116771">
                <text:p>-71.813393116771</text:p>
              </table:table-cell>
              <table:table-cell office:value-type="float" office:value="-71.751177599892">
                <text:p>-71.751177599892</text:p>
              </table:table-cell>
              <table:table-cell office:value-type="float" office:value="-71.68923450161">
                <text:p>-71.68923450161</text:p>
              </table:table-cell>
              <table:table-cell office:value-type="float" office:value="-71.627614813124">
                <text:p>-71.627614813124</text:p>
              </table:table-cell>
              <table:table-cell office:value-type="float" office:value="-71.56636575844">
                <text:p>-71.56636575844</text:p>
              </table:table-cell>
              <table:table-cell office:value-type="float" office:value="-71.505531076129">
                <text:p>-71.505531076129</text:p>
              </table:table-cell>
              <table:table-cell office:value-type="float" office:value="-71.445151269405">
                <text:p>-71.445151269405</text:p>
              </table:table-cell>
              <table:table-cell office:value-type="float" office:value="-71.385263829646">
                <text:p>-71.385263829646</text:p>
              </table:table-cell>
              <table:table-cell office:value-type="float" office:value="-71.325903437467">
                <text:p>-71.325903437467</text:p>
              </table:table-cell>
              <table:table-cell office:value-type="float" office:value="-71.267102144682">
                <text:p>-71.267102144682</text:p>
              </table:table-cell>
              <table:table-cell office:value-type="float" office:value="-71.208889539877">
                <text:p>-71.208889539877</text:p>
              </table:table-cell>
              <table:table-cell office:value-type="float" office:value="-71.151292899795">
                <text:p>-71.151292899795</text:p>
              </table:table-cell>
              <table:table-cell office:value-type="float" office:value="-71.094337328378">
                <text:p>-71.094337328378</text:p>
              </table:table-cell>
              <table:table-cell office:value-type="float" office:value="-71.038045884934">
                <text:p>-71.038045884934</text:p>
              </table:table-cell>
              <table:table-cell office:value-type="float" office:value="-70.982439702701">
                <text:p>-70.982439702701</text:p>
              </table:table-cell>
              <table:table-cell office:value-type="float" office:value="-70.927538098836">
                <text:p>-70.927538098836</text:p>
              </table:table-cell>
              <table:table-cell office:value-type="float" office:value="-70.873358676705">
                <text:p>-70.873358676705</text:p>
              </table:table-cell>
              <table:table-cell office:value-type="float" office:value="-70.819917421215">
                <text:p>-70.819917421215</text:p>
              </table:table-cell>
              <table:table-cell office:value-type="float" office:value="-70.767228787825">
                <text:p>-70.767228787825</text:p>
              </table:table-cell>
              <table:table-cell office:value-type="float" office:value="-70.71530578578">
                <text:p>-70.71530578578</text:p>
              </table:table-cell>
              <table:table-cell office:value-type="float" office:value="-70.664160056036">
                <text:p>-70.664160056036</text:p>
              </table:table-cell>
              <table:table-cell office:value-type="float" office:value="-24.812870860227">
                <text:p>-24.812870860227</text:p>
              </table:table-cell>
              <table:table-cell office:value-type="float" office:value="18.579989385518">
                <text:p>18.579989385518</text:p>
              </table:table-cell>
              <table:table-cell office:value-type="float" office:value="48.507394202818">
                <text:p>48.507394202818</text:p>
              </table:table-cell>
              <table:table-cell office:value-type="float" office:value="45.860350798691">
                <text:p>45.860350798691</text:p>
              </table:table-cell>
              <table:table-cell office:value-type="float" office:value="40.547039572744">
                <text:p>40.547039572744</text:p>
              </table:table-cell>
              <table:table-cell office:value-type="float" office:value="34.214946391986">
                <text:p>34.214946391986</text:p>
              </table:table-cell>
              <table:table-cell office:value-type="float" office:value="27.182746175305">
                <text:p>27.182746175305</text:p>
              </table:table-cell>
              <table:table-cell office:value-type="float" office:value="19.652643183025">
                <text:p>19.652643183025</text:p>
              </table:table-cell>
              <table:table-cell office:value-type="float" office:value="11.805717183984">
                <text:p>11.805717183984</text:p>
              </table:table-cell>
              <table:table-cell office:value-type="float" office:value="3.826105222008">
                <text:p>3.826105222008</text:p>
              </table:table-cell>
              <table:table-cell office:value-type="float" office:value="-4.100293312989">
                <text:p>-4.100293312989</text:p>
              </table:table-cell>
              <table:table-cell office:value-type="float" office:value="-11.795549965798">
                <text:p>-11.795549965798</text:p>
              </table:table-cell>
              <table:table-cell office:value-type="float" office:value="-19.102326071181">
                <text:p>-19.102326071181</text:p>
              </table:table-cell>
              <table:table-cell office:value-type="float" office:value="-25.908715937202">
                <text:p>-25.908715937202</text:p>
              </table:table-cell>
              <table:table-cell office:value-type="float" office:value="-32.19545547547">
                <text:p>-32.19545547547</text:p>
              </table:table-cell>
              <table:table-cell office:value-type="float" office:value="-38.079357126233">
                <text:p>-38.079357126233</text:p>
              </table:table-cell>
              <table:table-cell office:value-type="float" office:value="-43.787913339296">
                <text:p>-43.787913339296</text:p>
              </table:table-cell>
              <table:table-cell office:value-type="float" office:value="-49.512263110012">
                <text:p>-49.512263110012</text:p>
              </table:table-cell>
              <table:table-cell office:value-type="float" office:value="-55.153989060972">
                <text:p>-55.153989060972</text:p>
              </table:table-cell>
              <table:table-cell office:value-type="float" office:value="-60.208779550677">
                <text:p>-60.208779550677</text:p>
              </table:table-cell>
              <table:table-cell office:value-type="float" office:value="-64.160725702261">
                <text:p>-64.160725702261</text:p>
              </table:table-cell>
              <table:table-cell office:value-type="float" office:value="-66.954167752844">
                <text:p>-66.954167752844</text:p>
              </table:table-cell>
              <table:table-cell office:value-type="float" office:value="-68.85858622431">
                <text:p>-68.85858622431</text:p>
              </table:table-cell>
              <table:table-cell office:value-type="float" office:value="-70.159165928069">
                <text:p>-70.159165928069</text:p>
              </table:table-cell>
              <table:table-cell office:value-type="float" office:value="-71.058885447396">
                <text:p>-71.058885447396</text:p>
              </table:table-cell>
              <table:table-cell office:value-type="float" office:value="-71.689738315198">
                <text:p>-71.689738315198</text:p>
              </table:table-cell>
              <table:table-cell office:value-type="float" office:value="-72.136909839274">
                <text:p>-72.136909839274</text:p>
              </table:table-cell>
              <table:table-cell office:value-type="float" office:value="-72.456102546276">
                <text:p>-72.456102546276</text:p>
              </table:table-cell>
              <table:table-cell office:value-type="float" office:value="-72.684392121367">
                <text:p>-72.684392121367</text:p>
              </table:table-cell>
              <table:table-cell office:value-type="float" office:value="-72.846912401697">
                <text:p>-72.846912401697</text:p>
              </table:table-cell>
              <table:table-cell office:value-type="float" office:value="-72.961007854946">
                <text:p>-72.961007854946</text:p>
              </table:table-cell>
              <table:table-cell office:value-type="float" office:value="-73.038852866243">
                <text:p>-73.038852866243</text:p>
              </table:table-cell>
              <table:table-cell office:value-type="float" office:value="-73.089132106055">
                <text:p>-73.089132106055</text:p>
              </table:table-cell>
              <table:table-cell office:value-type="float" office:value="-73.118136876226">
                <text:p>-73.118136876226</text:p>
              </table:table-cell>
              <table:table-cell office:value-type="float" office:value="-73.130492128744">
                <text:p>-73.130492128744</text:p>
              </table:table-cell>
              <table:table-cell office:value-type="float" office:value="-73.12964607395">
                <text:p>-73.12964607395</text:p>
              </table:table-cell>
              <table:table-cell office:value-type="float" office:value="-73.118204750674">
                <text:p>-73.118204750674</text:p>
              </table:table-cell>
              <table:table-cell office:value-type="float" office:value="-73.098163816932">
                <text:p>-73.098163816932</text:p>
              </table:table-cell>
              <table:table-cell office:value-type="float" office:value="-73.071071226446">
                <text:p>-73.071071226446</text:p>
              </table:table-cell>
              <table:table-cell office:value-type="float" office:value="-73.038142797782">
                <text:p>-73.038142797782</text:p>
              </table:table-cell>
              <table:table-cell office:value-type="float" office:value="-73.00034526351">
                <text:p>-73.00034526351</text:p>
              </table:table-cell>
              <table:table-cell office:value-type="float" office:value="-72.958456597483">
                <text:p>-72.958456597483</text:p>
              </table:table-cell>
              <table:table-cell office:value-type="float" office:value="-72.913110284595">
                <text:p>-72.913110284595</text:p>
              </table:table-cell>
              <table:table-cell office:value-type="float" office:value="-72.864828120199">
                <text:p>-72.864828120199</text:p>
              </table:table-cell>
              <table:table-cell office:value-type="float" office:value="-72.814044732551">
                <text:p>-72.814044732551</text:p>
              </table:table-cell>
              <table:table-cell office:value-type="float" office:value="-72.761126075255">
                <text:p>-72.761126075255</text:p>
              </table:table-cell>
              <table:table-cell office:value-type="float" office:value="-72.706383486976">
                <text:p>-72.706383486976</text:p>
              </table:table-cell>
              <table:table-cell office:value-type="float" office:value="-72.650084464813">
                <text:p>-72.650084464813</text:p>
              </table:table-cell>
              <table:table-cell office:value-type="float" office:value="-72.592460981698">
                <text:p>-72.592460981698</text:p>
              </table:table-cell>
              <table:table-cell office:value-type="float" office:value="-72.533715954485">
                <text:p>-72.533715954485</text:p>
              </table:table-cell>
              <table:table-cell office:value-type="float" office:value="-72.474028309627">
                <text:p>-72.474028309627</text:p>
              </table:table-cell>
              <table:table-cell office:value-type="float" office:value="-72.413556978174">
                <text:p>-72.413556978174</text:p>
              </table:table-cell>
              <table:table-cell office:value-type="float" office:value="-72.35244406817">
                <text:p>-72.35244406817</text:p>
              </table:table-cell>
              <table:table-cell office:value-type="float" office:value="-72.290817401234">
                <text:p>-72.290817401234</text:p>
              </table:table-cell>
              <table:table-cell office:value-type="float" office:value="-72.228792554878">
                <text:p>-72.228792554878</text:p>
              </table:table-cell>
              <table:table-cell office:value-type="float" office:value="-72.166474518482">
                <text:p>-72.166474518482</text:p>
              </table:table-cell>
              <table:table-cell office:value-type="float" office:value="-72.103959045701">
                <text:p>-72.103959045701</text:p>
              </table:table-cell>
              <table:table-cell office:value-type="float" office:value="-72.041333767107">
                <text:p>-72.041333767107</text:p>
              </table:table-cell>
              <table:table-cell office:value-type="float" office:value="-71.978679112503">
                <text:p>-71.978679112503</text:p>
              </table:table-cell>
              <table:table-cell office:value-type="float" office:value="-71.916069081396">
                <text:p>-71.916069081396</text:p>
              </table:table-cell>
              <table:table-cell office:value-type="float" office:value="-71.853571891733">
                <text:p>-71.853571891733</text:p>
              </table:table-cell>
              <table:table-cell office:value-type="float" office:value="-71.791250530523">
                <text:p>-71.791250530523</text:p>
              </table:table-cell>
              <table:table-cell office:value-type="float" office:value="-71.729163224977">
                <text:p>-71.729163224977</text:p>
              </table:table-cell>
              <table:table-cell office:value-type="float" office:value="-71.667363848906">
                <text:p>-71.667363848906</text:p>
              </table:table-cell>
              <table:table-cell office:value-type="float" office:value="-71.605902276087">
                <text:p>-71.605902276087</text:p>
              </table:table-cell>
              <table:table-cell office:value-type="float" office:value="-71.544824689911">
                <text:p>-71.544824689911</text:p>
              </table:table-cell>
              <table:table-cell office:value-type="float" office:value="-71.484173856791">
                <text:p>-71.484173856791</text:p>
              </table:table-cell>
              <table:table-cell office:value-type="float" office:value="-71.423989369301">
                <text:p>-71.423989369301</text:p>
              </table:table-cell>
              <table:table-cell office:value-type="float" office:value="-71.364307863866">
                <text:p>-71.364307863866</text:p>
              </table:table-cell>
              <table:table-cell office:value-type="float" office:value="-71.30516321691">
                <text:p>-71.30516321691</text:p>
              </table:table-cell>
              <table:table-cell office:value-type="float" office:value="-71.246586722599">
                <text:p>-71.246586722599</text:p>
              </table:table-cell>
              <table:table-cell office:value-type="float" office:value="-71.188607254782">
                <text:p>-71.188607254782</text:p>
              </table:table-cell>
              <table:table-cell office:value-type="float" office:value="-71.131251415206">
                <text:p>-71.131251415206</text:p>
              </table:table-cell>
              <table:table-cell office:value-type="float" office:value="-71.074543669755">
                <text:p>-71.074543669755</text:p>
              </table:table-cell>
              <table:table-cell office:value-type="float" office:value="-71.018506474147">
                <text:p>-71.018506474147</text:p>
              </table:table-cell>
              <table:table-cell office:value-type="float" office:value="-70.96316039026">
                <text:p>-70.96316039026</text:p>
              </table:table-cell>
              <table:table-cell office:value-type="float" office:value="-70.908524194111">
                <text:p>-70.908524194111</text:p>
              </table:table-cell>
              <table:table-cell office:value-type="float" office:value="-70.854614976302">
                <text:p>-70.854614976302</text:p>
              </table:table-cell>
              <table:table-cell office:value-type="float" office:value="-70.80144823567">
                <text:p>-70.80144823567</text:p>
              </table:table-cell>
              <table:table-cell office:value-type="float" office:value="-51.008688517614">
                <text:p>-51.008688517614</text:p>
              </table:table-cell>
              <table:table-cell office:value-type="float" office:value="-10.065903461218">
                <text:p>-10.065903461218</text:p>
              </table:table-cell>
              <table:table-cell office:value-type="float" office:value="37.145989773614">
                <text:p>37.145989773614</text:p>
              </table:table-cell>
              <table:table-cell office:value-type="float" office:value="48.150939852442">
                <text:p>48.150939852442</text:p>
              </table:table-cell>
              <table:table-cell office:value-type="float" office:value="43.92718477564">
                <text:p>43.92718477564</text:p>
              </table:table-cell>
              <table:table-cell office:value-type="float" office:value="38.147122758625">
                <text:p>38.147122758625</text:p>
              </table:table-cell>
              <table:table-cell office:value-type="float" office:value="31.495008949359">
                <text:p>31.495008949359</text:p>
              </table:table-cell>
              <table:table-cell office:value-type="float" office:value="24.227870676048">
                <text:p>24.227870676048</text:p>
              </table:table-cell>
              <table:table-cell office:value-type="float" office:value="16.536332542559">
                <text:p>16.536332542559</text:p>
              </table:table-cell>
              <table:table-cell office:value-type="float" office:value="8.602938141581">
                <text:p>8.602938141581</text:p>
              </table:table-cell>
              <table:table-cell office:value-type="float" office:value="0.614007306843">
                <text:p>0.614007306843</text:p>
              </table:table-cell>
              <table:table-cell office:value-type="float" office:value="-7.246281550208">
                <text:p>-7.246281550208</text:p>
              </table:table-cell>
              <table:table-cell office:value-type="float" office:value="-14.806498531372">
                <text:p>-14.806498531372</text:p>
              </table:table-cell>
              <table:table-cell office:value-type="float" office:value="-21.923597451987">
                <text:p>-21.923597451987</text:p>
              </table:table-cell>
              <table:table-cell office:value-type="float" office:value="-28.516743470911">
                <text:p>-28.516743470911</text:p>
              </table:table-cell>
              <table:table-cell office:value-type="float" office:value="-34.619110291834">
                <text:p>-34.619110291834</text:p>
              </table:table-cell>
              <table:table-cell office:value-type="float" office:value="-40.401794210541">
                <text:p>-40.401794210541</text:p>
              </table:table-cell>
              <table:table-cell office:value-type="float" office:value="-46.103138281039">
                <text:p>-46.103138281039</text:p>
              </table:table-cell>
              <table:table-cell office:value-type="float" office:value="-51.829310909385">
                <text:p>-51.829310909385</text:p>
              </table:table-cell>
              <table:table-cell office:value-type="float" office:value="-57.307828695377">
                <text:p>-57.307828695377</text:p>
              </table:table-cell>
              <table:table-cell office:value-type="float" office:value="-61.955500607191">
                <text:p>-61.955500607191</text:p>
              </table:table-cell>
              <table:table-cell office:value-type="float" office:value="-65.417297415392">
                <text:p>-65.417297415392</text:p>
              </table:table-cell>
              <table:table-cell office:value-type="float" office:value="-67.812465245152">
                <text:p>-67.812465245152</text:p>
              </table:table-cell>
              <table:table-cell office:value-type="float" office:value="-69.442409288776">
                <text:p>-69.442409288776</text:p>
              </table:table-cell>
              <table:table-cell office:value-type="float" office:value="-70.560968169655">
                <text:p>-70.560968169655</text:p>
              </table:table-cell>
              <table:table-cell office:value-type="float" office:value="-71.339231341054">
                <text:p>-71.339231341054</text:p>
              </table:table-cell>
              <table:table-cell office:value-type="float" office:value="-71.8876086357">
                <text:p>-71.8876086357</text:p>
              </table:table-cell>
              <table:table-cell office:value-type="float" office:value="-72.277664885554">
                <text:p>-72.277664885554</text:p>
              </table:table-cell>
              <table:table-cell office:value-type="float" office:value="-72.556528599019">
                <text:p>-72.556528599019</text:p>
              </table:table-cell>
              <table:table-cell office:value-type="float" office:value="-72.755805860448">
                <text:p>-72.755805860448</text:p>
              </table:table-cell>
              <table:table-cell office:value-type="float" office:value="-72.897081442138">
                <text:p>-72.897081442138</text:p>
              </table:table-cell>
              <table:table-cell office:value-type="float" office:value="-72.9953562927">
                <text:p>-72.9953562927</text:p>
              </table:table-cell>
              <table:table-cell office:value-type="float" office:value="-73.061230817177">
                <text:p>-73.061230817177</text:p>
              </table:table-cell>
              <table:table-cell office:value-type="float" office:value="-73.102315326009">
                <text:p>-73.102315326009</text:p>
              </table:table-cell>
              <table:table-cell office:value-type="float" office:value="-73.124156507526">
                <text:p>-73.124156507526</text:p>
              </table:table-cell>
              <table:table-cell office:value-type="float" office:value="-73.130855762022">
                <text:p>-73.130855762022</text:p>
              </table:table-cell>
              <table:table-cell office:value-type="float" office:value="-73.125488156704">
                <text:p>-73.125488156704</text:p>
              </table:table-cell>
              <table:table-cell office:value-type="float" office:value="-73.110390361469">
                <text:p>-73.110390361469</text:p>
              </table:table-cell>
              <table:table-cell office:value-type="float" office:value="-73.08736121082">
                <text:p>-73.08736121082</text:p>
              </table:table-cell>
              <table:table-cell office:value-type="float" office:value="-73.057803179904">
                <text:p>-73.057803179904</text:p>
              </table:table-cell>
              <table:table-cell office:value-type="float" office:value="-73.022823373812">
                <text:p>-73.022823373812</text:p>
              </table:table-cell>
              <table:table-cell office:value-type="float" office:value="-72.983306426695">
                <text:p>-72.983306426695</text:p>
              </table:table-cell>
              <table:table-cell office:value-type="float" office:value="-72.939967680912">
                <text:p>-72.939967680912</text:p>
              </table:table-cell>
              <table:table-cell office:value-type="float" office:value="-72.893392367597">
                <text:p>-72.893392367597</text:p>
              </table:table-cell>
              <table:table-cell office:value-type="float" office:value="-72.844064745352">
                <text:p>-72.844064745352</text:p>
              </table:table-cell>
              <table:table-cell office:value-type="float" office:value="-72.792389963846">
                <text:p>-72.792389963846</text:p>
              </table:table-cell>
              <table:table-cell office:value-type="float" office:value="-72.738710607368">
                <text:p>-72.738710607368</text:p>
              </table:table-cell>
              <table:table-cell office:value-type="float" office:value="-72.683319313679">
                <text:p>-72.683319313679</text:p>
              </table:table-cell>
              <table:table-cell office:value-type="float" office:value="-72.626468473466">
                <text:p>-72.626468473466</text:p>
              </table:table-cell>
              <table:table-cell office:value-type="float" office:value="-72.568377741158">
                <text:p>-72.568377741158</text:p>
              </table:table-cell>
              <table:table-cell office:value-type="float" office:value="-72.509239892856">
                <text:p>-72.509239892856</text:p>
              </table:table-cell>
              <table:table-cell office:value-type="float" office:value="-72.449225427288">
                <text:p>-72.449225427288</text:p>
              </table:table-cell>
              <table:table-cell office:value-type="float" office:value="-72.388486204585">
                <text:p>-72.388486204585</text:p>
              </table:table-cell>
              <table:table-cell office:value-type="float" office:value="-72.32715834396">
                <text:p>-72.32715834396</text:p>
              </table:table-cell>
              <table:table-cell office:value-type="float" office:value="-72.265364547195">
                <text:p>-72.265364547195</text:p>
              </table:table-cell>
              <table:table-cell office:value-type="float" office:value="-72.203215974752">
                <text:p>-72.203215974752</text:p>
              </table:table-cell>
              <table:table-cell office:value-type="float" office:value="-72.140813771437">
                <text:p>-72.140813771437</text:p>
              </table:table-cell>
              <table:table-cell office:value-type="float" office:value="-72.078250316088">
                <text:p>-72.078250316088</text:p>
              </table:table-cell>
              <table:table-cell office:value-type="float" office:value="-72.015610252865">
                <text:p>-72.015610252865</text:p>
              </table:table-cell>
              <table:table-cell office:value-type="float" office:value="-71.952971348788">
                <text:p>-71.952971348788</text:p>
              </table:table-cell>
              <table:table-cell office:value-type="float" office:value="-71.890405212396">
                <text:p>-71.890405212396</text:p>
              </table:table-cell>
              <table:table-cell office:value-type="float" office:value="-71.827977900815">
                <text:p>-71.827977900815</text:p>
              </table:table-cell>
              <table:table-cell office:value-type="float" office:value="-71.765750436697">
                <text:p>-71.765750436697</text:p>
              </table:table-cell>
              <table:table-cell office:value-type="float" office:value="-71.703779251993">
                <text:p>-71.703779251993</text:p>
              </table:table-cell>
              <table:table-cell office:value-type="float" office:value="-71.642116571975">
                <text:p>-71.642116571975</text:p>
              </table:table-cell>
              <table:table-cell office:value-type="float" office:value="-71.580810750215">
                <text:p>-71.580810750215</text:p>
              </table:table-cell>
              <table:table-cell office:value-type="float" office:value="-71.519906563015">
                <text:p>-71.519906563015</text:p>
              </table:table-cell>
              <table:table-cell office:value-type="float" office:value="-71.459445470144">
                <text:p>-71.459445470144</text:p>
              </table:table-cell>
              <table:table-cell office:value-type="float" office:value="-71.399465847348">
                <text:p>-71.399465847348</text:p>
              </table:table-cell>
              <table:table-cell office:value-type="float" office:value="-71.340003195061">
                <text:p>-71.340003195061</text:p>
              </table:table-cell>
              <table:table-cell office:value-type="float" office:value="-71.281090326907">
                <text:p>-71.281090326907</text:p>
              </table:table-cell>
              <table:table-cell office:value-type="float" office:value="-71.222757540884">
                <text:p>-71.222757540884</text:p>
              </table:table-cell>
              <table:table-cell office:value-type="float" office:value="-71.16503277563">
                <text:p>-71.16503277563</text:p>
              </table:table-cell>
              <table:table-cell office:value-type="float" office:value="-71.107941753689">
                <text:p>-71.107941753689</text:p>
              </table:table-cell>
              <table:table-cell office:value-type="float" office:value="-71.051508113404">
                <text:p>-71.051508113404</text:p>
              </table:table-cell>
              <table:table-cell office:value-type="float" office:value="-70.995753530759">
                <text:p>-70.995753530759</text:p>
              </table:table-cell>
              <table:table-cell office:value-type="float" office:value="-70.940697832273">
                <text:p>-70.940697832273</text:p>
              </table:table-cell>
              <table:table-cell office:value-type="float" office:value="-70.886359099883">
                <text:p>-70.886359099883</text:p>
              </table:table-cell>
              <table:table-cell office:value-type="float" office:value="-70.832753768607">
                <text:p>-70.832753768607</text:p>
              </table:table-cell>
              <table:table-cell office:value-type="float" office:value="-70.779896717648">
                <text:p>-70.779896717648</text:p>
              </table:table-cell>
              <table:table-cell office:value-type="float" office:value="-29.675961038145">
                <text:p>-29.675961038145</text:p>
              </table:table-cell>
              <table:table-cell office:value-type="float" office:value="11.726165747512">
                <text:p>11.726165747512</text:p>
              </table:table-cell>
              <table:table-cell office:value-type="float" office:value="47.823649356639">
                <text:p>47.823649356639</text:p>
              </table:table-cell>
              <table:table-cell office:value-type="float" office:value="46.334508597346">
                <text:p>46.334508597346</text:p>
              </table:table-cell>
              <table:table-cell office:value-type="float" office:value="41.163188643078">
                <text:p>41.163188643078</text:p>
              </table:table-cell>
              <table:table-cell office:value-type="float" office:value="34.904329275637">
                <text:p>34.904329275637</text:p>
              </table:table-cell>
              <table:table-cell office:value-type="float" office:value="27.917539968986">
                <text:p>27.917539968986</text:p>
              </table:table-cell>
              <table:table-cell office:value-type="float" office:value="20.414278615164">
                <text:p>20.414278615164</text:p>
              </table:table-cell>
              <table:table-cell office:value-type="float" office:value="12.57782007133">
                <text:p>12.57782007133</text:p>
              </table:table-cell>
              <table:table-cell office:value-type="float" office:value="4.592700630304">
                <text:p>4.592700630304</text:p>
              </table:table-cell>
              <table:table-cell office:value-type="float" office:value="-3.354603739385">
                <text:p>-3.354603739385</text:p>
              </table:table-cell>
              <table:table-cell office:value-type="float" office:value="-11.084866929776">
                <text:p>-11.084866929776</text:p>
              </table:table-cell>
              <table:table-cell office:value-type="float" office:value="-18.438165408553">
                <text:p>-18.438165408553</text:p>
              </table:table-cell>
              <table:table-cell office:value-type="float" office:value="-25.296839673706">
                <text:p>-25.296839673706</text:p>
              </table:table-cell>
              <table:table-cell office:value-type="float" office:value="-31.630893785138">
                <text:p>-31.630893785138</text:p>
              </table:table-cell>
              <table:table-cell office:value-type="float" office:value="-37.544235757028">
                <text:p>-37.544235757028</text:p>
              </table:table-cell>
              <table:table-cell office:value-type="float" office:value="-43.258428945264">
                <text:p>-43.258428945264</text:p>
              </table:table-cell>
              <table:table-cell office:value-type="float" office:value="-48.977973277778">
                <text:p>-48.977973277778</text:p>
              </table:table-cell>
              <table:table-cell office:value-type="float" office:value="-54.642068098003">
                <text:p>-54.642068098003</text:p>
              </table:table-cell>
              <table:table-cell office:value-type="float" office:value="-59.776694570516">
                <text:p>-59.776694570516</text:p>
              </table:table-cell>
              <table:table-cell office:value-type="float" office:value="-63.840994638541">
                <text:p>-63.840994638541</text:p>
              </table:table-cell>
              <table:table-cell office:value-type="float" office:value="-66.733094293563">
                <text:p>-66.733094293563</text:p>
              </table:table-cell>
              <table:table-cell office:value-type="float" office:value="-68.707452717231">
                <text:p>-68.707452717231</text:p>
              </table:table-cell>
              <table:table-cell office:value-type="float" office:value="-70.054744855524">
                <text:p>-70.054744855524</text:p>
              </table:table-cell>
              <table:table-cell office:value-type="float" office:value="-70.985666264934">
                <text:p>-70.98566626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reshold Voltage (mV)</text:p>
                <draw:g>
                  <svg:desc>agent0_NNMembraneVoltageTrace9122281.A6:agent0_NNMembraneVoltageTrace9122281.A6</svg:desc>
                </draw:g>
              </table:table-cell>
              <table:table-cell office:value-type="float" office:value="-55">
                <text:p>-55</text:p>
                <draw:g>
                  <svg:desc>agent0_NNMembraneVoltageTrace9122281.B6:agent0_NNMembraneVoltageTrace9122281.AMJ6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" draw:style="rect" draw:dots1="1" draw:dots1-length="300%" draw:distance="100%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</office:styles>
</office:document-styles>
</file>